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itstream Vera Sans2" svg:font-family="'Bitstream Vera Sans'" style:font-pitch="variable"/>
    <style:font-face style:name="Gothic" svg:font-family="Gothic" style:font-pitch="variable"/>
    <style:font-face style:name="Mincho" svg:font-family="Mincho" style:font-pitch="variable"/>
    <style:font-face style:name="Tahoma" svg:font-family="Tahoma" style:font-pitch="variable"/>
    <style:font-face style:name="Bitstream Vera Sans1" svg:font-family="'Bitstream Vera Sans'" style:font-family-generic="roman"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referred_5f_addresses" style:display-name="Preferred_addresses" style:family="table">
      <style:table-properties style:width="6.925in" table:align="margins" style:shadow="none"/>
    </style:style>
    <style:style style:name="Preferred_5f_addresses.A" style:display-name="Preferred_addresses.A" style:family="table-column">
      <style:table-column-properties style:column-width="1.7313in" style:rel-column-width="16383*"/>
    </style:style>
    <style:style style:name="Preferred_5f_addresses.A1" style:display-name="Preferred_addresses.A1" style:family="table-cell">
      <style:table-cell-properties fo:padding="0.0382in" fo:border-left="0.0007in solid #000000" fo:border-right="none" fo:border-top="0.0007in solid #000000" fo:border-bottom="0.0007in solid #000000"/>
    </style:style>
    <style:style style:name="Preferred_5f_addresses.D1" style:display-name="Preferred_addresses.D1" style:family="table-cell">
      <style:table-cell-properties fo:padding="0.0382in" fo:border="0.0007in solid #000000"/>
    </style:style>
    <style:style style:name="Preferred_5f_addresses.A2" style:display-name="Preferred_addresses.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Preferred_5f_addresses.B2" style:display-name="Preferred_addresses.B2" style:family="table-cell">
      <style:table-cell-properties fo:background-color="transparent" fo:padding="0.0382in" fo:border-left="0.0007in solid #000000" fo:border-right="none" fo:border-top="none" fo:border-bottom="0.0007in solid #000000">
        <style:background-image/>
      </style:table-cell-properties>
    </style:style>
    <style:style style:name="Preferred_5f_addresses.C2" style:display-name="Preferred_addresses.C2" style:family="table-cell">
      <style:table-cell-properties fo:padding="0.0382in" fo:border-left="0.0007in solid #000000" fo:border-right="none" fo:border-top="none" fo:border-bottom="0.0007in solid #000000"/>
    </style:style>
    <style:style style:name="Preferred_5f_addresses.D2" style:display-name="Preferred_addresses.D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hadow="none"/>
    </style:style>
    <style:style style:name="Table1.A" style:family="table-column">
      <style:table-column-properties style:column-width="1.7313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B2" style:family="table-cell">
      <style:table-cell-properties fo:background-color="transparent" fo:padding="0.0382in" fo:border-left="0.0007in solid #000000" fo:border-right="none" fo:border-top="none" fo:border-bottom="0.0007in solid #000000">
        <style:background-image/>
      </style:table-cell-properties>
    </style:style>
    <style:style style:name="Table1.C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style style:name="P2" style:family="paragraph" style:parent-style-name="Text_20_body" style:list-style-name="L1">
      <style:paragraph-properties fo:margin-left="-0.4925in" fo:margin-right="0in" fo:text-indent="0in" style:auto-text-indent="false"/>
    </style:style>
    <style:style style:name="P3" style:family="paragraph" style:parent-style-name="Text_20_body">
      <style:paragraph-properties fo:margin-left="-0.4925in" fo:margin-right="0in" fo:text-align="start" style:justify-single-word="false" fo:text-indent="0in" style:auto-text-indent="false"/>
    </style:style>
    <style:style style:name="P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1"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5" style:family="paragraph">
      <style:paragraph-properties fo:margin-left="0in" fo:margin-right="0in" fo:margin-top="0in" fo:margin-bottom="0in" fo:line-height="100%" text:enable-numbering="false" fo:text-indent="0in"/>
    </style:style>
    <style:style style:name="P6"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Bitstream Vera Sans1"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7" style:family="paragraph">
      <style:paragraph-properties fo:margin-left="0in" fo:margin-right="0in" fo:margin-top="0in" fo:margin-bottom="0in" fo:line-height="100%" fo:text-align="center" text:enable-numbering="false" fo:text-indent="0in"/>
    </style:style>
    <style:style style:name="P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1" fo:font-size="14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9" style:family="paragraph" style:parent-style-name="Text_20_body">
      <style:paragraph-properties fo:margin-left="0in" fo:margin-right="0in" fo:text-align="start" style:justify-single-word="false" fo:text-indent="0in" style:auto-text-indent="false"/>
    </style:style>
    <style:style style:name="P1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1" fo:font-size="15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1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Bitstream Vera Sans1" fo:font-size="14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style:parent-style-name="Text_20_body">
      <style:text-properties fo:font-size="16pt" fo:font-weight="bold" style:font-size-asian="16pt" style:font-weight-asian="bold" style:font-size-complex="16pt" style:font-weight-complex="bold"/>
    </style:style>
    <style:style style:name="P1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Bitstream Vera Sans1" fo:font-size="16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14" style:family="paragraph" style:parent-style-name="Text_20_body">
      <style:paragraph-properties fo:margin-left="-0.4925in" fo:margin-right="0in" fo:text-indent="0in" style:auto-text-indent="false"/>
    </style:style>
    <style:style style:name="P15" style:family="paragraph" style:parent-style-name="Text_20_body" style:list-style-name="L2">
      <style:paragraph-properties fo:margin-left="-0.4925in" fo:margin-right="0in" fo:text-indent="0in" style:auto-text-indent="false"/>
    </style:style>
    <style:style style:name="P16" style:family="paragraph" style:parent-style-name="Text_20_body" style:list-style-name="L2"/>
    <style:style style:name="P17" style:family="paragraph" style:parent-style-name="Text_20_body">
      <style:text-properties fo:font-size="18pt" fo:font-weight="bold" style:font-size-asian="18pt" style:font-weight-asian="bold" style:font-size-complex="18pt" style:font-weight-complex="bold"/>
    </style:style>
    <style:style style:name="P1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Bitstream Vera Sans1" fo:font-size="12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paragraph-properties fo:text-align="start" style:justify-single-word="false"/>
    </style:style>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font-weight="bold" style:font-weight-asian="bold" style:font-weight-complex="bold"/>
    </style:style>
    <style:style style:name="T1" style:family="text">
      <style:text-properties style:use-window-font-color="true" style:text-outline="false" style:text-line-through-style="none" style:font-name="Bitstream Vera Sans1" fo:font-size="18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2" style:family="text">
      <style:text-properties style:use-window-font-color="true" style:text-outline="false" style:text-line-through-style="none" style:font-name="Bitstream Vera Sans1" fo:font-size="14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3" style:family="text">
      <style:text-properties style:use-window-font-color="true" style:text-outline="false" style:text-line-through-style="none" style:font-name="Bitstream Vera Sans1" fo:font-size="15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4" style:family="text">
      <style:text-properties style:use-window-font-color="true" style:text-outline="false" style:text-line-through-style="none" style:font-name="Bitstream Vera Sans1" fo:font-size="16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5" style:family="text">
      <style:text-properties style:use-window-font-color="true" style:text-outline="false" style:text-line-through-style="none" style:font-name="Bitstream Vera Sans1" fo:font-size="12pt" fo:font-style="normal" fo:text-shadow="none" style:text-underline-style="none" fo:font-weight="normal" style:font-name-asian="Gothic" style:font-size-asian="18pt" style:font-style-asian="normal" style:font-weight-asian="normal" style:font-name-complex="Tahoma" style:font-size-complex="18pt" style:font-style-complex="normal" style:font-weight-complex="normal" style:text-emphasize="none" style:font-relief="none"/>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text:style-name="Numbering_20_Symbols" style:num-suffix=")" style:num-format="i" text:start-value="100">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7da647"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66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00ae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47b8b8"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00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ff99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cc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3deb3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23b8d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style:run-through="foreground" style:wrap="run-through" style:number-wrapped-paragraphs="no-limit" style:vertical-pos="from-top" style:vertical-rel="paragraph" style:horizontal-pos="from-left" style:horizontal-rel="paragraph"/>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3deb3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 draw:marker-end-width="0.1181in" draw:marker-end-center="false" draw:fill="solid" draw:fill-color="#3deb3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000000" draw:marker-start="" draw:marker-start-width="0.1181in" draw:marker-start-center="false" draw:marker-end="" draw:marker-end-width="0.1181in" draw:marker-end-center="false" draw:fill="solid" draw:fill-color="#3deb3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in" svg:stroke-color="#000000" draw:marker-start="" draw:marker-start-width="0.1181in" draw:marker-start-center="false" draw:marker-end="" draw:marker-end-width="0.1181in" draw:marker-end-center="false" draw:fill="solid" draw:fill-color="#3deb3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3deb3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svg:stroke-width="0in" svg:stroke-color="#000000" draw:marker-start="" draw:marker-start-width="0.1181in" draw:marker-start-center="false" draw:marker-end="" draw:marker-end-width="0.1181in" draw:marker-end-center="false" draw:fill="solid" draw:fill-color="#3deb3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6" style:family="graphic">
      <style:graphic-properties draw:stroke="solid" svg:stroke-width="0in" svg:stroke-color="#000000" draw:marker-start="" draw:marker-start-width="0.1181in" draw:marker-start-center="false" draw:marker-end="" draw:marker-end-width="0.1181in" draw:marker-end-center="false" draw:fill="solid" draw:fill-color="#3deb3d"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none" svg:stroke-width="0in" svg:stroke-color="#000000" draw:marker-start="" draw:marker-start-width="0.1181in" draw:marker-start-center="false" draw:marker-end="" draw:marker-end-width="0.1181in" draw:marker-end-center="false" draw:fill="none" draw:fill-color="#99ccff" fo:min-height="0.1957in"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3"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ta Structures</text:h>
      <text:p text:style-name="Text_20_body">There are several main data structures used throughout the SCTP stack. This section will document the main structures and where they are used. </text:p>
      <text:p text:style-name="Text_20_body">struct sctp_epinfo – This structure is the fundamental link for all SCTP reference in the system. There is one instance of this structure established at system startup and this one instance is the “anchor” that all SCTP calls go to to find information about endpoints and tcb's. The well known instance name of this structure is sctppcbinfo. This is a global definition that can be used from a debugger. The structure holds three sets of information:</text:p>
      <text:list text:style-name="L1">
        <text:list-item>
          <text:p text:style-name="P1">Hash tables and lists for reference and lookup</text:p>
        </text:list-item>
        <text:list-item>
          <text:p text:style-name="P1">zone buffer management base structures and utilization counts.</text:p>
        </text:list-item>
        <text:list-item>
          <text:p text:style-name="P1">Global locks for, ep access, iterator, iterator work queue, address update and finally any global counter locks.</text:p>
          <text:p text:style-name="P2">Note that not all information is the same on all platforms and this structure is highly ifdef'd on a per platform basis.</text:p>
        </text:list-item>
      </text:list>
      <text:p text:style-name="P3"><draw:g text:anchor-type="paragraph" draw:z-index="0" draw:style-name="gr1"><draw:rect draw:style-name="gr2" draw:text-style-name="P4" svg:width="3.0004in" svg:height="3.2504in" svg:x="0.2756in" svg:y="0.1839in"><text:p/></draw:rect><draw:line draw:style-name="gr3" draw:text-style-name="P4" svg:x1="3.2756in" svg:y1="0.9339in" svg:x2="4.5256in" svg:y2="0.9339in"><text:p/></draw:line><draw:line draw:style-name="gr3" draw:text-style-name="P4" svg:x1="3.2756in" svg:y1="0.4339in" svg:x2="4.5256in" svg:y2="0.4339in"><text:p/></draw:line><draw:frame draw:style-name="gr4" draw:text-style-name="P6" svg:width="1.8862in" svg:height="0.6831in" svg:x="4.5256in" svg:y="0.2547in"><draw:text-box><text:p text:style-name="P5"><text:span text:style-name="T1">Hash tables &amp;</text:span></text:p><text:p text:style-name="P5"><text:span text:style-name="T1">Lists.</text:span></text:p></draw:text-box></draw:frame><draw:rect draw:style-name="gr5" draw:text-style-name="P8" svg:width="1.5004in" svg:height="0.7504in" svg:x="0.2756in" svg:y="1.4339in"><text:p text:style-name="P7"><text:span text:style-name="T2">locks/mtx</text:span></text:p></draw:rect><draw:rect draw:style-name="gr6" draw:text-style-name="P8" svg:width="2.7504in" svg:height="0.7504in" svg:x="0.2756in" svg:y="2.1839in"><text:p text:style-name="P7"><text:span text:style-name="T2">Memory Mngt Resources</text:span></text:p></draw:rect><draw:frame draw:style-name="gr4" draw:text-style-name="P6" svg:width="1.7717in" svg:height="0.3913in" svg:x="0.7756in" svg:y="0.5449in"><draw:text-box><text:p text:style-name="P5"><text:span text:style-name="T1">sctpppcbinfo</text:span></text:p></draw:text-box></draw:frame></draw:g><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struct sctp_inpcb – This is the main endpoint structure. Each socket that is opened has associated with it one sctp_inpcb. The endpoint itself may have none, one or more associations. For historical reasons and compatibility with the BSD socket infrastructure we maintain an aligned inpcb structure at the beginning of this structure. We used inside the inpcb the port number via a macro and possibly some flags used by the stack for some tos and v6 operations. </text:p>
      <text:p text:style-name="P9">Inside this structure is the readqueue, this takes the place of the socket buffer so_rcv queue since SCTP's specialized needs dictates that it have its own read queue. Also in this structure are various links for the hash tables and lists maintained from the global pointer structures in the sctppcbinfo. Also contained in this structure is the inp mutex, which is the mutex for access can changing most fields in the sctp_inpcb structure. Also is the read_inp mutex, which is the reader mutex used for exclusive access to the readqueue and the create mutex which is used for association creation. There is also a per pcb data structure used to track random values and other sundry information. Plus a various vrf structures for both M-VRF and regular VRF (aka the default vrf and list of vrfs that this endpoint belongs to). Also tucked in this structure is the head of the list of all associations that this endpoint owns. Note that for one-2-one sockets this will have 0 or 1 associations. For the one-2-many model we can have 0-N associations, where N is only limited by system configuration limits as to how many associations can be created. Note also that in most instances the list is only <text:s/>used as a master cleanup, hashing is used to generally access the tcb's themselves.</text:p>
      <text:p text:style-name="P9"><draw:g text:anchor-type="paragraph" draw:z-index="1" draw:style-name="gr1"><draw:rect draw:style-name="gr2" draw:text-style-name="P4" svg:width="3.0004in" svg:height="3.7504in" svg:x="0.0146in" svg:y="0.0835in"><text:p/></draw:rect><draw:frame draw:style-name="gr4" draw:text-style-name="P6" svg:width="1.5114in" svg:height="0.3913in" svg:x="0.7602in" svg:y="0.3335in"><draw:text-box><text:p text:style-name="P5"><text:span text:style-name="T1">sctp_inpcb</text:span></text:p></draw:text-box></draw:frame><draw:rect draw:style-name="gr5" draw:text-style-name="P8" svg:width="1.5004in" svg:height="0.7504in" svg:x="0.0264in" svg:y="1.1114in"><text:p text:style-name="P7"><text:span text:style-name="T2">locks/mtx</text:span></text:p></draw:rect><draw:line draw:style-name="gr3" draw:text-style-name="P4" svg:x1="3.0146in" svg:y1="0.3335in" svg:x2="4.2646in" svg:y2="0.3335in"><text:p/></draw:line><draw:frame draw:style-name="gr4" draw:text-style-name="P6" svg:width="1.2094in" svg:height="0.3913in" svg:x="4.2953in" svg:y="0.1945in"><draw:text-box><text:p text:style-name="P5"><text:span text:style-name="T1">Asoc list</text:span></text:p></draw:text-box></draw:frame><draw:rect draw:style-name="gr7" draw:text-style-name="P4" svg:width="1.5004in" svg:height="0.7504in" svg:x="0.0146in" svg:y="1.8335in"><text:p text:style-name="P7"><text:span text:style-name="T1">sctp_ep</text:span></text:p></draw:rect><draw:rect draw:style-name="gr8" draw:text-style-name="P4" svg:width="3.0004in" svg:height="0.5004in" svg:x="0.0146in" svg:y="2.5835in"><text:p text:style-name="P7"><text:span text:style-name="T1">Misc other ep info</text:span></text:p></draw:rect><draw:frame draw:style-name="gr4" draw:text-style-name="P6" svg:width="1.0843in" svg:height="0.3913in" svg:x="1.0146in" svg:y="3.1945in"><draw:text-box><text:p text:style-name="P5"><text:span text:style-name="T1">Vrf info</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ruct sctp_pcb exists inside the sctp_inpcb and is used to hold various default and other timer information. Other random values such as the authentication secret's and the cookie secrets are also held within this structure. Plus a random store for general use by the endpoint. I will include no picture of this structure since it really is just a blob of data referenced by the endpoint usually at the beginning of an association (for the default timer values and such) and also for when the defaults are changed on an endpoint level.</text:p>
      <text:p text:style-name="P9"/>
      <text:p text:style-name="P9">struct sctp_vrf – This structure is the foundation for all address lookups. We keep our own list of addresses and maintain them as addresses are added and deleted. For OS's that are non-vrf aware, i.e. They do not support multple vrf's then there is only one, the default, available. For other OS's that support multiple vrf's we have multiple of these each with its own set of addresses.</text:p>
      <text:p text:style-name="P9"><draw:g text:anchor-type="paragraph" draw:z-index="2" draw:style-name="gr1"><draw:rect draw:style-name="gr8" draw:text-style-name="P4" svg:width="2.2504in" svg:height="2.5004in" svg:x="0.0417in" svg:y="0.0835in"><text:p text:style-name="P7"><text:span text:style-name="T1">sctp_vrf</text:span></text:p></draw:rect><draw:line draw:style-name="gr3" draw:text-style-name="P4" svg:x1="2.2917in" svg:y1="0.3335in" svg:x2="3.5417in" svg:y2="0.3335in"><text:p/></draw:line><draw:frame draw:style-name="gr4" draw:text-style-name="P6" svg:width="1.824in" svg:height="0.3913in" svg:x="3.7126in" svg:y="0.1945in"><draw:text-box><text:p text:style-name="P5"><text:span text:style-name="T1">Vrf Hash Link</text:span></text:p></draw:text-box></draw:frame><draw:line draw:style-name="gr3" draw:text-style-name="P4" svg:x1="1.0417in" svg:y1="2.5835in" svg:x2="1.0417in" svg:y2="3.3335in"><text:p/></draw:line><draw:frame draw:style-name="gr4" draw:text-style-name="P6" svg:width="1.5012in" svg:height="0.3913in" svg:x="0.2661in" svg:y="3.3335in"><draw:text-box><text:p text:style-name="P5"><text:span text:style-name="T1">List of ifn's</text:span></text:p></draw:text-box></draw:frame><draw:frame draw:style-name="gr4" draw:text-style-name="P6" svg:width="2.4177in" svg:height="0.3913in" svg:x="3.3374in" svg:y="1.8335in"><draw:text-box><text:p text:style-name="P5"><text:span text:style-name="T1">Hash of addresses</text:span></text:p></draw:text-box></draw:frame><draw:line draw:style-name="gr3" draw:text-style-name="P4" svg:x1="2.2917in" svg:y1="1.8335in" svg:x2="3.2917in" svg:y2="1.8335in"><text:p/></draw:line><draw:line draw:style-name="gr3" draw:text-style-name="P4" svg:x1="2.2917in" svg:y1="2.0835in" svg:x2="3.2917in" svg:y2="2.0835in"><text:p/></draw:lin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ruct sctp_ifn – This structure tracks the actual interfaces that are associated with a set of addresses. There may be multiple ifn's that are the same but in different VRF's. The structure itself holds a list of addresses that are attached, a back-pointer to the VRF, the name of this interface, a void pointer to the O/S specific real ifn, and some type and bookkeeping information used for reference counting.</text:p>
      <text:p text:style-name="P9"><draw:g text:anchor-type="paragraph" draw:z-index="3" draw:style-name="gr1"><draw:rect draw:style-name="gr8" draw:text-style-name="P4" svg:width="2.2504in" svg:height="2.0004in" svg:x="0.0134in" svg:y="0.8335in"><text:p text:style-name="P7"><text:span text:style-name="T1">sctp_ifn</text:span></text:p></draw:rect><draw:rect draw:style-name="gr9" draw:text-style-name="P4" svg:width="1.7504in" svg:height="0.5004in" svg:x="0.2634in" svg:y="2.3335in"><text:p text:style-name="P7"><text:span text:style-name="T1">Bookkeeping</text:span></text:p></draw:rect><draw:line draw:style-name="gr3" draw:text-style-name="P4" svg:x1="2.2634in" svg:y1="1.2528in" svg:x2="3.5134in" svg:y2="1.2528in"><text:p/></draw:line><draw:frame draw:style-name="gr4" draw:text-style-name="P6" svg:width="1.0114in" svg:height="0.3913in" svg:x="3.5134in" svg:y="1.0028in"><draw:text-box><text:p text:style-name="P5"><text:span text:style-name="T1">Ifn List</text:span></text:p></draw:text-box></draw:frame><draw:line draw:style-name="gr3" draw:text-style-name="P4" svg:x1="0.5134in" svg:y1="0.8335in" svg:x2="0.5134in" svg:y2="0.0835in"><text:p/></draw:line><draw:frame draw:style-name="gr4" draw:text-style-name="P6" svg:width="2.2094in" svg:height="0.3913in" svg:x="0.7634in" svg:y="0.0835in"><draw:text-box><text:p text:style-name="P5"><text:span text:style-name="T1">VRF backpointer</text:span></text:p></draw:text-box></draw:frame><draw:line draw:style-name="gr3" draw:text-style-name="P4" svg:x1="1.5134in" svg:y1="2.8335in" svg:x2="1.5134in" svg:y2="3.3335in"><text:p/></draw:line><draw:frame draw:style-name="gr4" draw:text-style-name="P6" svg:width="1.4906in" svg:height="0.3913in" svg:x="0.7634in" svg:y="3.4445in"><draw:text-box><text:p text:style-name="P5"><text:span text:style-name="T1">List of ifa's</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ruct sctp_ifa – This is the actual address structure used to hold the local address information. Also included is boolean uin8_t's to help in source address selection, reference counting data and various pointers for the hash and list of this structure.</text:p>
      <text:p text:style-name="P9"><draw:g text:anchor-type="paragraph" draw:z-index="4" draw:style-name="gr1"><draw:rect draw:style-name="gr8" draw:text-style-name="P4" svg:width="2.2504in" svg:height="1.7504in" svg:x="0.0374in" svg:y="0.0835in"><text:p text:style-name="P7"><text:span text:style-name="T1">sctp_ifa</text:span></text:p></draw:rect><draw:line draw:style-name="gr3" draw:text-style-name="P4" svg:x1="2.2874in" svg:y1="0.3335in" svg:x2="3.2874in" svg:y2="0.3335in"><text:p/></draw:line><draw:line draw:style-name="gr3" draw:text-style-name="P4" svg:x1="2.2874in" svg:y1="1.5835in" svg:x2="3.2874in" svg:y2="1.5835in"><text:p/></draw:line><draw:frame draw:style-name="gr4" draw:text-style-name="P6" svg:width="2.3551in" svg:height="0.3913in" svg:x="3.2874in" svg:y="1.3335in"><draw:text-box><text:p text:style-name="P5"><text:span text:style-name="T1">List of ifa's per ifn</text:span></text:p></draw:text-box></draw:frame><draw:frame draw:style-name="gr4" draw:text-style-name="P6" svg:width="2.7717in" svg:height="0.3913in" svg:x="3.2465in" svg:y="0.0835in"><draw:text-box><text:p text:style-name="P5"><text:span text:style-name="T1">Hash bucket from vrf</text:span></text:p></draw:text-box></draw:frame><draw:rect draw:style-name="gr10" draw:text-style-name="P10" svg:width="2.0004in" svg:height="0.5004in" svg:x="0.0374in" svg:y="1.3335in"><text:p text:style-name="P7"><text:span text:style-name="T3">references</text:span></text:p></draw:rect></draw:g></text:p>
      <text:p text:style-name="P9"/>
      <text:p text:style-name="P9"/>
      <text:p text:style-name="P9"/>
      <text:p text:style-name="P9"/>
      <text:p text:style-name="P9"/>
      <text:p text:style-name="P9"/>
      <text:p text:style-name="P9"/>
      <text:p text:style-name="P9"/>
      <text:p text:style-name="P9"/>
      <text:p text:style-name="P9">struct sctp_laddr – this structure is a “glue” structure used when an endpoint is subset bound to a list of addresses, instead of the global list of addresses for his VRF's. In this case we compose a list of these entries. The other case where this is used is when a new address is being added or deleted. This structure is then used with the asconf/iterator code to track what needs to be done.</text:p>
      <text:p text:style-name="P9"/>
      <text:p text:style-name="P9"><draw:g text:anchor-type="paragraph" draw:z-index="5" draw:style-name="gr1"><draw:rect draw:style-name="gr8" draw:text-style-name="P4" svg:width="2.0004in" svg:height="1.2504in" svg:x="0.0126in" svg:y="0.039in"><text:p text:style-name="P7"><text:span text:style-name="T1">sctp_laddr</text:span></text:p></draw:rect><draw:line draw:style-name="gr3" draw:text-style-name="P4" svg:x1="2.0126in" svg:y1="0.289in" svg:x2="2.7626in" svg:y2="0.289in"><text:p/></draw:line><draw:frame draw:style-name="gr4" draw:text-style-name="P6" svg:width="0.7717in" svg:height="0.3913in" svg:x="2.7626in" svg:y="0.15in"><draw:text-box><text:p text:style-name="P5"><text:span text:style-name="T1">Next</text:span></text:p></draw:text-box></draw:frame><draw:frame draw:style-name="gr11" draw:text-style-name="P6" svg:width="0.1988in" svg:height="0.2976in" svg:x="0.7142in" svg:y="1.039in"><draw:text-box><text:p/></draw:text-box></draw:frame><draw:frame draw:style-name="gr4" draw:text-style-name="P11" svg:width="0.9488in" svg:height="0.3287in" svg:x="0.5598in" svg:y="0.9618in"><draw:text-box><text:p text:style-name="P5"><text:span text:style-name="T2">(action)</text:span></text:p></draw:text-box></draw:frame><draw:line draw:style-name="gr3" draw:text-style-name="P4" svg:x1="2.0126in" svg:y1="0.789in" svg:x2="2.7626in" svg:y2="0.789in"><text:p/></draw:line><draw:frame draw:style-name="gr4" draw:text-style-name="P6" svg:width="1.1362in" svg:height="0.3913in" svg:x="2.7626in" svg:y="0.65in"><draw:text-box><text:p text:style-name="P5"><text:span text:style-name="T1">sctp_ifa</text:span></text:p></draw:text-box></draw:frame></draw:g></text:p>
      <text:p text:style-name="P9"/>
      <text:p text:style-name="P9"/>
      <text:p text:style-name="P9"/>
      <text:p text:style-name="P9"/>
      <text:p text:style-name="P9"/>
      <text:p text:style-name="P9"/>
      <text:p text:style-name="P9">struct sctp_timer – This structure is used to track running timers, which SCTP uses a lot of. It includes an O/S dependent structure (used by the O/S to do the actual callout), various pointers to ep's, tcb's etc, the ticks value of when we started it (for debugging), and where it was stopped from (again more for debugging).</text:p>
      <text:p text:style-name="P9">struct sctp_tcb – This structure holds the base tcb for each sctp association. Most of the per peer information of note is inside the struct sctp_association. <text:s/>This wrapper however holds the locks (base tcb and tcb-send) and various backpointers for ease of use. Also contained on this structure is the hosts network byte order port.</text:p>
      <text:p text:style-name="P9"><draw:g text:anchor-type="paragraph" draw:z-index="7" draw:style-name="gr1"><draw:rect draw:style-name="gr8" draw:text-style-name="P4" svg:width="2.7504in" svg:height="3.6933in" svg:x="0.0311in" svg:y="0.0835in"><text:p text:style-name="P7"><text:span text:style-name="T1">sctp_tcb</text:span></text:p></draw:rect><draw:rect draw:style-name="gr5" draw:text-style-name="P8" svg:width="1.5004in" svg:height="0.7504in" svg:x="0.0311in" svg:y="2.5181in"><text:p text:style-name="P7"><text:span text:style-name="T2">locks/mtx</text:span></text:p></draw:rect><draw:rect draw:style-name="gr9" draw:text-style-name="P4" svg:width="1.7504in" svg:height="0.5004in" svg:x="0.0311in" svg:y="3.2681in"><text:p text:style-name="P7"><text:span text:style-name="T1">Bookkeeping</text:span></text:p></draw:rect><draw:rect draw:style-name="gr12" draw:text-style-name="P4" svg:width="2.2504in" svg:height="1.0004in" svg:x="0.0311in" svg:y="0.0835in"><text:p text:style-name="P7"><text:span text:style-name="T1">sctp_assoc struct</text:span></text:p></draw:rect><draw:line draw:style-name="gr3" draw:text-style-name="P4" svg:x1="2.7811in" svg:y1="0.5835in" svg:x2="3.7811in" svg:y2="0.5835in"><text:p/></draw:line><draw:line draw:style-name="gr3" draw:text-style-name="P4" svg:x1="2.7811in" svg:y1="1.0835in" svg:x2="3.7811in" svg:y2="1.0835in"><text:p/></draw:line><draw:frame draw:style-name="gr4" draw:text-style-name="P6" svg:width="2.5323in" svg:height="0.3913in" svg:x="3.5311in" svg:y="0.6378in"><draw:text-box><text:p text:style-name="P5"><text:span text:style-name="T1">4 hash/list pointers</text:span></text:p></draw:text-box></draw:frame><draw:line draw:style-name="gr3" draw:text-style-name="P4" svg:x1="2.7811in" svg:y1="2.0835in" svg:x2="3.5311in" svg:y2="2.0835in"><text:p/></draw:line><draw:frame draw:style-name="gr4" draw:text-style-name="P6" svg:width="2.4594in" svg:height="0.3913in" svg:x="3.5736in" svg:y="1.9445in"><draw:text-box><text:p text:style-name="P5"><text:span text:style-name="T1">sctp_inpcb pointer</text:span></text:p></draw:text-box></draw:frame><draw:line draw:style-name="gr3" draw:text-style-name="P4" svg:x1="2.7811in" svg:y1="3.3335in" svg:x2="3.5311in" svg:y2="3.3335in"><text:p/></draw:line><draw:frame draw:style-name="gr4" draw:text-style-name="P6" svg:width="1.9697in" svg:height="0.3913in" svg:x="3.552in" svg:y="3.1945in"><draw:text-box><text:p text:style-name="P5"><text:span text:style-name="T1">Socket pointer</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ruct sctp_iterator <text:s/>- This structure is used to help the iterator know what it is to do. It includes the ep (sctp_inpcb), tcb (sctp_tcb), <text:s/>a list of function pointers that are to be executed, a timer (used by the non kernel-thread version) and various flags and bookkeeping variables.</text:p>
      <text:p text:style-name="P9"><draw:g text:anchor-type="paragraph" draw:z-index="6" draw:style-name="gr1"><draw:frame draw:style-name="gr11" draw:text-style-name="P6" svg:width="0.1988in" svg:height="0.2976in" svg:x="1.2736in" svg:y="1.0835in"><draw:text-box><text:p/></draw:text-box></draw:frame><draw:rect draw:style-name="gr8" draw:text-style-name="P4" svg:width="2.0004in" svg:height="2.5004in" svg:x="0.0236in" svg:y="0.0835in"><text:p text:style-name="P7"><text:span text:style-name="T1">sctp_iterator</text:span></text:p></draw:rect><draw:rect draw:style-name="gr13" draw:text-style-name="P10" svg:width="1.2504in" svg:height="0.5004in" svg:x="0.2736in" svg:y="0.0835in"><text:p text:style-name="P7"><text:span text:style-name="T3">timer</text:span></text:p></draw:rect><draw:rect draw:style-name="gr14" draw:text-style-name="P4" svg:width="1.7504in" svg:height="0.5004in" svg:x="0.0236in" svg:y="2.0835in"><text:p text:style-name="P7"><text:span text:style-name="T1">bookkeeping</text:span></text:p></draw:rect><draw:line draw:style-name="gr3" draw:text-style-name="P4" svg:x1="2.0236in" svg:y1="0.3335in" svg:x2="2.7736in" svg:y2="0.3335in"><text:p/></draw:line><draw:line draw:style-name="gr3" draw:text-style-name="P4" svg:x1="2.0236in" svg:y1="0.5835in" svg:x2="2.7736in" svg:y2="0.5835in"><text:p/></draw:line><draw:frame draw:style-name="gr4" draw:text-style-name="P6" svg:width="2.3343in" svg:height="0.3913in" svg:x="2.7736in" svg:y="0.2551in"><draw:text-box><text:p text:style-name="P5"><text:span text:style-name="T1">Function pointers</text:span></text:p></draw:text-box></draw:frame><draw:line draw:style-name="gr3" draw:text-style-name="P4" svg:x1="2.0236in" svg:y1="1.3335in" svg:x2="2.7736in" svg:y2="1.3335in"><text:p/></draw:line><draw:line draw:style-name="gr3" draw:text-style-name="P4" svg:x1="2.0236in" svg:y1="2.0835in" svg:x2="2.7736in" svg:y2="2.0835in"><text:p/></draw:line><draw:frame draw:style-name="gr4" draw:text-style-name="P6" svg:width="1.5114in" svg:height="0.3913in" svg:x="2.7736in" svg:y="1.0835in"><draw:text-box><text:p text:style-name="P5"><text:span text:style-name="T1">sctp_inpcb</text:span></text:p></draw:text-box></draw:frame><draw:frame draw:style-name="gr4" draw:text-style-name="P6" svg:width="1.2197in" svg:height="0.3913in" svg:x="2.8008in" svg:y="1.8335in"><draw:text-box><text:p text:style-name="P5"><text:span text:style-name="T1">sctp_tcb</text:span></text:p></draw:text-box></draw:frame></draw:g></text:p>
      <text:p text:style-name="P9"/>
      <text:p text:style-name="P9"/>
      <text:p text:style-name="P9"/>
      <text:p text:style-name="P9"/>
      <text:p text:style-name="P9"/>
      <text:p text:style-name="P9"/>
      <text:p text:style-name="P9"/>
      <text:p text:style-name="P9"/>
      <text:p text:style-name="P9"/>
      <text:p text:style-name="P9">struct sctp_nets – This structure is the holder for all the information needed to track a peer address. Each association will have a linked list of these structures, one for each of the peers address. Inside this structure will be timers (including pmtu and t3-rxt), any route cache, the currently selected source address (if any) and a host of other tracking state (cwnd, flightsize etc).</text:p>
      <text:p text:style-name="P9"><draw:g text:anchor-type="paragraph" draw:z-index="8" draw:style-name="gr1"><draw:rect draw:style-name="gr8" draw:text-style-name="P4" svg:width="2.7504in" svg:height="4.0004in" svg:x="0.0291in" svg:y="0.0835in"><text:p text:style-name="P7"><text:span text:style-name="T1">sctp_nets</text:span></text:p></draw:rect><draw:line draw:style-name="gr3" draw:text-style-name="P4" svg:x1="2.7791in" svg:y1="0.5835in" svg:x2="3.2791in" svg:y2="0.5835in"><text:p/></draw:line><draw:frame draw:style-name="gr4" draw:text-style-name="P6" svg:width="1.2406in" svg:height="0.3913in" svg:x="3.2791in" svg:y="0.3335in"><draw:text-box><text:p text:style-name="P5"><text:span text:style-name="T1">Next net</text:span></text:p></draw:text-box></draw:frame><draw:line draw:style-name="gr3" draw:text-style-name="P4" svg:x1="2.7791in" svg:y1="1.0835in" svg:x2="3.2791in" svg:y2="1.0835in"><text:p/></draw:line><draw:line draw:style-name="gr3" draw:text-style-name="P4" svg:x1="2.7791in" svg:y1="1.5835in" svg:x2="3.2791in" svg:y2="1.5835in"><text:p/></draw:line><draw:frame draw:style-name="gr4" draw:text-style-name="P6" svg:width="1.824in" svg:height="0.3913in" svg:x="3.2791in" svg:y="0.8335in"><draw:text-box><text:p text:style-name="P5"><text:span text:style-name="T1">Cached route</text:span></text:p></draw:text-box></draw:frame><draw:rect draw:style-name="gr9" draw:text-style-name="P4" svg:width="2.7496in" svg:height="1.0043in" svg:x="0.0299in" svg:y="3.0835in"><text:p text:style-name="P7"><text:span text:style-name="T1">Bookkeeping state</text:span></text:p></draw:rect><draw:rect draw:style-name="gr13" draw:text-style-name="P10" svg:width="1.5004in" svg:height="0.5004in" svg:x="0.5291in" svg:y="0.0835in"><text:p text:style-name="P7"><text:span text:style-name="T3">timers</text:span></text:p></draw:rect></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ruct sctp_data_chunkrec – is an structure used inside the sctp_tmit_chunk only when the chunk being sent is a data chunk. This structure is unioned with a control chunk structure (struct chk_id) that tracks the control type. Inside the sctp_data_chunkrec is the stream, seq, tsn, ppid and other reference information that tracks information about this chunk.</text:p>
      <text:p text:style-name="P9"/>
      <text:p text:style-name="P9">struct sctp_tmit_chunk – is used to track the bundling up of chunks that are ready to transmit. During transmission and retransmission this structure is used to maintain what needs to be transmitted and retransmitted. It is also used on the receive side to hold data that needs to be reassembled and cannot yet be partially delivered and or it is yet unknown which partial delivery the chunk belongs to.</text:p>
      <text:p text:style-name="P9"><draw:g text:anchor-type="paragraph" draw:z-index="9" draw:style-name="gr1"><draw:rect draw:style-name="gr8" draw:text-style-name="P4" svg:width="2.7504in" svg:height="2.7504in" svg:x="0.0146in" svg:y="0.0835in"><text:p text:style-name="P7"><text:span text:style-name="T1">sctp_tmit_chunk</text:span></text:p></draw:rect><draw:rect draw:style-name="gr9" draw:text-style-name="P4" svg:width="1.7504in" svg:height="0.5004in" svg:x="0.0146in" svg:y="2.3335in"><text:p text:style-name="P7"><text:span text:style-name="T1">Bookkeeping</text:span></text:p></draw:rect><draw:frame draw:style-name="gr4" draw:text-style-name="P6" svg:width="2.4594in" svg:height="0.3913in" svg:x="0.2646in" svg:y="0.3335in"><draw:text-box><text:p text:style-name="P5"><text:span text:style-name="T1">Union – chunk info</text:span></text:p></draw:text-box></draw:frame><draw:line draw:style-name="gr3" draw:text-style-name="P4" svg:x1="2.7646in" svg:y1="0.5835in" svg:x2="3.7646in" svg:y2="0.5835in"><text:p/></draw:line><draw:frame draw:style-name="gr4" draw:text-style-name="P6" svg:width="1.5949in" svg:height="0.3913in" svg:x="3.7646in" svg:y="0.3335in"><draw:text-box><text:p text:style-name="P5"><text:span text:style-name="T1">Next chunk</text:span></text:p></draw:text-box></draw:frame><draw:line draw:style-name="gr3" draw:text-style-name="P4" svg:x1="2.7646in" svg:y1="2.0835in" svg:x2="3.5146in" svg:y2="2.0835in"><text:p/></draw:line><draw:frame draw:style-name="gr4" draw:text-style-name="P6" svg:width="2.3343in" svg:height="0.3913in" svg:x="3.4984in" svg:y="1.8732in"><draw:text-box><text:p text:style-name="P5"><text:span text:style-name="T1">O/S buffer (mbuf)</text:span></text:p></draw:text-box></draw:frame><draw:line draw:style-name="gr2" draw:text-style-name="P4" svg:x1="2.7646in" svg:y1="2.8335in" svg:x2="4.7646in" svg:y2="2.8335in"><text:p/></draw:line><draw:line draw:style-name="gr3" draw:text-style-name="P4" svg:x1="4.7646in" svg:y1="2.8335in" svg:x2="4.7646in" svg:y2="2.3335in"><text:p/></draw:line><draw:frame draw:style-name="gr4" draw:text-style-name="P6" svg:width="1.3449in" svg:height="0.3913in" svg:x="5.0146in" svg:y="2.3335in"><draw:text-box><text:p text:style-name="P5"><text:span text:style-name="T1">Tail mbuf</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ruct sctp_queued_to_read – This structure holds any pending data on the sctp_inp that needs to be read. Its forms a linked list of messages to be read. The message may be complete, or incomplete (in cases of partial delivery). The structure holds all the sinfo_xxx data, a pointer back to the sctp_nets that the data arrived from (to fill the recvfrom sockaddr), head and tail pointers to the read data, a back pointer to the stcb and of course both various tracking information (for partial reads etc) and a next pointer to the next record.</text:p>
      <text:p text:style-name="P9"><draw:g text:anchor-type="paragraph" draw:z-index="10" draw:style-name="gr1"><draw:rect draw:style-name="gr8" draw:text-style-name="P4" svg:width="2.7504in" svg:height="3.7504in" svg:x="0.0146in" svg:y="0.0835in"><text:p text:style-name="P7"><text:span text:style-name="T1">sctp_queued_to_read</text:span></text:p></draw:rect><draw:line draw:style-name="gr3" draw:text-style-name="P4" svg:x1="2.7646in" svg:y1="0.5835in" svg:x2="3.7646in" svg:y2="0.5835in"><text:p/></draw:line><draw:frame draw:style-name="gr4" draw:text-style-name="P6" svg:width="1.6362in" svg:height="0.3913in" svg:x="3.7646in" svg:y="0.3335in"><draw:text-box><text:p text:style-name="P5"><text:span text:style-name="T1">Next record</text:span></text:p></draw:text-box></draw:frame><draw:line draw:style-name="gr3" draw:text-style-name="P4" svg:x1="2.7646in" svg:y1="3.0835in" svg:x2="3.5146in" svg:y2="3.0835in"><text:p/></draw:line><draw:frame draw:style-name="gr4" draw:text-style-name="P6" svg:width="1.2197in" svg:height="0.3913in" svg:x="3.5146in" svg:y="2.9445in"><draw:text-box><text:p text:style-name="P5"><text:span text:style-name="T1">sctp_tcb</text:span></text:p></draw:text-box></draw:frame><draw:line draw:style-name="gr3" draw:text-style-name="P4" svg:x1="2.7646in" svg:y1="2.5835in" svg:x2="3.5146in" svg:y2="2.5835in"><text:p/></draw:line><draw:frame draw:style-name="gr4" draw:text-style-name="P6" svg:width="1.3551in" svg:height="0.3913in" svg:x="3.5146in" svg:y="2.4445in"><draw:text-box><text:p text:style-name="P5"><text:span text:style-name="T1">sctp_nets</text:span></text:p></draw:text-box></draw:frame><draw:frame draw:style-name="gr4" draw:text-style-name="P6" svg:width="1.9594in" svg:height="0.3913in" svg:x="0.5146in" svg:y="0.8335in"><draw:text-box><text:p text:style-name="P5"><text:span text:style-name="T1">sinfo_xxx data</text:span></text:p></draw:text-box></draw:frame><draw:rect draw:style-name="gr9" draw:text-style-name="P4" svg:width="1.7504in" svg:height="0.5004in" svg:x="0.0272in" svg:y="3.3315in"><text:p text:style-name="P7"><text:span text:style-name="T1">Bookkeeping</text:span></text:p></draw:rect><draw:line draw:style-name="gr3" draw:text-style-name="P4" svg:x1="2.7764in" svg:y1="1.2315in" svg:x2="3.5264in" svg:y2="1.2315in"><text:p/></draw:line><draw:frame draw:style-name="gr4" draw:text-style-name="P6" svg:width="2.3343in" svg:height="0.3913in" svg:x="3.5102in" svg:y="1.0201in"><draw:text-box><text:p text:style-name="P5"><text:span text:style-name="T1">O/S buffer (mbuf)</text:span></text:p></draw:text-box></draw:frame><draw:line draw:style-name="gr2" draw:text-style-name="P4" svg:x1="2.7764in" svg:y1="1.9815in" svg:x2="4.7764in" svg:y2="1.9815in"><text:p/></draw:line><draw:frame draw:style-name="gr4" draw:text-style-name="P6" svg:width="1.3449in" svg:height="0.3913in" svg:x="5.0264in" svg:y="1.4815in"><draw:text-box><text:p text:style-name="P5"><text:span text:style-name="T1">Tail mbuf</text:span></text:p></draw:text-box></draw:frame><draw:line draw:style-name="gr3" draw:text-style-name="P4" svg:x1="4.7764in" svg:y1="1.9815in" svg:x2="4.7764in" svg:y2="1.4815in"><text:p/></draw:lin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ruct sctp_stream_queue_pending – This structure is used on the outbound stream queues. When a user sends data, a sqp structure is created to track the data as it is chunk-ified and put on the outbound send/sent queues. Note that this also allows the stack to do partial writes. In this structure we track all the various things a user may tell us on sending data.</text:p>
      <text:p text:style-name="P9"><draw:g text:anchor-type="paragraph" draw:z-index="11" draw:style-name="gr1"><draw:rect draw:style-name="gr8" draw:text-style-name="P4" svg:width="3.7504in" svg:height="1.5004in" svg:x="0.0291in" svg:y="0.0839in"><text:p text:style-name="P7"><text:span text:style-name="T1">sctp_stream_queue_pending</text:span></text:p></draw:rect><draw:line draw:style-name="gr3" draw:text-style-name="P4" svg:x1="3.7772in" svg:y1="0.4028in" svg:x2="4.5272in" svg:y2="0.4028in"><text:p/></draw:line><draw:frame draw:style-name="gr4" draw:text-style-name="P6" svg:width="2.3343in" svg:height="0.3913in" svg:x="4.511in" svg:y="0.1921in"><draw:text-box><text:p text:style-name="P5"><text:span text:style-name="T1">O/S buffer (mbuf)</text:span></text:p></draw:text-box></draw:frame><draw:line draw:style-name="gr3" draw:text-style-name="P4" svg:x1="4.7791in" svg:y1="1.0839in" svg:x2="4.7791in" svg:y2="0.5839in"><text:p/></draw:line><draw:frame draw:style-name="gr4" draw:text-style-name="P6" svg:width="1.3449in" svg:height="0.3913in" svg:x="5.1811in" svg:y="0.6949in"><draw:text-box><text:p text:style-name="P5"><text:span text:style-name="T1">Tail mbuf</text:span></text:p></draw:text-box></draw:frame><draw:line draw:style-name="gr3" draw:text-style-name="P4" svg:x1="3.7776in" svg:y1="1.4618in" svg:x2="4.7776in" svg:y2="1.4618in"><text:p/></draw:line><draw:frame draw:style-name="gr4" draw:text-style-name="P6" svg:width="0.7717in" svg:height="0.3913in" svg:x="4.7382in" svg:y="1.2512in"><draw:text-box><text:p text:style-name="P5"><text:span text:style-name="T1">Next</text:span></text:p></draw:text-box></draw:frame><draw:line draw:style-name="gr2" draw:text-style-name="P4" svg:x1="3.7791in" svg:y1="1.0839in" svg:x2="4.7791in" svg:y2="1.0839in"><text:p/></draw:line></draw:g></text:p>
      <text:p text:style-name="P9"/>
      <text:p text:style-name="P9"/>
      <text:p text:style-name="P9"/>
      <text:p text:style-name="P9"/>
      <text:p text:style-name="P9"/>
      <text:p text:style-name="P9"/>
      <text:p text:style-name="P9"/>
      <text:p text:style-name="P9"/>
      <text:p text:style-name="P9">struct sctp_stream_in – This structure is used to track messages that arrive out-of-order and must be held before delivery to the readqueue of the sctp_inp. <text:s/>The structure is simple holding a queue of messages that are kept in stream order (by ssn), the actual stream number of this stream, the last stream sequence number delivered, and if delivery has been started on this stream. This is used during partial delivery to track when partial delivery has begun and thus no other message can be delivered on this stream until the pd-api completes and the flag is cleared.</text:p>
      <text:p text:style-name="P9"/>
      <text:p text:style-name="P9">struct sctp_stream_out – This structure is used to track messages being sent down by the application through the socket api. It holds the stream number of this stream, the next stream sequence number that we will assign, the queue of message the user has sent down (there can be more than one), a flag last_msg_incomplete that is used to track partial sends by the user and finally a special “next_spoke” that is used to know which streams next have data to be sent. The stream wheel is used to provide a round-robin effect in sending messages so that no one stream will hog sending of message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truct sctp_association – This structure is the heart of the sctp_tcb. It tracks almost all state in one fashion or another having to do with an association. It has a huge number of pointers and bookkeeping information, far to many to go through on a point by point basis. Some important items in here are the sent_queue and the send_queue. The sent_queue are chunks that have been sent to the peer and are yet, unacknowledged (or the cum-ack as not past). The send_queue which holds chunks that have been chunk-ified from the stream output queues, but have NOT yet been sent. One exception to this is when a window probe is going on, this can cause messages to migrate back to the send_queue as well. The outwheel is a list of streams with pending messages. Each time a message is read from a stream, the stream is taken off the wheel and put back on if it still has more messages to send. It is always taken from the front and added to the end. The reassembly queue is used to re-assemble multipart messages when the partial delivery api is not started on a message. Note also the control_send_q. This is where control chunks go to await bundling.</text:p>
      <text:p text:style-name="P9"><draw:g text:anchor-type="paragraph" draw:z-index="12" draw:style-name="gr1"><draw:rect draw:style-name="gr8" draw:text-style-name="P4" svg:width="3.0004in" svg:height="5.2504in" svg:x="0.039in" svg:y="0.0835in"><text:p text:style-name="P7"><text:span text:style-name="T1">sctp_association</text:span></text:p></draw:rect><draw:rect draw:style-name="gr9" draw:text-style-name="P4" svg:width="3.0004in" svg:height="1.7504in" svg:x="0.039in" svg:y="3.3335in"><text:p text:style-name="P7"><text:span text:style-name="T1">Bookkeeping</text:span></text:p></draw:rect><draw:line draw:style-name="gr3" draw:text-style-name="P4" svg:x1="3.039in" svg:y1="0.3335in" svg:x2="3.539in" svg:y2="0.3335in"><text:p/></draw:line><draw:frame draw:style-name="gr4" draw:text-style-name="P6" svg:width="1.8657in" svg:height="0.3913in" svg:x="3.539in" svg:y="0.1945in"><draw:text-box><text:p text:style-name="P5"><text:span text:style-name="T1">Nets list head</text:span></text:p></draw:text-box></draw:frame><draw:line draw:style-name="gr3" draw:text-style-name="P4" svg:x1="3.039in" svg:y1="1.0835in" svg:x2="3.539in" svg:y2="1.0835in"><text:p/></draw:line><draw:line draw:style-name="gr3" draw:text-style-name="P4" svg:x1="3.039in" svg:y1="1.4909in" svg:x2="3.539in" svg:y2="1.4909in"><text:p/></draw:line><draw:line draw:style-name="gr3" draw:text-style-name="P4" svg:x1="3.039in" svg:y1="1.9236in" svg:x2="3.539in" svg:y2="1.9236in"><text:p/></draw:line><draw:frame draw:style-name="gr4" draw:text-style-name="P6" svg:width="1.9697in" svg:height="0.3913in" svg:x="3.5492in" svg:y="0.8335in"><draw:text-box><text:p text:style-name="P5"><text:span text:style-name="T1">Control send q</text:span></text:p></draw:text-box></draw:frame><draw:frame draw:style-name="gr4" draw:text-style-name="P6" svg:width="1.6677in" svg:height="0.3913in" svg:x="3.5752in" svg:y="1.2732in"><draw:text-box><text:p text:style-name="P5"><text:span text:style-name="T1">send_queue</text:span></text:p></draw:text-box></draw:frame><draw:frame draw:style-name="gr4" draw:text-style-name="P6" svg:width="1.6051in" svg:height="0.3913in" svg:x="3.539in" svg:y="1.6945in"><draw:text-box><text:p text:style-name="P5"><text:span text:style-name="T1">sent_queue</text:span></text:p></draw:text-box></draw:frame><draw:line draw:style-name="gr3" draw:text-style-name="P4" svg:x1="3.039in" svg:y1="2.3335in" svg:x2="3.539in" svg:y2="2.3335in"><text:p/></draw:line><draw:frame draw:style-name="gr4" draw:text-style-name="P6" svg:width="2.5012in" svg:height="0.3913in" svg:x="3.539in" svg:y="2.1618in"><draw:text-box><text:p text:style-name="P5"><text:span text:style-name="T1">Reassembly queue</text:span></text:p></draw:text-box></draw:frame><draw:line draw:style-name="gr3" draw:text-style-name="P4" svg:x1="3.039in" svg:y1="2.8335in" svg:x2="3.539in" svg:y2="2.8335in"><text:p/></draw:line><draw:frame draw:style-name="gr4" draw:text-style-name="P6" svg:width="1.3134in" svg:height="0.3913in" svg:x="3.539in" svg:y="2.6945in"><draw:text-box><text:p text:style-name="P5"><text:span text:style-name="T1">outwheel</text:span></text:p></draw:text-box></draw:frame><draw:rect draw:style-name="gr13" draw:text-style-name="P10" svg:width="2.2504in" svg:height="1.2504in" svg:x="0.039in" svg:y="0.0835in"><text:p text:style-name="P7"><text:span text:style-name="T3">timers</text:span></text:p></draw:rect></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Hash Tables, lists and how the data all hooks together.</text:h>
      <text:p text:style-name="Text_20_body">The previously defined data structures are linked together, anchored to the base sctp structure sctppcbinfo, and arranged and hashed through various functions. This section will attempt to describe all of the relationships between the data via some words and hopefully some pictures that will due far better than my limited vocabulary :-D.</text:p>
      <text:p text:style-name="P12">Accessing addresses and VRF's.</text:p>
      <text:p text:style-name="Text_20_body"><draw:g text:anchor-type="paragraph" draw:z-index="13" draw:style-name="gr1"><draw:rect draw:style-name="gr15" draw:text-style-name="P13" svg:width="1.7504in" svg:height="1.0004in" svg:x="0.0008in" svg:y="0.3339in"><text:p text:style-name="P7"><text:span text:style-name="T4">sctppcbinfo</text:span></text:p></draw:rect><draw:line draw:style-name="gr3" draw:text-style-name="P4" svg:x1="1.7508in" svg:y1="0.8339in" svg:x2="3.2508in" svg:y2="0.8339in"><text:p/></draw:line><draw:frame draw:style-name="gr4" draw:text-style-name="P11" svg:width="1.4594in" svg:height="0.3287in" svg:x="1.8146in" svg:y="0.4673in"><draw:text-box><text:p text:style-name="P5"><text:span text:style-name="T2">sctp_vrfhash</text:span></text:p></draw:text-box></draw:frame><draw:rect draw:style-name="gr2" draw:text-style-name="P4" svg:width="0.7504in" svg:height="2.0004in" svg:x="3.2508in" svg:y="0.0839in"><text:p/></draw:rect><draw:line draw:style-name="gr2" draw:text-style-name="P4" svg:x1="3.2508in" svg:y1="0.5839in" svg:x2="4.0008in" svg:y2="0.5839in"><text:p/></draw:line><draw:line draw:style-name="gr2" draw:text-style-name="P4" svg:x1="3.2516in" svg:y1="0.5839in" svg:x2="4.0016in" svg:y2="0.5839in"><text:p/></draw:line><draw:line draw:style-name="gr2" draw:text-style-name="P4" svg:x1="3.2516in" svg:y1="0.5839in" svg:x2="4.0016in" svg:y2="0.5839in"><text:p/></draw:line><draw:line draw:style-name="gr2" draw:text-style-name="P4" svg:x1="3.2516in" svg:y1="0.5839in" svg:x2="4.0016in" svg:y2="0.5839in"><text:p/></draw:line><draw:line draw:style-name="gr2" draw:text-style-name="P4" svg:x1="3.2516in" svg:y1="0.5839in" svg:x2="4.0016in" svg:y2="0.5839in"><text:p/></draw:line><draw:line draw:style-name="gr2" draw:text-style-name="P4" svg:x1="3.2516in" svg:y1="0.5839in" svg:x2="4.0016in" svg:y2="0.5839in"><text:p/></draw:line><draw:line draw:style-name="gr2" draw:text-style-name="P4" svg:x1="3.2516in" svg:y1="0.5839in" svg:x2="4.0016in" svg:y2="0.5839in"><text:p/></draw:line><draw:line draw:style-name="gr2" draw:text-style-name="P4" svg:x1="3.2508in" svg:y1="1.3339in" svg:x2="4.0008in" svg:y2="1.3339in"><text:p/></draw:line><draw:line draw:style-name="gr2" draw:text-style-name="P4" svg:x1="3.2508in" svg:y1="1.0839in" svg:x2="4.0008in" svg:y2="1.0839in"><text:p/></draw:line><draw:line draw:style-name="gr2" draw:text-style-name="P4" svg:x1="3.2508in" svg:y1="0.8339in" svg:x2="4.0008in" svg:y2="0.8339in"><text:p/></draw:line><draw:line draw:style-name="gr2" draw:text-style-name="P4" svg:x1="3.2508in" svg:y1="0.8339in" svg:x2="4.0008in" svg:y2="0.8339in"><text:p/></draw:line><draw:line draw:style-name="gr2" draw:text-style-name="P4" svg:x1="3.2516in" svg:y1="0.5839in" svg:x2="4.0016in" svg:y2="0.5839in"><text:p/></draw:line><draw:line draw:style-name="gr2" draw:text-style-name="P4" svg:x1="3.2516in" svg:y1="0.5839in" svg:x2="4.0016in" svg:y2="0.5839in"><text:p/></draw:line><draw:line draw:style-name="gr2" draw:text-style-name="P4" svg:x1="3.2508in" svg:y1="1.8339in" svg:x2="4.0008in" svg:y2="1.8339in"><text:p/></draw:line><draw:line draw:style-name="gr2" draw:text-style-name="P4" svg:x1="3.2516in" svg:y1="0.5839in" svg:x2="4.0016in" svg:y2="0.5839in"><text:p/></draw:line><draw:line draw:style-name="gr2" draw:text-style-name="P4" svg:x1="3.2508in" svg:y1="2.0839in" svg:x2="4.0008in" svg:y2="2.0839in"><text:p/></draw:line><draw:line draw:style-name="gr2" draw:text-style-name="P4" svg:x1="3.2508in" svg:y1="1.5839in" svg:x2="4.0008in" svg:y2="1.5839in"><text:p/></draw:line><draw:line draw:style-name="gr2" draw:text-style-name="P4" svg:x1="3.2508in" svg:y1="0.3339in" svg:x2="4.0008in" svg:y2="0.3339in"><text:p/></draw:line><draw:line draw:style-name="gr2" draw:text-style-name="P4" svg:x1="3.2516in" svg:y1="0.5839in" svg:x2="4.0016in" svg:y2="0.5839in"><text:p/></draw:line><draw:line draw:style-name="gr3" draw:text-style-name="P4" svg:x1="4.0008in" svg:y1="0.452in" svg:x2="5.0008in" svg:y2="0.452in"><text:p/></draw:line><draw:rect draw:style-name="gr16" draw:text-style-name="P13" svg:width="1.0004in" svg:height="0.7504in" svg:x="0.5008in" svg:y="2.6031in"><text:p text:style-name="P7"><text:span text:style-name="T4">sctp_vrf</text:span></text:p></draw:rect><draw:line draw:style-name="gr3" draw:text-style-name="P4" svg:x1="1.5008in" svg:y1="2.7213in" svg:x2="2.0008in" svg:y2="2.7213in"><text:p/></draw:line><draw:frame draw:style-name="gr4" draw:text-style-name="P6" svg:width="1.9803in" svg:height="0.6831in" svg:x="4.9909in" svg:y="0.1547in"><draw:text-box><text:p text:style-name="P5"><text:span text:style-name="T1">To a VRF entry</text:span></text:p><text:p text:style-name="P5"><text:span text:style-name="T1">(below)</text:span></text:p></draw:text-box></draw:frame><draw:frame draw:style-name="gr4" draw:text-style-name="P11" svg:width="1.928in" svg:height="0.3287in" svg:x="2.0008in" svg:y="2.5264in"><draw:text-box><text:p text:style-name="P5"><text:span text:style-name="T2">Next hash bucket</text:span></text:p></draw:text-box></draw:frame><draw:rect draw:style-name="gr2" draw:text-style-name="P4" svg:width="0.7504in" svg:height="2.0004in" svg:x="3.2508in" svg:y="3.0528in"><text:p/></draw:rect><draw:line draw:style-name="gr2" draw:text-style-name="P4" svg:x1="3.2516in" svg:y1="3.3791in" svg:x2="4.0016in" svg:y2="3.3791in"><text:p/></draw:line><draw:line draw:style-name="gr2" draw:text-style-name="P4" svg:x1="3.2516in" svg:y1="3.3791in" svg:x2="4.0016in" svg:y2="3.3791in"><text:p/></draw:line><draw:line draw:style-name="gr2" draw:text-style-name="P4" svg:x1="3.2516in" svg:y1="3.3791in" svg:x2="4.0016in" svg:y2="3.3791in"><text:p/></draw:line><draw:line draw:style-name="gr2" draw:text-style-name="P4" svg:x1="3.2516in" svg:y1="3.3791in" svg:x2="4.0016in" svg:y2="3.3791in"><text:p/></draw:line><draw:line draw:style-name="gr2" draw:text-style-name="P4" svg:x1="3.2516in" svg:y1="3.3791in" svg:x2="4.0016in" svg:y2="3.3791in"><text:p/></draw:line><draw:line draw:style-name="gr2" draw:text-style-name="P4" svg:x1="3.2516in" svg:y1="3.3791in" svg:x2="4.0016in" svg:y2="3.3791in"><text:p/></draw:line><draw:line draw:style-name="gr2" draw:text-style-name="P4" svg:x1="3.2516in" svg:y1="3.3791in" svg:x2="4.0016in" svg:y2="3.3791in"><text:p/></draw:line><draw:line draw:style-name="gr2" draw:text-style-name="P4" svg:x1="3.2516in" svg:y1="4.3791in" svg:x2="4.0016in" svg:y2="4.3791in"><text:p/></draw:line><draw:line draw:style-name="gr2" draw:text-style-name="P4" svg:x1="3.2516in" svg:y1="4.1291in" svg:x2="4.0016in" svg:y2="4.1291in"><text:p/></draw:line><draw:line draw:style-name="gr2" draw:text-style-name="P4" draw:id="id3" svg:x1="3.2516in" svg:y1="3.8791in" svg:x2="4.0016in" svg:y2="3.8791in"><text:p/></draw:line><draw:line draw:style-name="gr2" draw:text-style-name="P4" svg:x1="3.2516in" svg:y1="3.6291in" svg:x2="4.0016in" svg:y2="3.6291in"><text:p/></draw:line><draw:line draw:style-name="gr2" draw:text-style-name="P4" svg:x1="3.2524in" svg:y1="3.3791in" svg:x2="4.0024in" svg:y2="3.3791in"><text:p/></draw:line><draw:line draw:style-name="gr2" draw:text-style-name="P4" svg:x1="3.2524in" svg:y1="3.3791in" svg:x2="4.0024in" svg:y2="3.3791in"><text:p/></draw:line><draw:line draw:style-name="gr2" draw:text-style-name="P4" svg:x1="3.2516in" svg:y1="4.6291in" svg:x2="4.0016in" svg:y2="4.6291in"><text:p/></draw:line><draw:line draw:style-name="gr2" draw:text-style-name="P4" svg:x1="3.2524in" svg:y1="3.3791in" svg:x2="4.0024in" svg:y2="3.3791in"><text:p/></draw:line><draw:line draw:style-name="gr2" draw:text-style-name="P4" draw:id="id1" svg:x1="3.2516in" svg:y1="4.8791in" svg:x2="4.0016in" svg:y2="4.8791in"><text:p/></draw:line><draw:line draw:style-name="gr2" draw:text-style-name="P4" svg:x1="3.2524in" svg:y1="3.3791in" svg:x2="4.0024in" svg:y2="3.3791in"><text:p/></draw:line><draw:connector draw:style-name="gr3" draw:text-style-name="P4" svg:x1="0.8319in" svg:y1="3.3539in" svg:x2="3.252in" svg:y2="4.8795in" draw:end-shape="id1" draw:end-glue-point="3"><text:p/></draw:connector><draw:line draw:style-name="gr3" draw:text-style-name="P4" svg:x1="0.7508in" svg:y1="3.3531in" svg:x2="0.7508in" svg:y2="4.3531in"><text:p/></draw:line><draw:rect draw:style-name="gr17" draw:text-style-name="P13" svg:width="1.0004in" svg:height="0.7504in" svg:x="0.2508in" svg:y="4.3531in"><text:p text:style-name="P7"><text:span text:style-name="T4">sctp_ifn</text:span></text:p></draw:rect><draw:line draw:style-name="gr3" draw:text-style-name="P4" svg:x1="0.7508in" svg:y1="5.1031in" svg:x2="0.7508in" svg:y2="5.8531in"><text:p/></draw:line><draw:frame draw:style-name="gr4" draw:text-style-name="P11" svg:width="0.9697in" svg:height="0.3287in" svg:x="0.287in" svg:y="7.3004in"><draw:text-box><text:p text:style-name="P5"><text:span text:style-name="T2">Next ifn</text:span></text:p></draw:text-box></draw:frame><draw:line draw:style-name="gr3" draw:text-style-name="P4" svg:x1="1.0008in" svg:y1="4.3531in" svg:x2="1.0008in" svg:y2="3.3531in"><text:p/></draw:line><draw:rect draw:style-name="gr17" draw:text-style-name="P13" draw:id="id2" svg:width="1.0004in" svg:height="0.7504in" svg:x="0.2508in" svg:y="5.8886in"><text:p text:style-name="P7"><text:span text:style-name="T4">sctp_ifn</text:span></text:p></draw:rect><draw:line draw:style-name="gr3" draw:text-style-name="P4" svg:x1="0.7508in" svg:y1="6.6386in" svg:x2="0.7508in" svg:y2="7.3886in"><text:p/></draw:line><draw:connector draw:style-name="gr3" draw:text-style-name="P4" svg:x1="1.2508in" svg:y1="6.2642in" svg:x2="1.45in" svg:y2="3.3803in" draw:start-shape="id2" draw:start-glue-point="1"><text:p/></draw:connector><draw:frame draw:style-name="gr4" draw:text-style-name="P11" svg:width="1.2094in" svg:height="0.3287in" svg:x="2.0634in" svg:y="4.5264in"><draw:text-box><text:p text:style-name="P5"><text:span text:style-name="T2">Addr hash</text:span></text:p></draw:text-box></draw:frame><draw:line draw:style-name="gr2" draw:text-style-name="P4" svg:x1="3.2524in" svg:y1="0.5839in" svg:x2="4.0024in" svg:y2="0.5839in"><text:p/></draw:line><draw:rect draw:style-name="gr9" draw:text-style-name="P13" svg:width="1.2504in" svg:height="0.7504in" svg:x="4.5008in" svg:y="5.9657in"><text:p text:style-name="P7"><text:span text:style-name="T4">sctp_ifa</text:span></text:p></draw:rect><draw:connector draw:style-name="gr3" draw:text-style-name="P4" svg:x1="4.0016in" svg:y1="3.8791in" svg:x2="5.0559in" svg:y2="5.9689in" draw:start-shape="id3" draw:start-glue-point="1"><text:p/></draw:connector><draw:line draw:style-name="gr3" draw:text-style-name="P4" svg:x1="4.5008in" svg:y1="6.4122in" svg:x2="1.2508in" svg:y2="6.4122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
      <text:list text:style-name="L2">
        <text:list-header>
          <text:p text:style-name="P15">All addresses are organized by VRF. A VRF holds a list of IFN's that are part of the VRF. Each IFN holds a list of addresses. So one method to find an address is to know the VRF, look at each IFN in the VRF and for each IFN look at each address. For a small number of addresses this would be ok, but if the host has many addresses this will require a lot of list traversal. To avoid this we have a hash table on each VRF. So the lookup routine goes as follows. </text:p>
        </text:list-header>
        <text:list-item>
          <text:p text:style-name="P16">Lookup/hash the VRF ID in the master hash table of VRF's (sctppcbinfo).</text:p>
        </text:list-item>
        <text:list-item>
          <text:p text:style-name="P16">Use the VRF to access the hash of addresses, hash out to the sctp_ifa.</text:p>
        </text:list-item>
        <text:list-item>
          <text:p text:style-name="P16">If you need access to the IFN, you can follow the back pointer to the IFN.</text:p>
        </text:list-item>
        <text:list-item>
          <text:p text:style-name="P16">If you are deleting a address, you can remove the ifa from both the ifn list as well as the vrf hash table.</text:p>
        </text:list-item>
      </text:list>
      <text:p text:style-name="Text_20_body">Note that for source address selection the VRF/IFN/IFA lists will need to be traversed, but only for one VRF since an association must reside in only one VRF.</text:p>
      <text:p text:style-name="Text_20_body"/>
      <text:p text:style-name="P17">VTAG time wait</text:p>
      <text:p text:style-name="Text_20_body"/>
      <text:p text:style-name="Text_20_body"><draw:g text:anchor-type="paragraph" draw:z-index="14" draw:style-name="gr1"><draw:rect draw:style-name="gr15" draw:text-style-name="P13" svg:width="3.7496in" svg:height="3.5004in" svg:x="0.0008in" svg:y="0.0835in"><text:p text:style-name="P7"><text:span text:style-name="T4">sctppcbinfo</text:span></text:p></draw:rect><draw:rect draw:style-name="gr2" draw:text-style-name="P4" svg:width="0.7504in" svg:height="2.0004in" svg:x="2.6992in" svg:y="0.5835in"><text:p/></draw:rect><draw:line draw:style-name="gr2" draw:text-style-name="P4" svg:x1="2.6992in" svg:y1="1.0835in" svg:x2="3.4492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6992in" svg:y1="1.8335in" svg:x2="3.4492in" svg:y2="1.8335in"><text:p/></draw:line><draw:line draw:style-name="gr2" draw:text-style-name="P4" svg:x1="2.6992in" svg:y1="1.5835in" svg:x2="3.4492in" svg:y2="1.5835in"><text:p/></draw:line><draw:line draw:style-name="gr2" draw:text-style-name="P4" svg:x1="2.6992in" svg:y1="1.3335in" svg:x2="3.4492in" svg:y2="1.3335in"><text:p/></draw:line><draw:line draw:style-name="gr2" draw:text-style-name="P4" svg:x1="2.6992in" svg:y1="1.3335in" svg:x2="3.4492in" svg:y2="1.3335in"><text:p/></draw:line><draw:line draw:style-name="gr2" draw:text-style-name="P4" svg:x1="2.7in" svg:y1="1.0835in" svg:x2="3.45in" svg:y2="1.0835in"><text:p/></draw:line><draw:line draw:style-name="gr2" draw:text-style-name="P4" svg:x1="2.7in" svg:y1="1.0835in" svg:x2="3.45in" svg:y2="1.0835in"><text:p/></draw:line><draw:line draw:style-name="gr2" draw:text-style-name="P4" svg:x1="2.6992in" svg:y1="2.3335in" svg:x2="3.4492in" svg:y2="2.3335in"><text:p/></draw:line><draw:line draw:style-name="gr2" draw:text-style-name="P4" svg:x1="2.7in" svg:y1="1.0835in" svg:x2="3.45in" svg:y2="1.0835in"><text:p/></draw:line><draw:line draw:style-name="gr2" draw:text-style-name="P4" svg:x1="2.6992in" svg:y1="2.5835in" svg:x2="3.4492in" svg:y2="2.5835in"><text:p/></draw:line><draw:line draw:style-name="gr2" draw:text-style-name="P4" svg:x1="2.6992in" svg:y1="2.0835in" svg:x2="3.4492in" svg:y2="2.0835in"><text:p/></draw:line><draw:line draw:style-name="gr2" draw:text-style-name="P4" svg:x1="2.6992in" svg:y1="0.8335in" svg:x2="3.4492in" svg:y2="0.8335in"><text:p/></draw:line><draw:line draw:style-name="gr2" draw:text-style-name="P4" svg:x1="2.7in" svg:y1="1.0835in" svg:x2="3.45in" svg:y2="1.0835in"><text:p/></draw:line><draw:line draw:style-name="gr2" draw:text-style-name="P4" svg:x1="2.7008in" svg:y1="1.0835in" svg:x2="3.4508in" svg:y2="1.0835in"><text:p/></draw:line><draw:frame draw:style-name="gr4" draw:text-style-name="P18" svg:width="1.1051in" svg:height="0.2976in" svg:x="0.7508in" svg:y="2.2898in"><draw:text-box><text:p text:style-name="P5"><text:span text:style-name="T5">Fixed table</text:span></text:p></draw:text-box></draw:frame><draw:line draw:style-name="gr3" draw:text-style-name="P4" svg:x1="1.7508in" svg:y1="2.3335in" svg:x2="2.5008in" svg:y2="2.0835in"><text:p/></draw:line><draw:rect draw:style-name="gr9" draw:text-style-name="P4" svg:width="2.0394in" svg:height="1.5004in" svg:x="4.1724in" svg:y="0.8335in"><text:p text:style-name="P7"><text:span text:style-name="T1">sctp_tagblock</text:span></text:p></draw:rect><draw:line draw:style-name="gr3" draw:text-style-name="P4" svg:x1="3.461in" svg:y1="1.2016in" svg:x2="4.211in" svg:y2="1.2016in"><text:p/></draw:line><draw:frame draw:style-name="gr4" draw:text-style-name="P11" svg:width="2.0114in" svg:height="0.3287in" svg:x="1.6736in" svg:y="0.2937in"><draw:text-box><text:p text:style-name="P5"><text:span text:style-name="T2">sctp_vtagtimewait</text:span></text:p></draw:text-box></draw:frame><draw:rect draw:style-name="gr2" draw:text-style-name="P4" svg:width="1.5004in" svg:height="0.5004in" svg:x="4.5008in" svg:y="1.8335in"><text:p/></draw:rect><draw:frame draw:style-name="gr4" draw:text-style-name="P11" svg:width="1.2925in" svg:height="0.3287in" svg:x="4.6492in" svg:y="1.9272in"><draw:text-box><text:p text:style-name="P5"><text:span text:style-name="T2">List of tags</text:span></text:p></draw:text-box></draw:frame><draw:line draw:style-name="gr3" draw:text-style-name="P4" svg:x1="6.211in" svg:y1="1.0835in" svg:x2="6.711in" svg:y2="1.0835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o add a tag to the time wait hash, we hash the tag and find the bucket. There is either an allocated tagblock, which has a next and a list of tags. We simply look for a '0' in the list of tags, as we look through it, any tag that has expired is zeroed and that entry is used. To find a tag, we hash to the bucket, and search the fixed array, if not found we move to the next bucket until either found or NULL. Note that on any search expired vtags are zeroed. If we find no tags free we will allocate a new bucket for the hash table and expand the block (this rarely happens). Note that we, as yet, do not have a method to collapse tagblocks i.e. Free ones that are completely empty.</text:p>
      <text:h text:style-name="Heading_20_1" text:outline-level="1">Association Hashes and lists on the sctppcbinfo structure</text:h>
      <text:p text:style-name="Text_20_body"/>
      <text:p text:style-name="Text_20_body">There are several hashes and lists used to maintain all associations within the master sctppcbinfo list. The most common lookup is via vtag, but other mechanisms/tables also exist to find associations. We will now look at each of the hash tables explaining briefly how they are used. For a detailed view on lookup please see the association lookup section.</text:p>
      <text:p text:style-name="Text_20_body"/>
      <text:h text:style-name="Heading_20_2" text:outline-level="2">Vtag Hash</text:h>
      <text:p text:style-name="Text_20_body"/>
      <text:p text:style-name="Text_20_body">This by far is the most common lookup and is used to take a vtag and find directly the association. The hash key for this table is the vtag.</text:p>
      <text:p text:style-name="Text_20_body"><draw:g text:anchor-type="paragraph" draw:z-index="15" draw:style-name="gr1"><draw:rect draw:style-name="gr15" draw:text-style-name="P13" svg:width="3.7496in" svg:height="3.5004in" svg:x="0.0008in" svg:y="0.0835in"><text:p text:style-name="P7"><text:span text:style-name="T4">sctppcbinfo</text:span></text:p></draw:rect><draw:rect draw:style-name="gr2" draw:text-style-name="P4" svg:width="0.7504in" svg:height="2.0004in" svg:x="2.6992in" svg:y="0.5835in"><text:p/></draw:rect><draw:line draw:style-name="gr2" draw:text-style-name="P4" svg:x1="2.6992in" svg:y1="1.0835in" svg:x2="3.4492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6992in" svg:y1="1.8335in" svg:x2="3.4492in" svg:y2="1.8335in"><text:p/></draw:line><draw:line draw:style-name="gr2" draw:text-style-name="P4" svg:x1="2.6992in" svg:y1="1.5835in" svg:x2="3.4492in" svg:y2="1.5835in"><text:p/></draw:line><draw:line draw:style-name="gr2" draw:text-style-name="P4" svg:x1="2.6992in" svg:y1="1.3335in" svg:x2="3.4492in" svg:y2="1.3335in"><text:p/></draw:line><draw:line draw:style-name="gr2" draw:text-style-name="P4" svg:x1="2.6992in" svg:y1="1.3335in" svg:x2="3.4492in" svg:y2="1.3335in"><text:p/></draw:line><draw:line draw:style-name="gr2" draw:text-style-name="P4" svg:x1="2.7in" svg:y1="1.0835in" svg:x2="3.45in" svg:y2="1.0835in"><text:p/></draw:line><draw:line draw:style-name="gr2" draw:text-style-name="P4" svg:x1="2.7in" svg:y1="1.0835in" svg:x2="3.45in" svg:y2="1.0835in"><text:p/></draw:line><draw:line draw:style-name="gr2" draw:text-style-name="P4" svg:x1="2.6992in" svg:y1="2.3335in" svg:x2="3.4492in" svg:y2="2.3335in"><text:p/></draw:line><draw:line draw:style-name="gr2" draw:text-style-name="P4" svg:x1="2.7in" svg:y1="1.0835in" svg:x2="3.45in" svg:y2="1.0835in"><text:p/></draw:line><draw:line draw:style-name="gr2" draw:text-style-name="P4" svg:x1="2.6992in" svg:y1="2.5835in" svg:x2="3.4492in" svg:y2="2.5835in"><text:p/></draw:line><draw:line draw:style-name="gr2" draw:text-style-name="P4" svg:x1="2.6992in" svg:y1="2.0835in" svg:x2="3.4492in" svg:y2="2.0835in"><text:p/></draw:line><draw:line draw:style-name="gr2" draw:text-style-name="P4" svg:x1="2.6992in" svg:y1="0.8335in" svg:x2="3.4492in" svg:y2="0.8335in"><text:p/></draw:line><draw:line draw:style-name="gr2" draw:text-style-name="P4" svg:x1="2.7in" svg:y1="1.0835in" svg:x2="3.45in" svg:y2="1.0835in"><text:p/></draw:line><draw:line draw:style-name="gr2" draw:text-style-name="P4" svg:x1="2.7008in" svg:y1="1.0835in" svg:x2="3.4508in" svg:y2="1.0835in"><text:p/></draw:line><draw:frame draw:style-name="gr4" draw:text-style-name="P11" svg:width="1.6469in" svg:height="0.3287in" svg:x="1.6736in" svg:y="0.2937in"><draw:text-box><text:p text:style-name="P5"><text:span text:style-name="T2">sctp_asochash</text:span></text:p></draw:text-box></draw:frame><draw:rect draw:style-name="gr13" draw:text-style-name="P4" svg:width="1.2504in" svg:height="1.0004in" svg:x="4.4224in" svg:y="0.7917in"><text:p text:style-name="P7"><text:span text:style-name="T1">sctp_tcb</text:span></text:p></draw:rect><draw:line draw:style-name="gr3" draw:text-style-name="P4" svg:x1="3.461in" svg:y1="1.2917in" svg:x2="4.461in" svg:y2="1.2917in"><text:p/></draw:line><draw:line draw:style-name="gr3" draw:text-style-name="P4" svg:x1="5.6724in" svg:y1="1.0417in" svg:x2="6.1724in" svg:y2="1.0417in"><text:p/></draw:line><draw:frame draw:style-name="gr4" draw:text-style-name="P11" svg:width="1.2717in" svg:height="0.3287in" svg:x="6.1724in" svg:y="0.7917in"><draw:text-box><text:p text:style-name="P5"><text:span text:style-name="T2">sctp_asocs</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that one drawback to this is that the sctp_info structure is locked during the lookup process. This means that if many associations were in the host we might run into lock contention on the sctp_info lock. If this becomes a problem we may need to think about adding a lock per hash bucket. That way we would only lock the bucket line. Note that currently the overhead of maintaining that many additional mutex's seems unneeded. For access, basically we hash the vtag and go directly to the first association in the list, attempting to find a matching vtag. Note that vtag's are assigned uniquely across the entire stack. We could, in theory adjust this to unique within the endpoint, but for now that does not seem needed.</text:p>
      <text:h text:style-name="Heading_20_2" text:outline-level="2">EP hash</text:h>
      <text:p text:style-name="Text_20_body">The next master hash is that of endpoints. This is used as both a method of finding a listener and for finding associations with a “reverse” hash where ICMP (for example) as reported we sent a packet that was dropped for path mtu issues. For this hash, the key is the local port on this machine. Due to subset bindings multiple endpoints may have the same port so the local address must also be consulted.</text:p>
      <text:p text:style-name="Text_20_body"><draw:g text:anchor-type="paragraph" draw:z-index="16" draw:style-name="gr1"><draw:rect draw:style-name="gr15" draw:text-style-name="P13" svg:width="3.7496in" svg:height="3.5004in" svg:x="0.0008in" svg:y="0.0835in"><text:p text:style-name="P7"><text:span text:style-name="T4">sctppcbinfo</text:span></text:p></draw:rect><draw:rect draw:style-name="gr2" draw:text-style-name="P4" svg:width="0.7504in" svg:height="2.0004in" svg:x="2.6992in" svg:y="0.5835in"><text:p/></draw:rect><draw:line draw:style-name="gr2" draw:text-style-name="P4" svg:x1="2.6992in" svg:y1="1.0835in" svg:x2="3.4492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6992in" svg:y1="1.8335in" svg:x2="3.4492in" svg:y2="1.8335in"><text:p/></draw:line><draw:line draw:style-name="gr2" draw:text-style-name="P4" svg:x1="2.6992in" svg:y1="1.5835in" svg:x2="3.4492in" svg:y2="1.5835in"><text:p/></draw:line><draw:line draw:style-name="gr2" draw:text-style-name="P4" svg:x1="2.6992in" svg:y1="1.3335in" svg:x2="3.4492in" svg:y2="1.3335in"><text:p/></draw:line><draw:line draw:style-name="gr2" draw:text-style-name="P4" svg:x1="2.6992in" svg:y1="1.3335in" svg:x2="3.4492in" svg:y2="1.3335in"><text:p/></draw:line><draw:line draw:style-name="gr2" draw:text-style-name="P4" svg:x1="2.7in" svg:y1="1.0835in" svg:x2="3.45in" svg:y2="1.0835in"><text:p/></draw:line><draw:line draw:style-name="gr2" draw:text-style-name="P4" svg:x1="2.7in" svg:y1="1.0835in" svg:x2="3.45in" svg:y2="1.0835in"><text:p/></draw:line><draw:line draw:style-name="gr2" draw:text-style-name="P4" svg:x1="2.6992in" svg:y1="2.3335in" svg:x2="3.4492in" svg:y2="2.3335in"><text:p/></draw:line><draw:line draw:style-name="gr2" draw:text-style-name="P4" svg:x1="2.7in" svg:y1="1.0835in" svg:x2="3.45in" svg:y2="1.0835in"><text:p/></draw:line><draw:line draw:style-name="gr2" draw:text-style-name="P4" svg:x1="2.6992in" svg:y1="2.5835in" svg:x2="3.4492in" svg:y2="2.5835in"><text:p/></draw:line><draw:line draw:style-name="gr2" draw:text-style-name="P4" svg:x1="2.6992in" svg:y1="2.0835in" svg:x2="3.4492in" svg:y2="2.0835in"><text:p/></draw:line><draw:line draw:style-name="gr2" draw:text-style-name="P4" svg:x1="2.6992in" svg:y1="0.8335in" svg:x2="3.4492in" svg:y2="0.8335in"><text:p/></draw:line><draw:line draw:style-name="gr2" draw:text-style-name="P4" svg:x1="2.7in" svg:y1="1.0835in" svg:x2="3.45in" svg:y2="1.0835in"><text:p/></draw:line><draw:line draw:style-name="gr2" draw:text-style-name="P4" svg:x1="2.7008in" svg:y1="1.0835in" svg:x2="3.4508in" svg:y2="1.0835in"><text:p/></draw:line><draw:frame draw:style-name="gr4" draw:text-style-name="P11" svg:width="1.4386in" svg:height="0.3287in" svg:x="1.6736in" svg:y="0.2937in"><draw:text-box><text:p text:style-name="P5"><text:span text:style-name="T2">sctp_ephash</text:span></text:p></draw:text-box></draw:frame><draw:rect draw:style-name="gr12" draw:text-style-name="P4" svg:width="1.5787in" svg:height="1.0004in" svg:x="4.2252in" svg:y="0.7917in"><text:p text:style-name="P7"><text:span text:style-name="T1">sctp_inpcb</text:span></text:p></draw:rect><draw:line draw:style-name="gr3" draw:text-style-name="P4" svg:x1="5.7906in" svg:y1="1.1209in" svg:x2="6.2906in" svg:y2="1.1209in"><text:p/></draw:line><draw:frame draw:style-name="gr4" draw:text-style-name="P11" svg:width="1.1886in" svg:height="0.3287in" svg:x="5.8571in" svg:y="0.7917in"><draw:text-box><text:p text:style-name="P5"><text:span text:style-name="T2">sctp_hash</text:span></text:p></draw:text-box></draw:frame><draw:line draw:style-name="gr3" draw:text-style-name="P4" svg:x1="3.461in" svg:y1="1.3079in" svg:x2="4.211in" svg:y2="1.3079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that in order to find an association (for ICMP) we then must dig down in the hash of addresses that the sctp_inpcb maintains (see below).</text:p>
      <text:h text:style-name="Heading_20_2" text:outline-level="2">Master List</text:h>
      <text:p text:style-name="Text_20_body">The sctppcbinfo structure also maintains a master list of all allocated endpoints. Any new endpoint is always put onto the head of this list and at deallocation is removed from this list.</text:p>
      <text:p text:style-name="Text_20_body"><draw:g text:anchor-type="paragraph" draw:z-index="17" draw:style-name="gr1"><draw:rect draw:style-name="gr15" draw:text-style-name="P13" svg:width="3.7496in" svg:height="1.2504in" svg:x="0.0008in" svg:y="0.0835in"><text:p text:style-name="P7"><text:span text:style-name="T4">sctppcbinfo</text:span></text:p></draw:rect><draw:frame draw:style-name="gr4" draw:text-style-name="P11" svg:width="0.9803in" svg:height="0.3287in" svg:x="2.7874in" svg:y="0.3591in"><draw:text-box><text:p text:style-name="P5"><text:span text:style-name="T2">listhead</text:span></text:p></draw:text-box></draw:frame><draw:rect draw:style-name="gr12" draw:text-style-name="P4" svg:width="1.5787in" svg:height="1.0004in" svg:x="4.2252in" svg:y="0.0953in"><text:p text:style-name="P7"><text:span text:style-name="T1">sctp_inpcb</text:span></text:p></draw:rect><draw:line draw:style-name="gr3" draw:text-style-name="P4" svg:x1="5.7906in" svg:y1="0.4236in" svg:x2="6.2906in" svg:y2="0.4236in"><text:p/></draw:line><draw:frame draw:style-name="gr4" draw:text-style-name="P11" svg:width="0.9906in" svg:height="0.3287in" svg:x="5.8571in" svg:y="0.0953in"><draw:text-box><text:p text:style-name="P5"><text:span text:style-name="T2">sctp_list</text:span></text:p></draw:text-box></draw:frame><draw:line draw:style-name="gr3" draw:text-style-name="P4" svg:x1="3.25in" svg:y1="0.6618in" svg:x2="4.25in" svg:y2="0.6618in"><text:p/></draw:line></draw:g></text:p>
      <text:p text:style-name="Text_20_body"/>
      <text:p text:style-name="Text_20_body"/>
      <text:p text:style-name="Text_20_body"/>
      <text:p text:style-name="Text_20_body"/>
      <text:p text:style-name="Text_20_body"/>
      <text:p text:style-name="Text_20_body"/>
      <text:p text:style-name="Text_20_body"/>
      <text:h text:style-name="Heading_20_2" text:outline-level="2">Restart Hash</text:h>
      <text:p text:style-name="Text_20_body"/>
      <text:p text:style-name="Text_20_body">When a peer endpoint restarts an association, the local endpoint needs to maintain the same association identification (assoc_id). Normally the assoc_id is the same as the vtag. This provides us a very easy way to lookup associations from the endpoint down as well as from the inbound packet. However when a restart occurs, we need to maintain the OLD assoc_id. We do this with an ancillary hash table, the restart hash. We use the assoc_id (original vtag) as the hash key.</text:p>
      <text:p text:style-name="Text_20_body"><draw:g text:anchor-type="paragraph" draw:z-index="18" draw:style-name="gr1"><draw:rect draw:style-name="gr15" draw:text-style-name="P13" svg:width="3.7496in" svg:height="3.5004in" svg:x="0.0008in" svg:y="0.0835in"><text:p text:style-name="P7"><text:span text:style-name="T4">sctppcbinfo</text:span></text:p></draw:rect><draw:rect draw:style-name="gr2" draw:text-style-name="P4" svg:width="0.7504in" svg:height="2.0004in" svg:x="2.6992in" svg:y="0.5835in"><text:p/></draw:rect><draw:line draw:style-name="gr2" draw:text-style-name="P4" svg:x1="2.6992in" svg:y1="1.0835in" svg:x2="3.4492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6992in" svg:y1="1.8335in" svg:x2="3.4492in" svg:y2="1.8335in"><text:p/></draw:line><draw:line draw:style-name="gr2" draw:text-style-name="P4" svg:x1="2.6992in" svg:y1="1.5835in" svg:x2="3.4492in" svg:y2="1.5835in"><text:p/></draw:line><draw:line draw:style-name="gr2" draw:text-style-name="P4" svg:x1="2.6992in" svg:y1="1.3335in" svg:x2="3.4492in" svg:y2="1.3335in"><text:p/></draw:line><draw:line draw:style-name="gr2" draw:text-style-name="P4" svg:x1="2.6992in" svg:y1="1.3335in" svg:x2="3.4492in" svg:y2="1.3335in"><text:p/></draw:line><draw:line draw:style-name="gr2" draw:text-style-name="P4" svg:x1="2.7in" svg:y1="1.0835in" svg:x2="3.45in" svg:y2="1.0835in"><text:p/></draw:line><draw:line draw:style-name="gr2" draw:text-style-name="P4" svg:x1="2.7in" svg:y1="1.0835in" svg:x2="3.45in" svg:y2="1.0835in"><text:p/></draw:line><draw:line draw:style-name="gr2" draw:text-style-name="P4" svg:x1="2.6992in" svg:y1="2.3335in" svg:x2="3.4492in" svg:y2="2.3335in"><text:p/></draw:line><draw:line draw:style-name="gr2" draw:text-style-name="P4" svg:x1="2.7in" svg:y1="1.0835in" svg:x2="3.45in" svg:y2="1.0835in"><text:p/></draw:line><draw:line draw:style-name="gr2" draw:text-style-name="P4" svg:x1="2.6992in" svg:y1="2.5835in" svg:x2="3.4492in" svg:y2="2.5835in"><text:p/></draw:line><draw:line draw:style-name="gr2" draw:text-style-name="P4" svg:x1="2.6992in" svg:y1="2.0835in" svg:x2="3.4492in" svg:y2="2.0835in"><text:p/></draw:line><draw:line draw:style-name="gr2" draw:text-style-name="P4" svg:x1="2.6992in" svg:y1="0.8335in" svg:x2="3.4492in" svg:y2="0.8335in"><text:p/></draw:line><draw:line draw:style-name="gr2" draw:text-style-name="P4" svg:x1="2.7in" svg:y1="1.0835in" svg:x2="3.45in" svg:y2="1.0835in"><text:p/></draw:line><draw:line draw:style-name="gr2" draw:text-style-name="P4" svg:x1="2.7008in" svg:y1="1.0835in" svg:x2="3.4508in" svg:y2="1.0835in"><text:p/></draw:line><draw:frame draw:style-name="gr4" draw:text-style-name="P11" svg:width="1.8551in" svg:height="0.3287in" svg:x="1.6736in" svg:y="0.2937in"><draw:text-box><text:p text:style-name="P5"><text:span text:style-name="T2">sctp_restarthash</text:span></text:p></draw:text-box></draw:frame><draw:rect draw:style-name="gr13" draw:text-style-name="P4" svg:width="1.2504in" svg:height="1.0004in" svg:x="4.4224in" svg:y="0.7917in"><text:p text:style-name="P7"><text:span text:style-name="T1">sctp_tcb</text:span></text:p></draw:rect><draw:line draw:style-name="gr3" draw:text-style-name="P4" svg:x1="3.461in" svg:y1="1.2917in" svg:x2="4.461in" svg:y2="1.2917in"><text:p/></draw:line><draw:line draw:style-name="gr3" draw:text-style-name="P4" svg:x1="5.6724in" svg:y1="0.8453in" svg:x2="6.1724in" svg:y2="0.8453in"><text:p/></draw:line><draw:frame draw:style-name="gr4" draw:text-style-name="P11" svg:width="2.0843in" svg:height="0.3287in" svg:x="4.676in" svg:y="0.4772in"><draw:text-box><text:p text:style-name="P5"><text:span text:style-name="T2">sctp_tcbrestarhash</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that only when looking up via an assoc_id is this hash table consulted. There is also a flag that gets set within the sctp_tcb to inform the freeing code that the hash is used and needs to be removed at cleanup.</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CP EP Hash (one-2-one model)</text:h>
      <text:p text:style-name="Text_20_body">The one-2-one model, and also peeled off one-2-many associations require a special hash table. For this table we hash the sum of the local and remote ports.</text:p>
      <text:p text:style-name="Text_20_body"><draw:g text:anchor-type="paragraph" draw:z-index="19" draw:style-name="gr1"><draw:rect draw:style-name="gr15" draw:text-style-name="P13" svg:width="3.7496in" svg:height="3.5004in" svg:x="0.0008in" svg:y="0.0835in"><text:p text:style-name="P7"><text:span text:style-name="T4">sctppcbinfo</text:span></text:p></draw:rect><draw:rect draw:style-name="gr2" draw:text-style-name="P4" svg:width="0.7504in" svg:height="2.0004in" svg:x="2.6992in" svg:y="0.5835in"><text:p/></draw:rect><draw:line draw:style-name="gr2" draw:text-style-name="P4" svg:x1="2.6992in" svg:y1="1.0835in" svg:x2="3.4492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6992in" svg:y1="1.8335in" svg:x2="3.4492in" svg:y2="1.8335in"><text:p/></draw:line><draw:line draw:style-name="gr2" draw:text-style-name="P4" svg:x1="2.6992in" svg:y1="1.5835in" svg:x2="3.4492in" svg:y2="1.5835in"><text:p/></draw:line><draw:line draw:style-name="gr2" draw:text-style-name="P4" svg:x1="2.6992in" svg:y1="1.3335in" svg:x2="3.4492in" svg:y2="1.3335in"><text:p/></draw:line><draw:line draw:style-name="gr2" draw:text-style-name="P4" svg:x1="2.6992in" svg:y1="1.3335in" svg:x2="3.4492in" svg:y2="1.3335in"><text:p/></draw:line><draw:line draw:style-name="gr2" draw:text-style-name="P4" svg:x1="2.7in" svg:y1="1.0835in" svg:x2="3.45in" svg:y2="1.0835in"><text:p/></draw:line><draw:line draw:style-name="gr2" draw:text-style-name="P4" svg:x1="2.7in" svg:y1="1.0835in" svg:x2="3.45in" svg:y2="1.0835in"><text:p/></draw:line><draw:line draw:style-name="gr2" draw:text-style-name="P4" svg:x1="2.6992in" svg:y1="2.3335in" svg:x2="3.4492in" svg:y2="2.3335in"><text:p/></draw:line><draw:line draw:style-name="gr2" draw:text-style-name="P4" svg:x1="2.7in" svg:y1="1.0835in" svg:x2="3.45in" svg:y2="1.0835in"><text:p/></draw:line><draw:line draw:style-name="gr2" draw:text-style-name="P4" svg:x1="2.6992in" svg:y1="2.5835in" svg:x2="3.4492in" svg:y2="2.5835in"><text:p/></draw:line><draw:line draw:style-name="gr2" draw:text-style-name="P4" svg:x1="2.6992in" svg:y1="2.0835in" svg:x2="3.4492in" svg:y2="2.0835in"><text:p/></draw:line><draw:line draw:style-name="gr2" draw:text-style-name="P4" svg:x1="2.6992in" svg:y1="0.8335in" svg:x2="3.4492in" svg:y2="0.8335in"><text:p/></draw:line><draw:line draw:style-name="gr2" draw:text-style-name="P4" svg:x1="2.7in" svg:y1="1.0835in" svg:x2="3.45in" svg:y2="1.0835in"><text:p/></draw:line><draw:line draw:style-name="gr2" draw:text-style-name="P4" svg:x1="2.7008in" svg:y1="1.0835in" svg:x2="3.4508in" svg:y2="1.0835in"><text:p/></draw:line><draw:frame draw:style-name="gr4" draw:text-style-name="P11" svg:width="1.7406in" svg:height="0.3287in" svg:x="1.6736in" svg:y="0.2937in"><draw:text-box><text:p text:style-name="P5"><text:span text:style-name="T2">sctp_tcpephash</text:span></text:p></draw:text-box></draw:frame><draw:rect draw:style-name="gr12" draw:text-style-name="P4" svg:width="1.5787in" svg:height="1.0004in" svg:x="4.2252in" svg:y="0.7917in"><text:p text:style-name="P7"><text:span text:style-name="T1">sctp_inpcb</text:span></text:p></draw:rect><draw:line draw:style-name="gr3" draw:text-style-name="P4" svg:x1="5.7906in" svg:y1="1.1209in" svg:x2="6.2906in" svg:y2="1.1209in"><text:p/></draw:line><draw:frame draw:style-name="gr4" draw:text-style-name="P11" svg:width="1.1886in" svg:height="0.3287in" svg:x="5.8571in" svg:y="0.7917in"><draw:text-box><text:p text:style-name="P5"><text:span text:style-name="T2">sctp_hash</text:span></text:p></draw:text-box></draw:frame><draw:line draw:style-name="gr3" draw:text-style-name="P4" svg:x1="3.461in" svg:y1="1.3079in" svg:x2="4.211in" svg:y2="1.3079in"><text:p/></draw:line><draw:rect draw:style-name="gr13" draw:text-style-name="P4" svg:width="1.2504in" svg:height="1.0004in" svg:x="4.4228in" svg:y="2.5362in"><text:p text:style-name="P7"><text:span text:style-name="T1">sctp_tcb</text:span></text:p></draw:rect><draw:line draw:style-name="gr3" draw:text-style-name="P4" svg:x1="5.0008in" svg:y1="1.7937in" svg:x2="5.0008in" svg:y2="2.5437in"><text:p/></draw:line><draw:frame draw:style-name="gr4" draw:text-style-name="P11" svg:width="1.5531in" svg:height="0.3287in" svg:x="4.961in" svg:y="1.9118in"><draw:text-box><text:p text:style-name="P5"><text:span text:style-name="T2">sctp_asoc_list</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that for the one-2-one model, the sctp_hash is reused to link all endpoints that hash to this bucket by port. These endpoints do NOT appear in the sctp_ep hash. Note also that normally the sctp_asoc_list is a list of all associations that this endpoint has (one-2-many). But for the one-2-one model there is always only one association in this list. Also note that the listening one-2-one model socket will be held in the normal sctp_ep hash, this is also true for the active open side that does the connec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Endpoint hash to tcb</text:h>
      <text:p text:style-name="Text_20_body">Each sctp endpoint has a hash table for each association it holds. The hash key is the peers remote port. This allows us, if we know an endpoints port, to hash the remote port, find the bucket, and then locate the peer with the particular port and address.</text:p>
      <text:p text:style-name="Text_20_body"/>
      <text:p text:style-name="Text_20_body"/>
      <text:p text:style-name="Text_20_body"/>
      <text:p text:style-name="Text_20_body"><draw:g text:anchor-type="paragraph" draw:z-index="20" draw:style-name="gr1"><draw:rect draw:style-name="gr12" draw:text-style-name="P13" svg:width="3.7496in" svg:height="3.5004in" svg:x="0.0008in" svg:y="0.0835in"><text:p text:style-name="P7"><text:span text:style-name="T4">sctp_inpcb</text:span></text:p></draw:rect><draw:rect draw:style-name="gr2" draw:text-style-name="P4" svg:width="0.7504in" svg:height="2.0004in" svg:x="2.6992in" svg:y="0.5835in"><text:p/></draw:rect><draw:line draw:style-name="gr2" draw:text-style-name="P4" svg:x1="2.6992in" svg:y1="1.0835in" svg:x2="3.4492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7in" svg:y1="1.0835in" svg:x2="3.45in" svg:y2="1.0835in"><text:p/></draw:line><draw:line draw:style-name="gr2" draw:text-style-name="P4" svg:x1="2.6992in" svg:y1="1.8335in" svg:x2="3.4492in" svg:y2="1.8335in"><text:p/></draw:line><draw:line draw:style-name="gr2" draw:text-style-name="P4" svg:x1="2.6992in" svg:y1="1.5835in" svg:x2="3.4492in" svg:y2="1.5835in"><text:p/></draw:line><draw:line draw:style-name="gr2" draw:text-style-name="P4" svg:x1="2.6992in" svg:y1="1.3335in" svg:x2="3.4492in" svg:y2="1.3335in"><text:p/></draw:line><draw:line draw:style-name="gr2" draw:text-style-name="P4" svg:x1="2.6992in" svg:y1="1.3335in" svg:x2="3.4492in" svg:y2="1.3335in"><text:p/></draw:line><draw:line draw:style-name="gr2" draw:text-style-name="P4" svg:x1="2.7in" svg:y1="1.0835in" svg:x2="3.45in" svg:y2="1.0835in"><text:p/></draw:line><draw:line draw:style-name="gr2" draw:text-style-name="P4" svg:x1="2.7in" svg:y1="1.0835in" svg:x2="3.45in" svg:y2="1.0835in"><text:p/></draw:line><draw:line draw:style-name="gr2" draw:text-style-name="P4" svg:x1="2.6992in" svg:y1="2.3335in" svg:x2="3.4492in" svg:y2="2.3335in"><text:p/></draw:line><draw:line draw:style-name="gr2" draw:text-style-name="P4" svg:x1="2.7in" svg:y1="1.0835in" svg:x2="3.45in" svg:y2="1.0835in"><text:p/></draw:line><draw:line draw:style-name="gr2" draw:text-style-name="P4" svg:x1="2.6992in" svg:y1="2.5835in" svg:x2="3.4492in" svg:y2="2.5835in"><text:p/></draw:line><draw:line draw:style-name="gr2" draw:text-style-name="P4" svg:x1="2.6992in" svg:y1="2.0835in" svg:x2="3.4492in" svg:y2="2.0835in"><text:p/></draw:line><draw:line draw:style-name="gr2" draw:text-style-name="P4" svg:x1="2.6992in" svg:y1="0.8335in" svg:x2="3.4492in" svg:y2="0.8335in"><text:p/></draw:line><draw:line draw:style-name="gr2" draw:text-style-name="P4" svg:x1="2.7in" svg:y1="1.0835in" svg:x2="3.45in" svg:y2="1.0835in"><text:p/></draw:line><draw:line draw:style-name="gr2" draw:text-style-name="P4" svg:x1="2.7008in" svg:y1="1.0835in" svg:x2="3.4508in" svg:y2="1.0835in"><text:p/></draw:line><draw:frame draw:style-name="gr4" draw:text-style-name="P11" svg:width="1.4906in" svg:height="0.3287in" svg:x="2.1071in" svg:y="0.2937in"><draw:text-box><text:p text:style-name="P5"><text:span text:style-name="T2">sctp_tcbhash</text:span></text:p></draw:text-box></draw:frame><draw:line draw:style-name="gr3" draw:text-style-name="P4" svg:x1="3.461in" svg:y1="1.3079in" svg:x2="4.211in" svg:y2="1.3079in"><text:p/></draw:line><draw:rect draw:style-name="gr13" draw:text-style-name="P4" svg:width="1.2504in" svg:height="1.0004in" svg:x="4.187in" svg:y="0.8433in"><text:p text:style-name="P7"><text:span text:style-name="T1">sctp_tcb</text:span></text:p></draw:rect><draw:line draw:style-name="gr3" draw:text-style-name="P4" svg:x1="5.461in" svg:y1="0.9516in" svg:x2="6.211in" svg:y2="0.9516in"><text:p/></draw:line><draw:frame draw:style-name="gr4" draw:text-style-name="P11" svg:width="1.4906in" svg:height="0.3287in" svg:x="4.7717in" svg:y="0.4528in"><draw:text-box><text:p text:style-name="P5"><text:span text:style-name="T2">sctp_tcbhash</text:span></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Association Lookup</text:h>
      <text:p text:style-name="Text_20_body">We will now turn our attention to how all these hash tables are used. Basically three main methods are used to access and an association:</text:p>
      <text:list text:style-name="L3">
        <text:list-item>
          <text:p text:style-name="P19">Lookup by vtag/or/association identification.</text:p>
        </text:list-item>
        <text:list-item>
          <text:p text:style-name="P19">Lookup by source/destination address.</text:p>
        </text:list-item>
        <text:list-item>
          <text:p text:style-name="P19">Lookup by peer address.</text:p>
        </text:list-item>
      </text:list>
      <text:p text:style-name="Text_20_body">All of these use a number of methods exported by sctp_pcb.h and implemented inside sctp_pcb.c. The following functions are exported. Note that not always is an association returned from these lookups. Sometimes (in the case of INIT or COOKIE lookup all that is expected is a inp that is listening). Many of these require special handling depending on the circumstances of the lookup, for example asconf's (the dynamic address extension) require special handling. Also the ability to lookup addresses within a INIT or INIT-ACK are also utilized in some special cases.</text:p>
      <text:p text:style-name="Text_20_body"/>
      <text:h text:style-name="Heading_20_2" text:outline-level="2">sctp_findassociation_addr()</text:h>
      <text:p text:style-name="Text_20_body">This method is the primary one used by inbound packets. No matter if the packets arrive in sctp_input() or sctp6_input() this method is called to find either the stcb or the listening endpoint.</text:p>
      <text:p text:style-name="Text_20_body">The function is passed:</text:p>
      <text:list text:style-name="L4">
        <text:list-item>
          <text:p text:style-name="P20">The pointer to the mbuf (cluster) chain.</text:p>
        </text:list-item>
        <text:list-item>
          <text:p text:style-name="P20">The length of the ip header.</text:p>
        </text:list-item>
        <text:list-item>
          <text:p text:style-name="P20">The offset at where we are looking in the chain.</text:p>
        </text:list-item>
        <text:list-item>
          <text:p text:style-name="P20">The pointer to the broke out sctp common header.</text:p>
        </text:list-item>
        <text:list-item>
          <text:p text:style-name="P20">A pointer to the first chunk header beyond the common header.</text:p>
        </text:list-item>
        <text:list-item>
          <text:p text:style-name="P20">A pointer to the address of the inp i.e. **inp (struct sctp_inp). This is so that the inp can be updated by the function.</text:p>
        </text:list-item>
        <text:list-item>
          <text:p text:style-name="P20">A pointer to the pointer to the destination network i.e. **nets (struct sctp_nets).</text:p>
        </text:list-item>
        <text:list-item>
          <text:p text:style-name="P20">The vrf the packet arrived upon.</text:p>
        </text:list-item>
      </text:list>
      <text:p text:style-name="Text_20_body">The function first pulls out a sockaddr * structure that points to either the v6 or v4 address that sent us the packet. This sets up the “from” pointer. It then checks to see if the vtag is non-zero. For non-zero vtags we sctp_find_assoc_by_vtag() (documented later in this section). If that returns an association we are done. Otherwise we fall through to the same case where we had a zero vtag (this should be rare). Most of the time the vtag look up is how we will find the assocation.</text:p>
      <text:p text:style-name="Text_20_body">We next proceed to pull out the to address and setup a sockaddr * to point to our allocated storage for either v6 or v4 and the “to” address. So at this point we have both the from and the to address. We next determine if we need to look in the TCP pool (i.e. tcp_ephash). We do this for non-front state packets i.e. The first 4 legs of the handshake. We now call sctp_findassociation_addr_sa() passing in the flag to determine if we look in the tcp pool, note that we call this with either a local inp to be filled in or the one passed on the call. We allow a NULL pointer to be given this routine, but sctp_findassociation_addr_sa() (documented next) does not allow a NULL in the inp argument. <text:s/>Now on return, if we did NOT find a stcb, but did find an endpoint, we look at the first chunk type. If its an INIT or INIT-ACK, and in the TCP pool, its not a listener and we must instead NULL out the inp given to us (if passed). If thats not true we call, sctp_findassociation_special_addr() (documented later in this section). We now return the results of all the lookups.</text:p>
      <text:p text:style-name="Text_20_body"/>
      <text:h text:style-name="Heading_20_2" text:outline-level="2">sctp_findassociation_addr_sa()</text:h>
      <text:p text:style-name="Text_20_body">This routine is the general purpose lookup routine for when vtag lookup has failed or we don't have a vtag such as when an ICMP arrives or we are asked by netstat to lookup credentials. The function takes the following arguments:</text:p>
      <text:list text:style-name="L5">
        <text:list-item>
          <text:p text:style-name="P21">A socket address to, the peers address to send to.</text:p>
        </text:list-item>
        <text:list-item>
          <text:p text:style-name="P21">A socket address from, the local address we sent from.</text:p>
        </text:list-item>
        <text:list-item>
          <text:p text:style-name="P21">A pointer to an sctp_inpcb pointer to be filled in.</text:p>
        </text:list-item>
        <text:list-item>
          <text:p text:style-name="P21">A pointer to an sctp_nets pointer to be filled in.</text:p>
        </text:list-item>
        <text:list-item>
          <text:p text:style-name="P21">A flag to indicate if we need to look in the tcp pool.</text:p>
        </text:list-item>
        <text:list-item>
          <text:p text:style-name="P21">The VRF id of the association.</text:p>
        </text:list-item>
      </text:list>
      <text:p text:style-name="Text_20_body"/>
      <text:p text:style-name="Text_20_body">Now the first thing the routine does is get a read lock on the sctppcbinfo structure. If we are allowed to look in the TCP pool, then we call sctp_tcb_special_locate() (documented later) if this succeeds we unlock the sctppcbinfo structure and return the result. Otherwise we proceed to find the endpoint in question by calling sctp_pcb_findep() (documented later). We then unlock the sctppcbinfo structure and return NULL if no endpoint was found. Otherwise, we call sctp_findassociation_ep_addr() to find the tcb within the endpoint. Note that in any event we will have found possibly a listening endpoint on return.</text:p>
      <text:h text:style-name="Heading_20_2" text:outline-level="2">sctp_findassociation_ep_addr()</text:h>
      <text:p text:style-name="Text_20_body">This function is often used by user application calls that do NOT have an assoc_id (which is much more efficient) but pass in a valid socket address for an endpoint associated with a socket. The caller knows which endpoint (sctp_inpcb) the association should belong to. The function takes as arguments:</text:p>
      <text:list text:style-name="L6">
        <text:list-item>
          <text:p text:style-name="P22">A pointer to the pointer to the actual sctp_inpcb <text:s/>(i.e. **inp). This is because the tcp model may change the pointer in question.</text:p>
        </text:list-item>
        <text:list-item>
          <text:p text:style-name="P22">The remote peers sockaddr pointer (this can be v4 or v6).</text:p>
        </text:list-item>
        <text:list-item>
          <text:p text:style-name="P22">A pointer to a pointer to the sctp_nets structure to be filled in (**nets).</text:p>
        </text:list-item>
        <text:list-item>
          <text:p text:style-name="P22">The local socket address pointer of the endpoint (v4 or v6).</text:p>
        </text:list-item>
        <text:list-item>
          <text:p text:style-name="P22">A pointer to a previously locked tcb (for cases of restart and other collision cases).</text:p>
        </text:list-item>
      </text:list>
      <text:p text:style-name="Text_20_body">The first thing we do is pull out the remote port and then unlock any optional locked tcb that may have been passed in. We next lock the sctppcbinfo lock. <text:s/>If the inp is a one-2-one model socket then either the inp is the listening endpoint, which means the backlog is non-zero and the socket back pointer from the endpoint is set. If true, we sctp_tcb_special_locate() function to try to find the one-2-one tcb in the tcp_ephash. Note that the routine assumes that the refcount of the inp has been incremented. If we did not find a tcb, we adjust the refcount and return, otherwise if we did find a tcb, we make any needed adjustments to the locks (in case of collisions). If the rport does not match the tcb we found we then release all and return NULL. If it does match then we dig through the addresses of the peer on this endpoint, setup the net (if we find it) and return the tcb. Note that if the net is not found we will bail and return a null at the bottom of the function after release locks and such.</text:p>
      <text:p text:style-name="Text_20_body">If we are the one-2-many model, then we lock the inp, validate that its socket is still present and then hash the remote port in the per inp hash of associations (sctp_tcbhash). We dig through the hash table until we find one with a matching remote address and do our update of the net and return after cleaning up all the locks. Note that in all cases if we are returning a tcb we will be returning a LOCKED tcb to the caller.</text:p>
      <text:p text:style-name="Text_20_body"/>
      <text:h text:style-name="Heading_20_2" text:outline-level="2">sctp_findassociation_ep_asocid()</text:h>
      <text:p text:style-name="Text_20_body">This routine is used throughout all socket options that include an association id as well as the send (when an asoc_id is present). It is also used by the peeloff code to find the specific association to pull out of a one-2-many socket. The function takes the following arguments:</text:p>
      <text:list text:style-name="L7">
        <text:list-item>
          <text:p text:style-name="P23">The inp of the caller (aka sctp_inpcb)</text:p>
        </text:list-item>
        <text:list-item>
          <text:p text:style-name="P23">The association id.</text:p>
        </text:list-item>
        <text:list-item>
          <text:p text:style-name="P23">A flag indicating if the caller would like the TCB locked upon return.</text:p>
        </text:list-item>
      </text:list>
      <text:p text:style-name="Text_20_body">The first thing this function does is hash the association id to find the correct bucket within the sctppcbinfo hash of ids. Note that this requires (as mentioned earlier) the acquisition of the sctppcbinfo lock, which may need to be changed at some point to a bucket lock. We then look in each bucket in the hash table for a matching asoc_id and inp. Note that this implies we could have asoc_id's unique only to the inp, but we still assign them unique across the system. Note that during lookup we will lock the inp but we will NOT lock the TCB unless we are directed to by the caller, and this just before return.</text:p>
      <text:p text:style-name="Text_20_body">Note also that during lookup if at any time the inp goes to a “GONE” state, where the socket has been closed, we bail out after cleanup of locks. If the lookup by asoc_id fails, we then try the restart hash using the same methods. At the end if we find a matching association we return it (locked depending on the input flag) and otherwise, we return NULL.</text:p>
      <text:p text:style-name="Text_20_body"/>
      <text:h text:style-name="Heading_20_2" text:outline-level="2">sctp_findassociation_ep_asconf()</text:h>
      <text:p text:style-name="Text_20_body">This function is ONLY called if the input packet found has an asconf in it. It is called from control data processing with the following arguments:</text:p>
      <text:list text:style-name="L8">
        <text:list-item>
          <text:p text:style-name="P24">The mbuf (cluster) chain of the input packet.</text:p>
        </text:list-item>
        <text:list-item>
          <text:p text:style-name="P24">The ip header length.</text:p>
        </text:list-item>
        <text:list-item>
          <text:p text:style-name="P24">The offset into the chain we are at.</text:p>
        </text:list-item>
        <text:list-item>
          <text:p text:style-name="P24">A pointer to the SCTP common header in the packet.</text:p>
        </text:list-item>
        <text:list-item>
          <text:p text:style-name="P24">The address of the inp pointer (to be filled in if needed)</text:p>
        </text:list-item>
        <text:list-item>
          <text:p text:style-name="P24">The address of the net pointer (to be filled in).</text:p>
        </text:list-item>
      </text:list>
      <text:p text:style-name="Text_20_body">We first pull out the local address. We next pull out, using our safe mbuf/cluster access routine (sctp_get_next_param) the asconf chunk which also will include the lookup address. From this we pull out the remote address that the caller declared in his asconf as being a viable address that is part of the association. </text:p>
      <text:p text:style-name="Text_20_body">Note that as part of pulling out the address, if the address is zero, we set a flag. This flag then dictates if we call the sctp_findassco_by_vtag() function (discussed next) or call the sctp_findassociation_ep_addr() function. The result of one of these functions is returned to the caller.</text:p>
      <text:p text:style-name="Text_20_body">Note that this function will need some update to go through multiple asconf's when we begin to support the latest draft (that supports mobility better).</text:p>
      <text:h text:style-name="Heading_20_2" text:outline-level="2">sctp_findassoc_by_vtag()</text:h>
      <text:p text:style-name="Text_20_body">This function is called as a service function from other lookup operations. It is passed the following:</text:p>
      <text:list text:style-name="L9">
        <text:list-item>
          <text:p text:style-name="P25">The from address (possibly NULL if skip_src_checks is true)</text:p>
        </text:list-item>
        <text:list-item>
          <text:p text:style-name="P25">The vtag.</text:p>
        </text:list-item>
        <text:list-item>
          <text:p text:style-name="P25">A pointer to the sctp_inpcb pointer (**inp).</text:p>
        </text:list-item>
        <text:list-item>
          <text:p text:style-name="P25">A pointer to the sctp_nets pinter (**net).</text:p>
        </text:list-item>
        <text:list-item>
          <text:p text:style-name="P25">The peers port number</text:p>
        </text:list-item>
        <text:list-item>
          <text:p text:style-name="P25">The local port number</text:p>
        </text:list-item>
        <text:list-item>
          <text:p text:style-name="P25">A flag (skip_src_checks) that dictates if we are skipping src address checks (aka from is NULL).</text:p>
        </text:list-item>
      </text:list>
      <text:p text:style-name="Text_20_body">We lock the sctppcbinfo structure and find the hash bucket the vtag belongs in. We then look through the bucket for a matching vtag. <text:s/>Note as we go through the endpoints we lock and unlock the inp of the endpoint note that any endpoint where the socket is gone, we will skip over. If the port set matches, and we are directed not to validate that the source address is present, we return the matching stcb. Otherwise we double check that the source address is part of our association. If so we return the found tcb, otherwise we continue through the rest of the buckets until we either run out of entries or find it.</text:p>
      <text:p text:style-name="Text_20_body"/>
      <text:h text:style-name="Heading_20_2" text:outline-level="2">sctp_findassociation_special_addr()</text:h>
      <text:p text:style-name="Text_20_body">This lookup routine is explicitly called for INIT and INIT-ACK's. It is possible a peer may send us an INIT or INIT-ACK from a different address then we sent to, yet the address we sent to is listed within the INIT or INIT-ACK (asymmetric routing case). In such cases we call this routine with:</text:p>
      <text:list text:style-name="L10">
        <text:list-item>
          <text:p text:style-name="P26">The mbuf/cluster chain.</text:p>
        </text:list-item>
        <text:list-item>
          <text:p text:style-name="P26">The ip header length.</text:p>
        </text:list-item>
        <text:list-item>
          <text:p text:style-name="P26">The offset we are at in the chain.</text:p>
        </text:list-item>
        <text:list-item>
          <text:p text:style-name="P26">A pointer to the sctp common header.</text:p>
        </text:list-item>
        <text:list-item>
          <text:p text:style-name="P26">A pointer to the inp pointer (struct sctp_inpcb **)</text:p>
        </text:list-item>
        <text:list-item>
          <text:p text:style-name="P26">A pointer to the sctp_net address to be filled in (struct sctp_nets **).</text:p>
        </text:list-item>
        <text:list-item>
          <text:p text:style-name="P26">The destination address of our local host that the packet was sent to.</text:p>
          <text:p text:style-name="P26"/>
        </text:list-item>
      </text:list>
      <text:p text:style-name="Text_20_body">Now the routine first sets up some various sockaddr structures that will be used as we work through the INIT/INIT-ACK. Then it proceeds to work through every parameter in the INIT/INIT-ACK, on every address parameter found (V4 or V6) it will pull out the address (of the peer) and call the sctp_findassociation_ep_addr() function. If it locates a tcb it will return it, otherwise at termination it returns NULL.</text:p>
      <text:h text:style-name="Heading_20_2" text:outline-level="2">sctp_tcb_special_locate()</text:h>
      <text:p text:style-name="Text_20_body">This module is used to find tcb's that are in the tcp_ephash. It is a service module called by other lookup utilities. When called the following arguments are passed:</text:p>
      <text:list text:style-name="L11">
        <text:list-item>
          <text:p text:style-name="P27">The inp pointer (struct sctp_inpcb **) to be filled in.</text:p>
        </text:list-item>
        <text:list-item>
          <text:p text:style-name="P27">The from and to address (to is the local address, the from is the remote address).</text:p>
        </text:list-item>
        <text:list-item>
          <text:p text:style-name="P27">The pointer to the sctp_net address to be filled in (struct sctp_nets **)</text:p>
        </text:list-item>
        <text:list-item>
          <text:p text:style-name="P27">The vrf_id of the association in question (normally gotten from the packet).</text:p>
        </text:list-item>
      </text:list>
      <text:p text:style-name="Text_20_body">Now first and foremost this function assumes the caller has the sctppcbinfo lock. It hashes to the tcp_ephash bucket of the combined local and remote port. And then proceeds to look through the hash buckets. We of course lock the inp has we go through the buckets. If we find that the inp is gone (no socket) we unlock and skip that inp. Otherwise if we match the local port and vrf, we then check the address (if bound specific, in bound all cases we match). <text:s/>Now if our address listed is in the endpoint, we then grab the TCB. We then check to make sure the peers port is in this TCB, if not we continue looking. If so, we validate that the address listed is one of the peers addresses listed in the sctp_nets that are in this tcb, if so we return the locked tcb thats in the one-2-one pool of tcbs.</text:p>
      <text:p text:style-name="Text_20_body"/>
      <text:h text:style-name="Heading_20_1" text:outline-level="1">Locking Strategy</text:h>
      <text:p text:style-name="Text_20_body">There are a variety of locks used throughout the SCTP code. This explanation will only cover the fine grain locking used by either FreeBSD or where user space locks is defined and thus we are using pthread_mutex's.</text:p>
      <text:p text:style-name="Text_20_body">There are four locks at the sctppcbinfo level. These are used for a number of purposes as described below.</text:p>
      <text:p text:style-name="Text_20_body">Note that the rest of this section will use the term XLOCK() to indicate both a RLOCK() and a WLOCK() version of the macro. Not that we use a separate lock for reading and writing but instead we separate these out for future separation if it becomes deemed needed.</text:p>
      <text:h text:style-name="Heading_20_2" text:outline-level="2">Locks on the sctppcbinfo level</text:h>
      <text:h text:style-name="Heading_20_3" text:outline-level="3">ipi_ep_mtx or SCTP_INP_INFO_XLOCK()</text:h>
      <text:p text:style-name="Text_20_body">This lock is used in general to to read or write lock the sctppcbinfo structure itself. In particular when any of the hash tables are being accessed or updated this lock must be held. As discussed earlier, this lock, in heavily loaded systems, may be subject to high degrees of lock contention. If this is the case it may be worth looking at doing a per-hash bucket lock. This, however, would mean a lot more memory dedicated to a large number of locks that are rarely used. At present this is not felt to be necessary but it may be a future consideration.</text:p>
      <text:p text:style-name="Text_20_body">In general this lock is one of the first acquired. It must be obtained before getting a INP or TCB lock (if you want to lock the info lock that is). Otherwise a lock inversion will occur. You can get an INP or TCB lock without getting this lock but you cannot hold an INP or TCB lock and then lock the INFO lock. </text:p>
      <text:h text:style-name="Heading_20_3" text:outline-level="3">it_mtx or SCTP_ITERATOR_LOCK()</text:h>
      <text:p text:style-name="Text_20_body">This mutex is used to allow exclusive access to the iterator. The iterator is either a timer or thread based worker that will perform a number of changes (such as adding addresses etc) to either all endpoints and tcbs or a specific endpoints tcbs. This mutex is locked first whenever an iterator is running. Periodically the iterator will release this (and all other locks it holds) and then re-acquire them. This allows the cleanup routines to free up endpoints and associations while an iterator is running. In fact the endpoint free code (sctp_inpcb_free) will lock the iterator out even ahead of the INFO lock. </text:p>
      <text:p text:style-name="Text_20_body"/>
      <text:h text:style-name="Heading_20_3" text:outline-level="3">ipi_iterator_wq_mtx or SCTP_IPI_ITERATOR_WQ_LOCK()</text:h>
      <text:p text:style-name="Text_20_body">Has mentioned previously the iterator is a thread or timer based entity that performs large updates to endpoints/tcbs. The work is scheduled by access to a work queue hung off the sctppcbinfo structure. Whenever a caller needs to add to the work queue, it acquires this lock and then puts the data into the work queue (which is a simple LIST). When something is added to the queue, normally a timer is started which, when it fires, will relock the queue, and wake the iterator, if its not already awake. The iterator itself will use the lock when accessing the queue and also as it goes to sleep, passing this mutex to msleep. It clears a flag (saying it is working) and then while holding the lock calls to msleep. A client that wants to wake the iterator, grabs the lock, then checks the flag to see if the iterator is sleeping, if so it does a wakeup and releases the lock.</text:p>
      <text:h text:style-name="Heading_20_3" text:outline-level="3">ipi_addr_mtx or SCTP_IPI_ADDR_LOCK</text:h>
      <text:p text:style-name="Text_20_body">This lock is used to protect the address lists within the various vrfs. When updating the address lists (adding or deleting) this lock must be acquired. Any time a caller wishes to look through the system addresses it must also acquire this lock (this includes adding addresses to the init/init-ack if boundall). Note that individual sctp_ifa structures are reference counted so even after deletion from the master list the are safe to access (assuming the reference counting is properly done :-D)</text:p>
      <text:p text:style-name="Text_20_body">This also may at some time be a higher contention lock if lots of INIT's and or INTI-ACK's were being processed. This would be a lock to examine if such becomes the case. It is thought, currently, with the minimal number of INIT/INIT-ACK's that are sent and received that this should not be a problem.</text:p>
      <text:h text:style-name="Heading_20_2" text:outline-level="2">Locks on the INP (sctp_inpcb) level.</text:h>
      <text:p text:style-name="Text_20_body"/>
      <text:h text:style-name="Heading_20_3" text:outline-level="3">inp_mtx or SCTP_INP_XLOCK()</text:h>
      <text:p text:style-name="Text_20_body">This lock is the general locked acquired when changing the INP itself including the hash tables of the associations. When looking up an association this lock will be acquired when working through any hash buckets.</text:p>
      <text:p text:style-name="Text_20_body">Thinking about this, we may not need to do it, in cases where the INFO lock is already on, since this will prevent removing of the INP.</text:p>
      <text:h text:style-name="Heading_20_3" text:outline-level="3">inp_create_mtx or SCTP_ASOC_CREATE_LOCK()</text:h>
      <text:p text:style-name="Text_20_body">This lock is used specifically to synchronize the creation of associations within an endpoint. This often quite tricky since a COOKIE can be coming in at the same time a peer with an INP is creating a TCB to send to the same peer. This locks is acquired whenever we wish to create an association (or we may create an association, such as cookie processing).</text:p>
      <text:h text:style-name="Heading_20_3" text:outline-level="3">inp_rdata_mtx or SCTP_INP_READ_LOCK()</text:h>
      <text:p text:style-name="Text_20_body">The read lock is one of the two locks that are used to synchronize access to a shared resource but not all the time. When data is put into the SCTP socket buffer (this is NOT the sockets buffer but one held by SCTP due to its different nature) the input process (netisr calls) will always acquire this lock. However a socket reader will ONLY acquire this lock if:</text:p>
      <text:list text:style-name="L12">
        <text:list-item>
          <text:p text:style-name="P28">The reader will consume all the data and the message has not been completely written by the interrupt routine (normally a partial delivery), or</text:p>
        </text:list-item>
        <text:list-item>
          <text:p text:style-name="P28">The reader will consume the message and its complete, yet the next message is not present. If the next message IS present and being added to then there is no need to acquire the lock.</text:p>
        </text:list-item>
      </text:list>
      <text:p text:style-name="Text_20_body">This methodology helps to make sure that we keep lock contention to a minimum and at the same time allow two kernel execution threads to be adding or reading data to/from the SCTP socket buffer giving us the most concurrency.</text:p>
      <text:h text:style-name="Heading_20_2" text:outline-level="2">TCB level locks</text:h>
      <text:h text:style-name="Heading_20_3" text:outline-level="3">tcb_mtx or SCTP_TCB_LOCK()</text:h>
      <text:p text:style-name="Text_20_body">The TCB lock is the fundamental unit of locking on an association. Most all access to the association structures is guarded by this lock with a few exceptions. In general if you are going to do anything to an association you will need to acquire this lock. In most cases the TCB lookup routines return a locked tcb for this very reason. This hides the locking from a large part of the code. One special note is that sending of data into the stream output queues is NOT covered by the TCB lock. That has its own lock described below.</text:p>
      <text:h text:style-name="Heading_20_3" text:outline-level="3">tcb_send_mtx or SCTP_SEND_LOCK()</text:h>
      <text:p text:style-name="Text_20_body">This lock is another one of the contention reduction locks. In fact when sending data the socket side generally asks for an unlocked TCB to be returned from the lookup routines. In particular if sending via an assoc_id, or to a one-to-one model socket, no lock is acquired on the TCB. But the send lock is acquired. The send lock conceptually covers the stream out queues. The sender always gets this lock when adding data to send. Note that the sender may get the TCB lock later when sending data assuming that Nagle (SCTP_ONDELAY) does not prevent the user from sending. For associations that send a large amount of data, once past the initial sends, they very rarely acquire the TCB lock. </text:p>
      <text:p text:style-name="Text_20_body">The opposite side of this is what happens when a SACK arrives. When we are ready to clock out data we generally hold (and continue to hold) the TCB lock. However we may or may not need to get the SEND lock. We will get the send lock for the following reasons:</text:p>
      <text:list text:style-name="L13">
        <text:list-item>
          <text:p text:style-name="P29">If the send will consume the entire message and the user is still sending (the message is not yet complete).</text:p>
        </text:list-item>
        <text:list-item>
          <text:p text:style-name="P29">If the message is complete and we have sent it all and we do not have a next message. Which means the tailq would be in conflict between the locking socket side sender and the interrupt driven output function.</text:p>
          <text:p text:style-name="P29"/>
        </text:list-item>
      </text:list>
      <text:p text:style-name="Text_20_body">The reduction of lock contention is hoped to help multi-core processors run multiple processors on sending and user sending simultaneously. In theory, three separate processors should be able to be active on the same SCTP association:</text:p>
      <text:list text:style-name="L14">
        <text:list-item>
          <text:p text:style-name="P30">A processor with a user thread reading</text:p>
        </text:list-item>
        <text:list-item>
          <text:p text:style-name="P30">A processor with a user thread sending</text:p>
        </text:list-item>
        <text:list-item>
          <text:p text:style-name="P30">A processor with the interrupt/netisr active both sending and receiving data.</text:p>
        </text:list-item>
      </text:list>
      <text:p text:style-name="Text_20_body">Note for a process level SCTP stack at least three separate pthreads should be created to handle the SCTP stack (besides the stack implicitly created iterator worker thread). More may also be used but no more than three will be active on any SCTP association simultaneously.</text:p>
      <text:h text:style-name="Heading_20_1" text:outline-level="1">Packet input handling</text:h>
      <text:p text:style-name="Text_20_body">When a packet arrives, the lower level driver code hands the packet off to IP. IP does what it does (verifies any IP layer checksum and that the packet is correctly destined aka one of its IP addresses) and then hands off the packet to the transport protocol. In SCTP's case it will hand it off to either sctp6_input or sctp_input. From there it is funneled into a common processing function where all the rest of processing is performed on the packet. The following gives a pictorial view of input packet handling.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g text:anchor-type="paragraph" draw:z-index="21" draw:style-name="gr1"><draw:rect draw:style-name="gr18" draw:text-style-name="P4" svg:width="3.5004in" svg:height="1.2504in" svg:x="2.5in" svg:y="4.75in"><text:p/></draw:rect><draw:rect draw:style-name="gr8" draw:text-style-name="P8" svg:width="1.0004in" svg:height="0.5004in" svg:x="0.5in" svg:y="0in"><text:p text:style-name="P7"><text:span text:style-name="T2">IPv4</text:span></text:p></draw:rect><draw:rect draw:style-name="gr8" draw:text-style-name="P4" svg:width="1.0004in" svg:height="0.5004in" svg:x="3.75in" svg:y="0in"><text:p text:style-name="P7"><text:span text:style-name="T1">IPv6</text:span></text:p></draw:rect><draw:rect draw:style-name="gr19" draw:text-style-name="P8" svg:width="2.0004in" svg:height="0.5004in" svg:x="0in" svg:y="1.25in"><text:p text:style-name="P7"><text:span text:style-name="T2">sctp_input()</text:span></text:p></draw:rect><draw:rect draw:style-name="gr19" draw:text-style-name="P8" svg:width="2.0004in" svg:height="0.5004in" svg:x="3.2681in" svg:y="1.25in"><text:p text:style-name="P7"><text:span text:style-name="T2">sctp6_input()</text:span></text:p></draw:rect><draw:rect draw:style-name="gr19" draw:text-style-name="P8" svg:width="3.7504in" svg:height="0.5004in" svg:x="1in" svg:y="2.5in"><text:p text:style-name="P7"><text:span text:style-name="T2">sctp_common_input_processing()</text:span></text:p></draw:rect><draw:line draw:style-name="gr3" draw:text-style-name="P4" svg:x1="1in" svg:y1="0.5in" svg:x2="1in" svg:y2="1.25in"><text:p/></draw:line><draw:line draw:style-name="gr3" draw:text-style-name="P4" svg:x1="4.25in" svg:y1="0.5in" svg:x2="4.25in" svg:y2="1.25in"><text:p/></draw:line><draw:line draw:style-name="gr3" draw:text-style-name="P4" svg:x1="4in" svg:y1="1.75in" svg:x2="2.75in" svg:y2="2.5in"><text:p/></draw:line><draw:line draw:style-name="gr3" draw:text-style-name="P4" svg:x1="1in" svg:y1="1.75in" svg:x2="2.75in" svg:y2="2.5in"><text:p/></draw:line><draw:line draw:style-name="gr2" draw:text-style-name="P4" svg:x1="2in" svg:y1="3in" svg:x2="2in" svg:y2="7.5in"><text:p/></draw:line><draw:rect draw:style-name="gr6" draw:text-style-name="P8" svg:width="2.5004in" svg:height="0.5004in" svg:x="2.5in" svg:y="3.3819in"><text:p text:style-name="P7"><text:span text:style-name="T2">sctp_process_control()</text:span></text:p></draw:rect><draw:rect draw:style-name="gr12" draw:text-style-name="P8" svg:width="2.5004in" svg:height="0.2504in" svg:x="2.75in" svg:y="5.25in"><text:p text:style-name="P7"><text:span text:style-name="T2">sctp_process_data()</text:span></text:p></draw:rect><draw:rect draw:style-name="gr6" draw:text-style-name="P8" svg:width="2.5004in" svg:height="0.5004in" svg:x="2.5in" svg:y="6.1965in"><text:p text:style-name="P7"><text:span text:style-name="T2">sctp_sack_check()</text:span></text:p></draw:rect><draw:rect draw:style-name="gr20" draw:text-style-name="P8" svg:width="2.5004in" svg:height="0.5004in" svg:x="2.5in" svg:y="7.0043in"><text:p text:style-name="P7"><text:span text:style-name="T2">sctp_chunk_output()</text:span></text:p></draw:rect><draw:rect draw:style-name="gr6" draw:text-style-name="P8" svg:width="2.5004in" svg:height="0.5004in" svg:x="2.5in" svg:y="4.0902in"><text:p text:style-name="P7"><text:span text:style-name="T2">sctp_handle_ootb()</text:span></text:p></draw:rect><draw:rect draw:style-name="gr12" draw:text-style-name="P8" svg:width="3.0004in" svg:height="0.2504in" svg:x="2.75in" svg:y="4.8957in"><text:p text:style-name="P7"><text:span text:style-name="T2">sctp_process_ecn_marked_a()</text:span></text:p></draw:rect><draw:rect draw:style-name="gr12" draw:text-style-name="P8" svg:width="3.0004in" svg:height="0.2504in" svg:x="2.75in" svg:y="5.6047in"><text:p text:style-name="P7"><text:span text:style-name="T2">sctp_process_ecn_marked_b()</text:span></text:p></draw:rect><draw:line draw:style-name="gr2" draw:text-style-name="P4" svg:x1="2in" svg:y1="3.6319in" svg:x2="2.5in" svg:y2="3.6319in"><text:p/></draw:line><draw:line draw:style-name="gr2" draw:text-style-name="P4" svg:x1="2in" svg:y1="4.3402in" svg:x2="2.5in" svg:y2="4.3402in"><text:p/></draw:line><draw:line draw:style-name="gr2" draw:text-style-name="P4" svg:x1="2in" svg:y1="5.3638in" svg:x2="2.5in" svg:y2="5.3638in"><text:p/></draw:line><draw:line draw:style-name="gr2" draw:text-style-name="P4" svg:x1="2in" svg:y1="6.4665in" svg:x2="2.5in" svg:y2="6.4665in"><text:p/></draw:line><draw:line draw:style-name="gr2" draw:text-style-name="P4" svg:x1="2in" svg:y1="7.2146in" svg:x2="2.5in" svg:y2="7.2146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Input from IP (sctp_input and sctp6_input)</text:h>
      <text:p text:style-name="Text_20_body">Both of the two input functions serve the exact same purpose. They are slightly different in that one deals with Ipv6 and the other deals with Ipv4 but their basic functions are the same and described as follows:</text:p>
      <text:list text:style-name="L15">
        <text:list-item>
          <text:p text:style-name="P31">Pull off the VRF id, detach the chain from the i_pak and increment input counters.</text:p>
        </text:list-item>
        <text:list-item>
          <text:p text:style-name="P31">Assure the IP and SCTP headers are in a contiguous area and setup pointers to this data.</text:p>
        </text:list-item>
        <text:list-item>
          <text:p text:style-name="P31">Screen out any non-unicast packets by discarding.</text:p>
        </text:list-item>
        <text:list-item>
          <text:p text:style-name="P31">Calculate and validate the SCTP checksum.</text:p>
        </text:list-item>
        <text:list-item>
          <text:p text:style-name="P31">Validate the length and destination port (any incorrect packet, aka port 0 or bad length, will cause a silent discard).</text:p>
        </text:list-item>
        <text:list-item>
          <text:p text:style-name="P31">Lookup the association, if no inp or stcb is found handle the out of the blue scenarios.</text:p>
        </text:list-item>
        <text:list-item>
          <text:p text:style-name="P31">Call the sctp_common_input_processing() routine</text:p>
        </text:list-item>
        <text:list-item>
          <text:p text:style-name="P31">Clean up releasing locks and possibly freeing the cluster/pak chain.</text:p>
        </text:list-item>
      </text:list>
      <text:p text:style-name="Text_20_body"/>
      <text:h text:style-name="Heading_20_3" text:outline-level="3">sctp_common_input_processing</text:h>
      <text:p text:style-name="Text_20_body">All valid SCTP packets passing through the stack reaches this module. It performs the following steps as it processes each packet.</text:p>
      <text:list text:style-name="L16">
        <text:list-item>
          <text:p text:style-name="P32">Increment counter and clear authenticated and seen sack flags if a stcb is present.</text:p>
        </text:list-item>
        <text:list-item>
          <text:p text:style-name="P32">If there is control, call the sctp_process_control() function.</text:p>
        </text:list-item>
        <text:list-item>
          <text:p text:style-name="P32">If there is no control, take one of three actions a) If data is authenticated, return (since no auth was seen), b) If there is no TCB call the sctp_handle_ootb() which will send an abort in most cases, and c) validate the vtags if all is good and proceed next steps.</text:p>
        </text:list-item>
        <text:list-item>
          <text:p text:style-name="P32">If the stcb is missing, we return</text:p>
        </text:list-item>
        <text:list-item>
          <text:p text:style-name="P32">If auth is required for data we skip by the data processing (next steps) and go directly to the output calls (sctp_chunk_output) to use this opportunity to send data.</text:p>
        </text:list-item>
        <text:list-item>
          <text:p text:style-name="P32">If there is data present and we are in the correct state, call sctp_process_data with a call pre and post call to the ecn handling functions if needed.</text:p>
        </text:list-item>
        <text:list-item>
          <text:p text:style-name="P32">If data was NOT processed but we did see a fwd-tsn, call the sctp_sack_check() code to possibly queue a sack.</text:p>
        </text:list-item>
        <text:list-item>
          <text:p text:style-name="P32">If there is any unsent data, or control needing sending call the output routines (sctp_chunk_output). Note not discussed in this section.</text:p>
        </text:list-item>
      </text:list>
      <text:h text:style-name="Heading_20_4" text:outline-level="4">sctp_process_control()</text:h>
      <text:p text:style-name="Text_20_body">This function will process all control data contained in the incoming packet. The protocol requires that control be first, before data, so after the completion of this call no other control is expected to be seen in the packet. If found, further control is found (mixed in with the data) the control will not be processed. Sending such may also cause the association to be aborted (depending on administrative control via a sysctl).</text:p>
      <text:p text:style-name="Text_20_body">The function looks through each control message (until it finds a data chunk) and does appropriate handling, including the handling of the upper bits for unknown control chunks. The function can best be represented as follow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g text:anchor-type="paragraph" draw:z-index="22" draw:style-name="gr1"><draw:rect draw:style-name="gr19" draw:text-style-name="P8" svg:width="6.7504in" svg:height="0.5004in" svg:x="0in" svg:y="0.0008in"><text:p text:style-name="P7"><text:span text:style-name="T2">sctp_process_control()</text:span></text:p></draw:rect><draw:rect draw:style-name="gr6" draw:text-style-name="P8" svg:width="2.0004in" svg:height="0.5004in" svg:x="0.3425in" svg:y="0.7508in"><text:p text:style-name="P7"><text:span text:style-name="T2">sctp_handle_init()</text:span></text:p></draw:rect><draw:rect draw:style-name="gr18" draw:text-style-name="P4" svg:width="2.7504in" svg:height="0.9996in" svg:x="0.3425in" svg:y="1.5016in"><text:p/></draw:rect><draw:rect draw:style-name="gr20" draw:text-style-name="P8" svg:width="2.5004in" svg:height="0.2504in" svg:x="0.5138in" svg:y="2.0016in"><text:p text:style-name="P7"><text:span text:style-name="T2">sctp_chunk_output()</text:span></text:p></draw:rect><draw:rect draw:style-name="gr12" draw:text-style-name="P8" svg:width="2.5004in" svg:height="0.2504in" svg:x="0.5138in" svg:y="1.6472in"><text:p text:style-name="P7"><text:span text:style-name="T2">sctp_handle_init_ack()</text:span></text:p></draw:rect><draw:rect draw:style-name="gr18" draw:text-style-name="P4" svg:width="2.9079in" svg:height="1.0787in" svg:x="0.3425in" svg:y="2.6724in"><text:p/></draw:rect><draw:rect draw:style-name="gr12" draw:text-style-name="P8" svg:width="2.5004in" svg:height="0.2504in" svg:x="0.4744in" svg:y="3.3008in"><text:p text:style-name="P7"><text:span text:style-name="T2">sctp_handle_sack()</text:span></text:p></draw:rect><draw:rect draw:style-name="gr12" draw:text-style-name="P8" svg:width="2.815in" svg:height="0.2504in" svg:x="0.3957in" svg:y="2.7508in"><text:p text:style-name="P7"><text:span text:style-name="T2">sctp_express_handle_sack()</text:span></text:p></draw:rect><draw:frame draw:style-name="gr4" draw:text-style-name="P11" svg:width="0.5531in" svg:height="0.3287in" svg:x="1.7917in" svg:y="3.0008in"><draw:text-box><text:p text:style-name="P5"><text:span text:style-name="T2">(or)</text:span></text:p></draw:text-box></draw:frame><draw:line draw:style-name="gr2" draw:text-style-name="P4" svg:x1="0.0925in" svg:y1="3.1724in" svg:x2="0.3425in" svg:y2="3.1724in"><text:p/></draw:line><draw:line draw:style-name="gr2" draw:text-style-name="P4" svg:x1="0.0929in" svg:y1="1.9516in" svg:x2="0.3429in" svg:y2="1.9516in"><text:p/></draw:line><draw:line draw:style-name="gr2" draw:text-style-name="P4" svg:x1="0.0929in" svg:y1="0.9673in" svg:x2="0.3429in" svg:y2="0.9673in"><text:p/></draw:line><draw:rect draw:style-name="gr6" draw:text-style-name="P8" svg:width="2.7504in" svg:height="0.5004in" svg:x="0.3425in" svg:y="3.9in"><text:p text:style-name="P7"><text:span text:style-name="T2">sctp_send_heartbeat_ack()</text:span></text:p></draw:rect><draw:rect draw:style-name="gr6" draw:text-style-name="P8" svg:width="2.9996in" svg:height="0.5004in" svg:x="0.3429in" svg:y="4.6488in"><text:p text:style-name="P7"><text:span text:style-name="T2">sctp_handle_heartbeat_ack()</text:span></text:p></draw:rect><draw:rect draw:style-name="gr6" draw:text-style-name="P8" svg:width="2.2496in" svg:height="0.5004in" svg:x="0.3429in" svg:y="5.3965in"><text:p text:style-name="P7"><text:span text:style-name="T2">sctp_handle_abort()</text:span></text:p></draw:rect><draw:rect draw:style-name="gr6" draw:text-style-name="P8" svg:width="2.7496in" svg:height="0.5004in" svg:x="0.3429in" svg:y="6.0661in"><text:p text:style-name="P7"><text:span text:style-name="T2">sctp_handle_shutdown()</text:span></text:p></draw:rect><draw:rect draw:style-name="gr6" draw:text-style-name="P8" svg:width="2.9996in" svg:height="0.5004in" svg:x="0.3437in" svg:y="6.7346in"><text:p text:style-name="P7"><text:span text:style-name="T2">sctp_handle_shutdown_ack()</text:span></text:p></draw:rect><draw:rect draw:style-name="gr6" draw:text-style-name="P8" svg:width="2.7488in" svg:height="0.5004in" svg:x="0.3437in" svg:y="7.4827in"><text:p text:style-name="P7"><text:span text:style-name="T2">sctp_handle_cookie_echo()</text:span></text:p></draw:rect><draw:rect draw:style-name="gr6" draw:text-style-name="P8" svg:width="2.7488in" svg:height="0.5004in" svg:x="3.7102in" svg:y="6.7508in"><text:p text:style-name="P7"><text:span text:style-name="T2">sctp_handle_cookie_ack()</text:span></text:p></draw:rect><draw:rect draw:style-name="gr6" draw:text-style-name="P8" svg:width="2.498in" svg:height="0.5004in" svg:x="3.6717in" svg:y="0.7508in"><text:p text:style-name="P7"><text:span text:style-name="T2">sctp_handle_ecn_echo()</text:span></text:p></draw:rect><draw:rect draw:style-name="gr6" draw:text-style-name="P8" svg:width="2.248in" svg:height="0.5004in" svg:x="3.7102in" svg:y="6.0008in"><text:p text:style-name="P7"><text:span text:style-name="T2">sctp_handle_ecn_cwr()</text:span></text:p></draw:rect><draw:line draw:style-name="gr2" draw:text-style-name="P4" svg:x1="0.0937in" svg:y1="4.1961in" svg:x2="0.3437in" svg:y2="4.1961in"><text:p/></draw:line><draw:line draw:style-name="gr2" draw:text-style-name="P4" svg:x1="0.0937in" svg:y1="4.9043in" svg:x2="0.3437in" svg:y2="4.9043in"><text:p/></draw:line><draw:line draw:style-name="gr2" draw:text-style-name="P4" svg:x1="0.0937in" svg:y1="5.6524in" svg:x2="0.3437in" svg:y2="5.6524in"><text:p/></draw:line><draw:line draw:style-name="gr2" draw:text-style-name="P4" svg:x1="0.0937in" svg:y1="6.3217in" svg:x2="0.3437in" svg:y2="6.3217in"><text:p/></draw:line><draw:line draw:style-name="gr2" draw:text-style-name="P4" svg:x1="0.0937in" svg:y1="7.0307in" svg:x2="0.3437in" svg:y2="7.0307in"><text:p/></draw:line><draw:line draw:style-name="gr2" draw:text-style-name="P4" svg:x1="0.0937in" svg:y1="7.6992in" svg:x2="0.3437in" svg:y2="7.6992in"><text:p/></draw:line><draw:line draw:style-name="gr2" draw:text-style-name="P4" svg:x1="0.0937in" svg:y1="8.4083in" svg:x2="0.3437in" svg:y2="8.4083in"><text:p/></draw:line><draw:rect draw:style-name="gr6" draw:text-style-name="P8" svg:width="3.4079in" svg:height="0.5004in" svg:x="0.3425in" svg:y="8.1736in"><text:p text:style-name="P7"><text:span text:style-name="T2">sctp_handle_shutdown_complete()</text:span></text:p></draw:rect><draw:rect draw:style-name="gr6" draw:text-style-name="P8" svg:width="2.4433in" svg:height="0.5004in" svg:x="3.689in" svg:y="1.4224in"><text:p text:style-name="P7"><text:span text:style-name="T2">sctp_handle_asconf()</text:span></text:p></draw:rect><draw:rect draw:style-name="gr6" draw:text-style-name="P8" svg:width="2.6925in" svg:height="0.5004in" svg:x="3.6898in" svg:y="2.0898in"><text:p text:style-name="P7"><text:span text:style-name="T2">sctp_handle_asconf_ack()</text:span></text:p></draw:rect><draw:rect draw:style-name="gr6" draw:text-style-name="P8" svg:width="2.6925in" svg:height="0.5004in" svg:x="3.6898in" svg:y="2.8764in"><text:p text:style-name="P7"><text:span text:style-name="T2">sctp_handle_forward_tsn()</text:span></text:p></draw:rect><draw:rect draw:style-name="gr6" draw:text-style-name="P8" svg:width="2.9421in" svg:height="0.5004in" svg:x="3.6902in" svg:y="3.7433in"><text:p text:style-name="P7"><text:span text:style-name="T2">sctp_handle_stream_reset()</text:span></text:p></draw:rect><draw:rect draw:style-name="gr6" draw:text-style-name="P8" svg:width="3.1921in" svg:height="0.5004in" svg:x="3.6902in" svg:y="4.5307in"><text:p text:style-name="P7"><text:span text:style-name="T2">sctp_handle_packet_dropped()</text:span></text:p></draw:rect><draw:line draw:style-name="gr2" draw:text-style-name="P4" svg:x1="3.4217in" svg:y1="1.0008in" svg:x2="3.6717in" svg:y2="1.0008in"><text:p/></draw:line><draw:line draw:style-name="gr2" draw:text-style-name="P4" svg:x1="3.4217in" svg:y1="1.6701in" svg:x2="3.6717in" svg:y2="1.6701in"><text:p/></draw:line><draw:line draw:style-name="gr2" draw:text-style-name="P4" svg:x1="3.4217in" svg:y1="2.3398in" svg:x2="3.6717in" svg:y2="2.3398in"><text:p/></draw:line><draw:line draw:style-name="gr2" draw:text-style-name="P4" svg:x1="3.4217in" svg:y1="3.1264in" svg:x2="3.6717in" svg:y2="3.1264in"><text:p/></draw:line><draw:line draw:style-name="gr2" draw:text-style-name="P4" svg:x1="3.4217in" svg:y1="3.9933in" svg:x2="3.6717in" svg:y2="3.9933in"><text:p/></draw:line><draw:line draw:style-name="gr2" draw:text-style-name="P4" svg:x1="3.4217in" svg:y1="4.7807in" svg:x2="3.6717in" svg:y2="4.7807in"><text:p/></draw:line><draw:rect draw:style-name="gr6" draw:text-style-name="P8" svg:width="2.3098in" svg:height="0.5004in" svg:x="3.6902in" svg:y="5.2787in"><text:p text:style-name="P7"><text:span text:style-name="T2">sctp_handle_auth()</text:span></text:p></draw:rect><draw:line draw:style-name="gr2" draw:text-style-name="P4" svg:x1="3.4217in" svg:y1="5.5287in" svg:x2="3.6717in" svg:y2="5.5287in"><text:p/></draw:line><draw:line draw:style-name="gr2" draw:text-style-name="P4" svg:x1="3.422in" svg:y1="6.237in" svg:x2="3.672in" svg:y2="6.237in"><text:p/></draw:line><draw:line draw:style-name="gr2" draw:text-style-name="P4" svg:x1="3.422in" svg:y1="7.0244in" svg:x2="3.672in" svg:y2="7.0244in"><text:p/></draw:line><draw:line draw:style-name="gr2" draw:text-style-name="P4" svg:x1="0.0783in" svg:y1="0.5008in" svg:x2="0.0783in" svg:y2="8.5008in"><text:p/></draw:line><draw:line draw:style-name="gr2" draw:text-style-name="P4" svg:x1="3.4465in" svg:y1="0.5008in" svg:x2="3.4465in" svg:y2="7.2508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When the sctp_process_control is called the following steps are performed:</text:p>
      <text:list text:style-name="L17">
        <text:list-item>
          <text:p text:style-name="P34">Validate the first chunk length (any packet size that is incorrect, to short, will cause the processing to be halted by the return of the NULL from this function).</text:p>
        </text:list-item>
        <text:list-item>
          <text:p text:style-name="P34">Validate the vtag.</text:p>
        </text:list-item>
        <text:list-item>
          <text:p text:style-name="P34">Special case, if the association is in the COOKIE-ECHOED state and we receive a heartbeat request or a selective ack, move to the ESTABLISHED state by “pretending” we received a COOKIE-ACK and calling the sctp_handle_cookie_ack() function. This helps us on lossy networks where the cookie-ack is lost.</text:p>
        </text:list-item>
        <text:list-item>
          <text:p text:style-name="P34">Enter a while loop that continues until we reach the end of the packet or hit a non-control chunk. The while loop will a) validate the length, b) increment a stat counter, c) pull the chunk out into an appropriate buffer (this may be a direct pointer into the chain), d) save away the last control reception if we have a stcb, e) validate that the chunk we are looking at is authenticated if auth is required for this chunk, f) Call the appropriate handler function depicted in the picture above. The handler function actually handles the type doing whatever it is supposed to do.</text:p>
        </text:list-item>
        <text:list-item>
          <text:p text:style-name="P34">Move to the next chunk, and go back to top of loop. </text:p>
        </text:list-item>
      </text:list>
      <text:p text:style-name="Text_20_body">Note that most of the time a direct call is made to the handler functions. For unknown chunk types the main loop processes the upper bits according to the RFC. Note also that cookie/init and init-ack handling have some special case code in the switch having to do with front state handling and auth (for the cookie). In some cases this will involve a call to the chunk output routines as well.</text:p>
      <text:h text:style-name="Heading_20_4" text:outline-level="4"/>
      <text:h text:style-name="Heading_20_4" text:outline-level="4">sctp_handle_ootb()</text:h>
      <text:p text:style-name="Text_20_body">The ootb handler is quite simple. It goes through all chunks in a packet and makes sure that:</text:p>
      <text:list text:style-name="L18">
        <text:list-item>
          <text:p text:style-name="P35">If there is an abort in the packet we don't do nothing.</text:p>
        </text:list-item>
        <text:list-item>
          <text:p text:style-name="P35">If there is a shutdown-ack in the packet we send back a special shutdown complete with T bit set.</text:p>
        </text:list-item>
        <text:list-item>
          <text:p text:style-name="P35">If there is a shutdown-complete in the packet we do nothing.</text:p>
        </text:list-item>
        <text:list-item>
          <text:p text:style-name="P35">If there is a packet-drop report in the packet we do nothing.</text:p>
        </text:list-item>
        <text:list-item>
          <text:p text:style-name="P35">If none of the above are true for the entire packet, we send back an abort with the T bit set.</text:p>
        </text:list-item>
      </text:list>
      <text:p text:style-name="Text_20_body"/>
      <text:h text:style-name="Heading_20_4" text:outline-level="4">sctp_process_data()</text:h>
      <text:p text:style-name="Text_20_body">This function acts as the main entry way for DATA chunks into an association. The function performs the following:</text:p>
      <text:list text:style-name="L19">
        <text:list-item>
          <text:p text:style-name="P36">resets the local rwnd.</text:p>
        </text:list-item>
        <text:list-item>
          <text:p text:style-name="P36">If the association is closing or the socket is gone, return immediately bypassing processing of the packet.</text:p>
        </text:list-item>
        <text:list-item>
          <text:p text:style-name="P36">If the data is small enough to fit in a single mbuf, we shrink the data out of the mbuf-cluster. Note that if we ever get clusters smaller than 2k we would want to remove this code.</text:p>
        </text:list-item>
        <text:list-item>
          <text:p text:style-name="P36">We then enter the main processing loop that goes through the rest of the chunks in the packet:</text:p>
          <text:p text:style-name="P36">4.1 If the length is invalid we stop.</text:p>
          <text:p text:style-name="P36">4.2 If the data chunk is present with no data, we abort the association.</text:p>
          <text:p text:style-name="P36">4.3 If its data we call sctp_process_a_data_chunk() track passing it various flags including if this is the last chunk (so the data can be stolen).</text:p>
          <text:p text:style-name="P36">4.4 If its not data, and strict_data_order is enabled, we abort the association. Note this is only for recognized chunks, others will generate the proper upper bit handling. </text:p>
        </text:list-item>
        <text:list-item>
          <text:p text:style-name="P36">If during the data processing the peer overran our rwnd we send a packet_drop by calling the appropriate send function.</text:p>
        </text:list-item>
        <text:list-item>
          <text:p text:style-name="P36">If we got data, we update the received time (for auto_close).</text:p>
        </text:list-item>
        <text:list-item>
          <text:p text:style-name="P36">We either send a sack or start a timer depending on a number of factors including if we are in a shutdown state or if a timer was already running and we hit the delayed sack threshold to send a sack. Note also that we send a sack either directly via the send sack routine, or via the sctp_sack_check which also slides and condenses the bitmap as needed.</text:p>
        </text:list-item>
      </text:list>
      <text:h text:style-name="Heading_20_4" text:outline-level="4">sctp_process_a_data_chunk()</text:h>
      <text:p text:style-name="Text_20_body">This is the only routine used to enter data into the data queues. It maintains a bit map the “mapped_array” of chunks. Each TSN that arrives gets a bit marked on in the array. The array is offset by a mapping_array_base_tsn. This can be before or after the cumulative_tsn point. There is also a variable maintained that tells us the maximum TSN inside the array. This allows us to know how big the array is. The array is checked for duplicates, if the TSN inbound is a duplicate to one we have seen we drop the TSN and add it to the list of duplicates we will report with the next sack.</text:p>
      <text:list text:style-name="L20">
        <text:list-item>
          <text:p text:style-name="P37">If the association or socket goes away while we are in this routine we bail out and set appropriate flags for the processing routine to also exit.</text:p>
        </text:list-item>
        <text:list-item>
          <text:p text:style-name="P37">If we have no room for this data, we wakeup the reader and also we do a special check. If the TSN is inside the range of our highest TSN aka between the cumulative_tsn and the highest TSN, we go ahead and accept the TSN anyway. This is done to help move things along since it may be the missing piece that we need to deliver more to the app and get the association moving. If we don't keep it, we also setup things so the processing routine will stop its loop on our return.</text:p>
        </text:list-item>
        <text:list-item>
          <text:p text:style-name="P37">If the stream number of the data is larger then our maximum we mark the TSN as being received and send back an error, not queuing the data to the inbound queues.</text:p>
        </text:list-item>
        <text:list-item>
          <text:p text:style-name="P37">If the data coming in is ordered and is a stream sequence number behind where we last delivered, we abort the association.</text:p>
        </text:list-item>
        <text:list-item>
          <text:p text:style-name="P37">We next copy out the data or steal the buffer depending on the flag settings passed in.</text:p>
        </text:list-item>
        <text:list-item>
          <text:p text:style-name="P37">Next we may deliver directly to the read_queue if the data is a candidate for express delivery, i.e. Its in order and nothings missing. The complete message is here, and nothing is arrived ahead of this data aka we don't have an out-of-order ssn waiting on the stream queue. If all is true it is directly delivered to the read queue.</text:p>
        </text:list-item>
        <text:list-item>
          <text:p text:style-name="P37">Where a partial delivery is transpiring we have another express delivery we may also do. Its possible to append the data directly to the read_queue entry that has the PD-API running on it. This cannot happen unless the chunk is a MIDDLE or END fragment.</text:p>
        </text:list-item>
        <text:list-item>
          <text:p text:style-name="P37">If no express deliveries can be done we either build a complete read_queue deliverable data message that needs to be put into a stream re-order queue. Or a chunk structure that needs to be put on the reassembly queue.</text:p>
        </text:list-item>
        <text:list-item>
          <text:p text:style-name="P37">Next after some validations we either queue it to the stream or put it on the reassembly queue.</text:p>
        </text:list-item>
        <text:list-item>
          <text:p text:style-name="P37"><text:s/>After queuing we update our bookkeeping values including the bit that indicates the TSN has arrived and return.</text:p>
        </text:list-item>
      </text:list>
      <text:p text:style-name="Text_20_body">Note that for this routine we may want to consider a rewrite of the way we currently hold data for reassembly when we do not start the PD-API. Right now we hold these in a chunk queue. It might be better to change it so any FIRST fragment builds a read queue entry. Any time we receive data that is next in line for one of these, we add it to it. Of course we still would need to keep chunks around that may go with a reassembly or may go with a second one, which implies the need for a reassembly queue anyway. Its something to think about if we ever want to try to clean this up a bit and make it more efficient for multi-part messages.</text:p>
      <text:h text:style-name="Heading_20_4" text:outline-level="4">sctp_sack_check()</text:h>
      <text:p text:style-name="Text_20_body">This routine serves two purposes. It updates the cumulative TSN and it possibly sends a sack or starts a sack timer, depending on the current situation the routine works something like this:</text:p>
      <text:list text:style-name="L21">
        <text:list-item>
          <text:p text:style-name="P38">First we calculate the cumulative tsn by using an index lookup table. Any mask bit that is set to 0xff adds 8 to our running sum. If we see a non-0xff we then use the table to find the value to add. We sum this calculated value with the mapping_array_base_tsn to find the new cumulative ack point.</text:p>
        </text:list-item>
        <text:list-item>
          <text:p text:style-name="P38">The cumulative ack point should never be larger than the maximum TSN inside the array, if so we will either panic (with INVARANTS) or correct the maximum TSN.</text:p>
        </text:list-item>
        <text:list-item>
          <text:p text:style-name="P38">Next if we can, we slide the array downwards changing the mapping_array_base_tsn. We only do such a slide when it is a full byte (8) or more of ones in the array.</text:p>
        </text:list-item>
        <text:list-item>
          <text:p text:style-name="P38">For a special case for stream-reset, we may have a pending stream reset that must happen when the cumulative ack point reaches where the stream reset occurred. In such a case the queued data that was set aside awaiting our cumulative ack point to reach here will be dequeued and delivered.</text:p>
        </text:list-item>
        <text:list-item>
          <text:p text:style-name="P38">Finally depending on our sack state and if the routine is allowed to send a sack (via argument direction) we send a sack out.</text:p>
        </text:list-item>
      </text:list>
      <text:p text:style-name="Text_20_body"/>
      <text:h text:style-name="Heading_20_3" text:outline-level="3">SACK handling</text:h>
      <text:p text:style-name="Text_20_body">The SACK handling in SCTP takes one of two courses. If the previous sack and the current sack had no gap-ack-blocks, then we call the sctp_express_handle_sack() routine. Otherwise, the sctp_handle_sack() function is called. </text:p>
      <text:h text:style-name="Heading_20_4" text:outline-level="4">sctp_express_handle_sack()</text:h>
      <text:p text:style-name="Text_20_body">When processing a sack, we hope to always come to this routine since it is more efficient by far since it does not have to deal with gap-ack-blocks. The routine works as follows:</text:p>
      <text:list text:style-name="L22">
        <text:list-item>
          <text:p text:style-name="P39">Verify that this sack is not behind the current cum-ack, if it is you return.</text:p>
        </text:list-item>
        <text:list-item>
          <text:p text:style-name="P39">Loop through all destinations, and reset all the tracking values in the net's structures.</text:p>
        </text:list-item>
        <text:list-item>
          <text:p text:style-name="P39">If strict sacks are enabled, we validate that the cum-ack is not larger than the largest TSN we have sent, if it is we abort the associations.</text:p>
        </text:list-item>
        <text:list-item>
          <text:p text:style-name="P39">Process all the new cumulatively acknowledged TSN's, removing the chunks and adjusting the flight sizes as appropriate.</text:p>
        </text:list-item>
        <text:list-item>
          <text:p text:style-name="P39">Wakeup the write socket.</text:p>
        </text:list-item>
        <text:list-item>
          <text:p text:style-name="P39">If the cum-ack moved forward update the cwnd statistics.</text:p>
        </text:list-item>
        <text:list-item>
          <text:p text:style-name="P39">If there is nothing on the sent_queue clear out all the flights. Also drag along the advance_peer_ack_point as well.</text:p>
        </text:list-item>
        <text:list-item>
          <text:p text:style-name="P39">Performed ecn nonce if its allowed.</text:p>
        </text:list-item>
        <text:list-item>
          <text:p text:style-name="P39">Reset the calculated rwnd.</text:p>
        </text:list-item>
        <text:list-item>
          <text:p text:style-name="P39">Verify a timer is running on every net that has data outstanding, stopping any timers for destinations without data. Also if we note window probing was happening and we have now recovered, do window probe recovery actions.</text:p>
        </text:list-item>
        <text:list-item>
          <text:p text:style-name="P39"><text:s/>If no timers are started by the above, and there is data on the sent_queue audit and retry.</text:p>
        </text:list-item>
        <text:list-item>
          <text:p text:style-name="P39"><text:s/>Handle all the shutdown issues, if we are in a shutdown state.</text:p>
        </text:list-item>
      </text:list>
      <text:h text:style-name="Heading_20_4" text:outline-level="4">sctp_handle_sack()</text:h>
      <text:p text:style-name="Text_20_body">The sack handling when gaps are present or have been present is very similar to the express sack handling, the biggest difference is the dealing with the gap ack blocks. In order to do proper detection we need to do the following:</text:p>
      <text:list text:style-name="L23">
        <text:list-item>
          <text:p text:style-name="P40">Strike all TSN's that are marked by gap-acks, we use a helper function that goes through each gap ack block and sets the sent state to MARKED.</text:p>
        </text:list-item>
        <text:list-item>
          <text:p text:style-name="P40">Any TSN that is still in the ACKED state and not MARKED is considered revoked, again this goes through the list of TSN's looking for the ACKED state.</text:p>
        </text:list-item>
        <text:list-item>
          <text:p text:style-name="P40">Go back through the list, striking TSN's for fast retransmit. Again we use a helper application for this.</text:p>
        </text:list-item>
        <text:list-item>
          <text:p text:style-name="P40">Deal with any PR-SCTP chunks.</text:p>
        </text:list-item>
      </text:list>
      <text:p text:style-name="Text_20_body">The combination of these extra steps makes the sack handling through the “slow” path quite a bit slower and hopefully only used when losses occur. However, if CMT is enabled, the slow path will be taken most all the ti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Output side of packet handling</text:h>
      <text:p text:style-name="Text_20_body">Output processing usually begins with a call to chunk_output() from either a user initiated send, or as a response to an inbound packet. The call flow looks as follows:</text:p>
      <text:p text:style-name="Text_20_body"><draw:g text:anchor-type="paragraph" draw:z-index="23" draw:style-name="gr1"><draw:line draw:style-name="gr2" draw:text-style-name="P4" svg:x1="3.25in" svg:y1="4.5835in" svg:x2="3.75in" svg:y2="4.5835in"><text:p/></draw:line><draw:rect draw:style-name="gr19" draw:text-style-name="P8" svg:width="2.2504in" svg:height="1.2504in" svg:x="0in" svg:y="0.0835in"><text:p text:style-name="P7"><text:span text:style-name="T2">sctp_chunk_output()</text:span></text:p></draw:rect><draw:line draw:style-name="gr2" draw:text-style-name="P4" svg:x1="0.25in" svg:y1="1.3335in" svg:x2="0.25in" svg:y2="4.8335in"><text:p/></draw:line><draw:line draw:style-name="gr2" draw:text-style-name="P4" svg:x1="3.25in" svg:y1="3.3335in" svg:x2="4.5in" svg:y2="3.3335in"><text:p/></draw:line><draw:rect draw:style-name="gr6" draw:text-style-name="P8" svg:width="2.9421in" svg:height="0.5004in" svg:x="0.5189in" svg:y="3.0835in"><text:p text:style-name="P7"><text:span text:style-name="T2">sctp_chunk_retransmission()</text:span></text:p></draw:rect><draw:rect draw:style-name="gr6" draw:text-style-name="P8" svg:width="2.9421in" svg:height="0.5004in" svg:x="0.5189in" svg:y="2.0835in"><text:p text:style-name="P7"><text:span text:style-name="T2">sctp_send_sackl()</text:span></text:p></draw:rect><draw:rect draw:style-name="gr6" draw:text-style-name="P8" svg:width="2.9421in" svg:height="0.5004in" svg:x="0.5189in" svg:y="4.2252in"><text:p text:style-name="P7"><text:span text:style-name="T2">sctp_med_chunk_output()</text:span></text:p></draw:rect><draw:rect draw:style-name="gr6" draw:text-style-name="P8" svg:width="3.4295in" svg:height="0.5004in" svg:x="2in" svg:y="5.6028in"><text:p text:style-name="P7"><text:span text:style-name="T2">sctp_lowlevel_chunk_output()</text:span></text:p></draw:rect><draw:line draw:style-name="gr3" draw:text-style-name="P4" svg:x1="4.5in" svg:y1="3.3335in" svg:x2="4.5in" svg:y2="5.5835in"><text:p/></draw:line><draw:line draw:style-name="gr3" draw:text-style-name="P4" svg:x1="3.75in" svg:y1="4.5835in" svg:x2="3.75in" svg:y2="5.5835in"><text:p/></draw:line><draw:line draw:style-name="gr2" draw:text-style-name="P4" svg:x1="0.25in" svg:y1="2.3335in" svg:x2="0.5in" svg:y2="2.3335in"><text:p/></draw:line><draw:line draw:style-name="gr2" draw:text-style-name="P4" svg:x1="0.2508in" svg:y1="3.3571in" svg:x2="0.5008in" svg:y2="3.3571in"><text:p/></draw:line><draw:line draw:style-name="gr2" draw:text-style-name="P4" svg:x1="0.2508in" svg:y1="4.4591in" svg:x2="0.5008in" svg:y2="4.4591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ctp_chunk_output routine is passed three variables, the sctp_inpcb (inp), the sctp_tcb (stcb) and finally a location indication. The location indication tells the function where the call originated. There are three basic queues that are used when sending data that all hold the sctp_tmit structure often referred to has a “chk” or chunk. The queues are:</text:p>
      <text:list text:style-name="L24">
        <text:list-item>
          <text:p text:style-name="P41">stcb-&gt;asoc.send_queue – This queue holds unsent data (never transmitted) chunks that have been broken into pieces for transmit. There is one exception where a chunk can make its way back to this queue, and that is for window probing when the rwnd opens back up.</text:p>
        </text:list-item>
        <text:list-item>
          <text:p text:style-name="P41">stcb-&gt;asoc.sent_queue – This queue holds sent and or acked data chunks. Chunks will remain on this queue until cumulatively acknowledged by the peer. Note that the names are similar (sent vs send) so care is needed when examining the code.</text:p>
        </text:list-item>
        <text:list-item>
          <text:p text:style-name="P41">stcb-&gt;asoc.control_send_queue – This queue holds any control data that needs to be sent. A few of these chunks remain on the queue awaiting acknowledgment, most do not. So, for example, when we queue a sack with the sctp_send_sack() function the sack is put on this queue. </text:p>
        </text:list-item>
      </text:list>
      <text:p text:style-name="Text_20_body">The stack supports two types of micro-burst limitations based on a system control. Either a counting based micro-burst mitigation, where we count the number of new packets sent or a cwnd based where we pre-adjust the cwnd before sending to be no more than the current flight size plus the burst limit times the PMTU size.</text:p>
      <text:p text:style-name="Text_20_body">The sctp_chunk_output() function does the following as it transmits data:</text:p>
      <text:list text:style-name="L25">
        <text:list-item>
          <text:p text:style-name="P42">First we do some upfront calculations, depending on where the call came from, for example if it came from the socket layer, having knowing if Nagle is on is needed. We also check to see upfront if there is anything to do, if not we return a zero (there is no error).</text:p>
        </text:list-item>
        <text:list-item>
          <text:p text:style-name="P42">Next we determine if a timer is running to send a sack, if it is, we call the send_sack() utility to queue up a SACK into the control send queue.</text:p>
        </text:list-item>
        <text:list-item>
          <text:p text:style-name="P42">We next enter a while loop based on if there are chunks on the sent_queue that need retransmission. We use a counter associated with the sent_queue for this purpose (sent_queue_retran_cnt). While this value is positive we loop through sending retransmissions.</text:p>
        </text:list-item>
      </text:list>
      <text:list text:style-name="L26">
        <text:list-item>
          <text:list>
            <text:list-item>
              <text:p text:style-name="P43">We first check for the special case of sending from the cookie_ack function. If so we do not call the retransmission function but instead call the normal send routine sctp_med_chunk_output() directing it to only send control messages. This is for a special case during init collisions that cause us to need to send the cookie-ack directly. Note that after this we return with no-error.</text:p>
            </text:list-item>
            <text:list-item>
              <text:p text:style-name="P43">Otherwise, if we are not from the heartbeat timer, we call the normal retransmission function sctp_chunk_retransmission(). We save off the return value for later evaluation.</text:p>
            </text:list-item>
            <text:list-item>
              <text:p text:style-name="P43">Otherwise, we are a heartbeat timer, and we set the return value up to 1.</text:p>
            </text:list-item>
            <text:list-item>
              <text:p text:style-name="P43">If the return value is 1, we call to our sctp_med_chunk_output() function to only send control.</text:p>
            </text:list-item>
            <text:list-item>
              <text:p text:style-name="P43">If we get a less than 0 return (an error) we either break from the loop (if we did not get instructed by the retransmission function to exit) or return immediately.</text:p>
            </text:list-item>
            <text:list-item>
              <text:p text:style-name="P43">If we did not have an error return (i.e. We got back 0) then we check to see if it was the timer function that called us, if so we are allowed to only send one retransmission so, we call the sctp_med_chunk_output() restricting it to control only and then return.</text:p>
            </text:list-item>
            <text:list-item>
              <text:p text:style-name="P43">Otherwise if we hit the burst limit for fast retransmits (we track these at the retransmission call) then we return.</text:p>
            </text:list-item>
            <text:list-item>
              <text:p text:style-name="P43">Otherwise if there are no more retransmissions to send we return.</text:p>
            </text:list-item>
          </text:list>
        </text:list-item>
      </text:list>
      <text:list text:style-name="L25" text:continue-numbering="true">
        <text:list-item>
          <text:p text:style-name="P42">If we come out of the loop (via being allowed to transmit or due to the fact that there were no retransmissions) we are ready to do normal transmissions. First we go through each destination and validate that there is no data waiting to be sent to a failed destination. If so we move it. We also use this loop to adjust the cwnd if we are doing cwnd based max-burst.</text:p>
        </text:list-item>
        <text:list-item>
          <text:p text:style-name="P42">Now we loop through calling the general transmit function sctp_med_chunk_output() until either a) an error occurs, b) the burst limit is reached, c) the cwnds of all networks are full or d) there is nothing left to send.</text:p>
        </text:list-item>
      </text:list>
      <text:p text:style-name="Text_20_body"/>
      <text:h text:style-name="Heading_20_3" text:outline-level="3">sctp_chunk_retransmission</text:h>
      <text:p text:style-name="Text_20_body">The sctp_chunk_retransmission() function is how all retransmissions are performed by the stack. The function is similar in operation to the sctp_med_chunk_output() routine and follows a similar router (if a bit simpler) to transmitting data. The function follows the following outline.</text:p>
      <text:list text:style-name="L27">
        <text:list-item>
          <text:p text:style-name="P44">If there is nothing to retransmit (the sent_queue is empty) this is an error in our counter, complain with a print and repair the counters. Also setup the return so that normal transmission occurs after this function returns.</text:p>
        </text:list-item>
        <text:list-item>
          <text:p text:style-name="P44">We next loop through the control send queue picking up the eligible control chunks for retransmission. Note that only specific control chunks are allowed to be retransmitted. If one is eligible we sctp_copy_mbufchain() the chunk. This should give us a reference counted copy of the data to be sent.</text:p>
        </text:list-item>
        <text:list-item>
          <text:p text:style-name="P44">If we found control to be transmitted we transmit it and return 0. We use the sctp_lowlevel_chunk_output function for this purpose passing it the chain of buffers we copied. Note also that we always start cookie or asconf timers no matter if the transmission succeeds or not. </text:p>
        </text:list-item>
        <text:list-item>
          <text:p text:style-name="P44">We next check our state. If we are not fully open (transmitting cookie) we return setup to end transmissions. Note that the above means that we will never retransmit data bundled with control. This means that the only COOKIE which will be bundled with data is the initial cookie transmission. Note also that we may copy off a auth chunk if we require an authentication of the control chunk.</text:p>
        </text:list-item>
        <text:list-item>
          <text:p text:style-name="P44">We now go through the sent_queue looking for a chunk marked for retransmission. We skip any that are not so marked by doing a continue in the loop.</text:p>
        </text:list-item>
        <text:list-item>
          <text:p text:style-name="P44">If we have the system control sctp_max_retran_chunk set to non-zero, then we have a limit on how many times a chunk can be retransmitted. If we hit this maximum we abort the association.</text:p>
        </text:list-item>
        <text:list-item>
          <text:p text:style-name="P44">If there is data in flight and the peers rwnd does not allow sending we return a 1 forcing us out of the transmission loop.</text:p>
        </text:list-item>
        <text:list-item>
          <text:p text:style-name="P44">If we have limited space (less than an mtu) then we setup for window probing sending only one chunk.</text:p>
        </text:list-item>
        <text:list-item>
          <text:p text:style-name="P44">If we are not doing fast retransmission we check the flight size vs cwnd. If there is no room we skip this chunk.</text:p>
        </text:list-item>
        <text:list-item>
          <text:p text:style-name="P44"><text:s/>At this point we have decided to retransmit the chunk. We copy off the chunk and add it to our data_list[] array that tracks the chunks we have picked up for transmission.</text:p>
        </text:list-item>
        <text:list-item>
          <text:p text:style-name="P44"><text:s/>If we are not restricted to one chunk, we loop on forward through picking up more chunks to send up to the MTU size.</text:p>
        </text:list-item>
        <text:list-item>
          <text:p text:style-name="P44"><text:s/>If we have something to send (a copied mbuf chain with some chunks in it) we prepare it for transmission adding the sctp header and call the lowlevel output routine. </text:p>
        </text:list-item>
        <text:list-item>
          <text:p text:style-name="P44"><text:s/>If the transmission was successful (the lowlevel routine did not return an error) we clean up our data_list of chunks, taking them out of the retransmit state and making appropriate flight size adjustments where needed.</text:p>
        </text:list-item>
        <text:list-item>
          <text:p text:style-name="P44"><text:s/>At this point we stop transmission and return since we emitted a packet.</text:p>
        </text:list-item>
      </text:list>
      <text:h text:style-name="Heading_20_3" text:outline-level="3">sctp_med_chunk_output</text:h>
      <text:p text:style-name="Text_20_body">This routine is the main bundling/sender of data and control chunks. In general all send routines queue into three queues for bundling and output. One of the stacks main goals is to bundle as much as possible, thus this routine is the one that for the most part fills that role. Note that we will not discuss most of the “send” routines that are in sctp_output.c since most of the routines are pretty straight forward, composing a chunk structure, adding mbuf/cluster with the data and putting it on the control_send_queue. There are exceptions to this, when sending INIT's or INIT-ACK's the functions call directly down to the the sctp_lowlevel_chunk_output routine. This puts some constraints on the lowlevel function in that it must be prepared to send both with and without a stcb. There are a few routines as well that call ip_output (or ip6_output) directly. These exceptions are for sending operational errors (such as a stale cookie error), sending a shutdown complete when no TCB exists and sending an abort when no TCB exists. All other output routines are expected to queue their control to the control_send_queue. </text:p>
      <text:p text:style-name="Text_20_body">The sctp_med_chunk_output thus works through and attempts to bundle as much as possible, it follows the following outline:</text:p>
      <text:list text:style-name="L28">
        <text:list-item>
          <text:p text:style-name="P45">Set up some upfront variables and also check that there is something to send. The routine tells there is nothing to send if, there is no control in queue, no data on the send_queue (where chunks go before transmission) and there are no streams on the outwheel. The outwheel is a list of streams with data pending to be sent that needs to be “chunk-i-fied” and put onto the send_queue. In cases where there is nothing to send, we bail and return.</text:p>
        </text:list-item>
        <text:list-item>
          <text:p text:style-name="P45">If the peers rwnd is closed, and we have data inflight we setup to send control only.</text:p>
        </text:list-item>
        <text:list-item>
          <text:p text:style-name="P45">If we are allowed to send data and there are streams on the outwheel, we now spin through all the networks and call sctp_fill_outqueue(). This function “chunk-i-fies” the data and assigns TSN's. Note we are doing latent TSN assignment so we can discard data if needed before transmission (time to live option). Currently we do not support discard before transmission without the PR-SCTP option on (we may want to change this).</text:p>
        </text:list-item>
        <text:list-item>
          <text:p text:style-name="P45">If after filling all the queues, there is no result, i.e. We have nothing on the control_send_queue and nothing on the send_queue, we return since there is nothing we can transmit at this time.</text:p>
        </text:list-item>
        <text:list-item>
          <text:p text:style-name="P45">During the loop to fill the outqueue's CMT (concurrent multipath transfer), if enabled, will sometimes skip out of filling if the send_queue was left with data on previously, it does this by doing a goto an appropriate tag.</text:p>
        </text:list-item>
        <text:list-item>
          <text:p text:style-name="P45">We now enter the main transmission loop for sending packets to each peer destination. <text:s/>We will remain in this loop sending to each destination network if data (or control) is pending to the peer. We examine each destination starting with either the primary destination or where data is queued to at the top of the send_queue.</text:p>
        </text:list-item>
        <text:list-item>
          <text:p text:style-name="P45">As a quick check if the reference count of a destination does NOT have a reference count larger than 1, it has no chunks queued to it and we skip that destination.</text:p>
        </text:list-item>
        <text:list-item>
          <text:p text:style-name="P45">If the destination is unconfirmed we setup to skip the data portion of this transmission, we still have to send control since this is how we confirm the destination (by sending a heartbeat to it).</text:p>
        </text:list-item>
        <text:list-item>
          <text:p text:style-name="P45">We now pre-look at the output interface that this destination is being routed out (by looking at the output route). If the output interface is at its maximum sending, we skip this destination since any send will error. This helps us to prevent overdriving a output interface.</text:p>
        </text:list-item>
        <text:list-item>
          <text:p text:style-name="P45">We now setup three mtu variables. Mtu is set to the actual sending size that we can put out (minus the ip header size and the sctp common header) on this destination. Rmtu is set to the peers rwnd which may be 0, or the mtu variable itself if we are in a window probing situation (rwnd=0 and nothing in flight). Mx_mtu is set to the mtu calculated above.</text:p>
        </text:list-item>
        <text:list-item>
          <text:p text:style-name="P45">We now go through the control queue picking up any unsent chunks queued to our destination. This also may involve setting up an auth for this chunk (if authentication is required). We also update the mtu variable subtracting out how much we have queued into our mbuf. If the mtu reaches 0 we send the packet out by calling the lowlevel output routine. Otherwise we continue bundling until all control is gone and proceed to bundling with data as well.</text:p>
        </text:list-item>
        <text:list-item>
          <text:p text:style-name="P45">If we are allowed to send data, we go through a similar loop picking up data to be bundled, copying to our mbuf output chain. Note that if we have a FRAGMENT_OK we setup to allow Ipv4 to do fragmentation for us.</text:p>
        </text:list-item>
        <text:list-item>
          <text:p text:style-name="P45">We continue adding data chunks subtracting and monitoring our mtu and r_mtu. The r_mtu is impacted only by data sending, where as the mtu is impacted by both the bundled control as well as the data. Note also that if we see our total output as reached the remember mx_mtu we complain or panic depending on INVARAINTS.</text:p>
        </text:list-item>
        <text:list-item>
          <text:p text:style-name="P45">We continue along until we fill the MTU or run out of chunks.</text:p>
        </text:list-item>
        <text:list-item>
          <text:p text:style-name="P45">We now transmit anything that is in the outchain by calling the lowlevel output routine.</text:p>
        </text:list-item>
        <text:list-item>
          <text:p text:style-name="P45">If the transmission was successful we clean up the data chunks listed on the bundling list data_list[]. Cleanup involves having its entries moved to the sent_queue. </text:p>
        </text:list-item>
        <text:list-item>
          <text:p text:style-name="P45">If we setup to send only one chunk (via rwnd constraints) we break. Otherwise we circle back around to the next network destination to send to.</text:p>
        </text:list-item>
        <text:list-item>
          <text:p text:style-name="P45"><text:s/>At the termination of the loop, we clean up the control queue, which in most instances results in the chunks being purged from the queue.</text:p>
        </text:list-item>
      </text:list>
      <text:h text:style-name="Heading_20_3" text:outline-level="3">sctp_lowlevel_chunk_output</text:h>
      <text:p text:style-name="Text_20_body">The lowlevel routine is the one responsible, in most all cases, for formating and sending out the ip packet. This means it must prepend data to the outbound mbuf chain. The code makes an important distinction in that a mbuf chain for output does NOT contain a pkthdr. We do this specifically for two reasons:</text:p>
      <text:list text:style-name="L29">
        <text:list-item>
          <text:p text:style-name="P46">We gain more space for data.</text:p>
        </text:list-item>
        <text:list-item>
          <text:p text:style-name="P46">Some O/S's keep a separate structure for the purposes of a packet header thus we keep everything in a “mbuf” or “cluster” chain, and then conceptually convert to a “pak” chain by slapping either a mbuf with packet header or specialized O/S packet header on the front for output, also including space for the IP header.</text:p>
        </text:list-item>
      </text:list>
      <text:p text:style-name="Text_20_body">Note that this routine is responsible for either passing the chain off to be transmitted OR freeing it. So at the end of transmission the passed in mbuf chain must be freed by this routine or given to the ip output routine for freeing after transmission.</text:p>
      <text:p text:style-name="Text_20_body">Now the lowlevel output routine follows the general outline below for sending:</text:p>
      <text:list text:style-name="L30">
        <text:list-item>
          <text:p text:style-name="P47">If we have a net structure tracking the peer address, and the state is out-of-scope (a v6 scoping problem), we bail freeing the chain.</text:p>
        </text:list-item>
        <text:list-item>
          <text:p text:style-name="P47">We grab the VRF out of the stcb or inp if no stcb is in the packet. A stcb exists only within the context of a single VRF. However an endpoint (inp) may be in multiple VRF's so if we are selecting an endpoint VRF we use the def_vrf defined in the inp structure (sctp_inpcb).</text:p>
        </text:list-item>
        <text:list-item>
          <text:p text:style-name="P47">We now calculate the checksum on the packet. Note that if the destination is the loopback and the administrator has allowed us NOT to checksum the loopback (the default setting) we skip the checksum of the packet. Note also in calculating the checksum there is no pseudo header (as there is in TCP or UDP) this is due to the vtag.</text:p>
        </text:list-item>
        <text:list-item>
          <text:p text:style-name="P47">Now, depending on the destination type (AF_INET or AF_INET6) we perform a set of steps to send the packet. We will follow only one of the paths since the steps for either V4 or V6 are the same in concept. We will follow the V6 path through (just to be different).</text:p>
        </text:list-item>
        <text:list-item>
          <text:p text:style-name="P47">We grab our flowlabel from either the stcb or the inp.</text:p>
        </text:list-item>
        <text:list-item>
          <text:p text:style-name="P47">We get an output o_pak (mbuf with mpkthdr) for output sizing it for the IP packet (ipv6 in this case, 40 bytes).</text:p>
        </text:list-item>
        <text:list-item>
          <text:p text:style-name="P47">We now align the o_pak we allocated to the end of the mbuf attached.</text:p>
        </text:list-item>
        <text:list-item>
          <text:p text:style-name="P47">We now calculate the length of the data and IP header and attach passed in mbuf to the o_pak.</text:p>
        </text:list-item>
        <text:list-item>
          <text:p text:style-name="P47">We now gather a ip header pointing into the actual buffer.</text:p>
        </text:list-item>
        <text:list-item>
          <text:p text:style-name="P47">We fill in the ip header fields for transmission. Included in this is a call to source address selection, if needed. We cache the source address in the net structure if we have one. In some instances (sending out a INIT-ACK for example) we will not have a net to store this in, so we will only place it in the outbound packet. Note also that the source address selection always sends back only pointers to the SCTP ifa structures which are always safe for SCTP to access without locks. </text:p>
        </text:list-item>
        <text:list-item>
          <text:p text:style-name="P47">As a side effect of source address selection we will generate a route. If this fails, we have no route to the peers address and fail the send. Otherwise we pull off the output interface that we will be emitting to.</text:p>
        </text:list-item>
        <text:list-item>
          <text:p text:style-name="P47">We now do scope recover so that we can handle the O/S's that use embedded scope for link local addresses.</text:p>
        </text:list-item>
        <text:list-item>
          <text:p text:style-name="P47">We now call the ip6_output routine passing in all the gathered information, route, interface, and o_pak etc.</text:p>
        </text:list-item>
        <text:list-item>
          <text:p text:style-name="P47">If we generated a route locally we free it.</text:p>
        </text:list-item>
        <text:list-item>
          <text:p text:style-name="P47">If had a net, and the mtu has changed (v6 will do this sometimes for us) we then call the appropriate path mtu routines to fix the PMTU. Ipv4 does not do this so this is one step that V4 does not do.</text:p>
        </text:list-item>
        <text:list-item>
          <text:p text:style-name="P47">We now return the result from the output.</text:p>
        </text:list-item>
      </text:list>
      <text:p text:style-name="Text_20_body"/>
      <text:h text:style-name="Heading_20_3" text:outline-level="3">sctp_send_sack</text:h>
      <text:p text:style-name="Text_20_body">Most all the control chunk sending functions (with some exceptions previously discussed) create their message and queue them into the sctp_control_send_queue. The sctp_send_sack() function is not an exception. It follows this methodology. However, it is not a simple straight forward “filling in” the data structure to be sent. This is why I thought it good to discuss the operation of this function (in other words its complicated :-D).</text:p>
      <text:p text:style-name="Text_20_body">If you remember, we keep a bit map of all data TSN's received from the peer. The array has a base mapping_array_base_tsn, that may be behind the cumulative acknowledgment point. The original design of this function was to go through each bit in the array, until we hit the maximum bit position. In fact we had to go through this array twice, once to figure out how many gap-ack blocks we would use and a second time to actually calculate the blocks. This was quite inefficient taking considerable CPU. So now instead there is a hand crafted lookup table that takes input from the mapping array as a byte, and returns an entry that can be used to figure out easily the gap blocks.</text:p>
      <text:p text:style-name="Text_20_body">The table structure looks as follows:</text:p>
      <text:p text:style-name="Text_20_body"><draw:g text:anchor-type="paragraph" draw:z-index="24" draw:style-name="gr1"><draw:rect draw:style-name="gr8" draw:text-style-name="P4" svg:width="2.7504in" svg:height="2.7504in" svg:x="1.5626in" svg:y="0.0835in"><text:p text:style-name="P7"><text:span text:style-name="T1">Struct sack_track</text:span></text:p></draw:rect><draw:frame draw:style-name="gr4" draw:text-style-name="P18" svg:width="0.9697in" svg:height="0.2976in" svg:x="3.0626in" svg:y="2.3169in"><draw:text-box><text:p text:style-name="P5"><text:span text:style-name="T5">left_edge</text:span></text:p></draw:text-box></draw:frame><draw:frame draw:style-name="gr4" draw:text-style-name="P18" svg:width="1.0843in" svg:height="0.2976in" svg:x="1.7252in" svg:y="2.2819in"><draw:text-box><text:p text:style-name="P5"><text:span text:style-name="T5">right_edge</text:span></text:p></draw:text-box></draw:frame><draw:frame draw:style-name="gr4" draw:text-style-name="P18" svg:width="1.2303in" svg:height="0.2976in" svg:x="1.8315in" svg:y="0.2898in"><draw:text-box><text:p text:style-name="P5"><text:span text:style-name="T5">num_entries</text:span></text:p></draw:text-box></draw:frame><draw:frame draw:style-name="gr4" draw:text-style-name="P18" svg:width="0.7823in" svg:height="0.2976in" svg:x="1.5626in" svg:y="0.8335in"><draw:text-box><text:p text:style-name="P5"><text:span text:style-name="T5">gaps =</text:span></text:p></draw:text-box></draw:frame><draw:rect draw:style-name="gr21" draw:text-style-name="P4" svg:width="1.2504in" svg:height="0.7504in" svg:x="2.3126in" svg:y="0.5835in"><text:p text:style-name="P7"><text:span text:style-name="T1">gaparray</text:span></text:p></draw:rect><draw:line draw:style-name="gr3" draw:text-style-name="P4" svg:x1="2.0626in" svg:y1="2.5319in" svg:x2="1.5626in" svg:y2="3.2819in"><text:p/></draw:line><draw:line draw:style-name="gr3" draw:text-style-name="P4" svg:x1="3.5626in" svg:y1="2.6114in" svg:x2="4.0626in" svg:y2="3.3614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the right and left edge refer to the edges of the bit array being fed into the routine and if they are mergeable with the previous entry. So lets take a look at a few different pieces of bit mask array settings to get an idea of how this works. </text:p>
      <text:p text:style-name="Text_20_body">First consider the bit string 0xb3, this is 10110011 in bit form. For this entry we would find both the right_edge and left_edge set to true, representing that both sides are merge able. The number of entries would be 3, since there are 3 sets of bit strings we must have the upper bit 1, the lower two bits in the b and the bottom two bits in the 3. So the array would be populated with 0,1 in the first entry (representing the bottom two bits), 4,5 in the next entry representing the lower two bits of the b (upper nibble), and finally 7,7 in to represent the top bit.</text:p>
      <text:p text:style-name="Text_20_body">Next consider the bit string 0x3c, this is 00111100 in bit form. For this entry we would find neither the right nor left edge set. This is because neither edge is mergable with either the previous gaps acquired so far or subsequent gaps. The number of entries would be 1, and it would hold 2,5 in the single gap block.</text:p>
      <text:p text:style-name="Text_20_body">Next consider the bit string 0x33 this is 00110011 in bit form. For this entry we would find the left edge not set and the right edge set. This tells us that the left side is not mergable with the previously generated gap (so we must start a new one) and the right edge will be mergable with the next gap (if its left edge is mer gable). The number of entries would be 2, and they would be 0,1 representing the lower two bits and 4,5 representing the two bits in the upper nibble.</text:p>
      <text:p text:style-name="Text_20_body">Finally consider 0xc0, this is 0x11000000 in bit form. For this entry we would find the left edge set, since we can merge this entry with the previous gap if its right edge was mergable. And we would find the left edge not mer gable. There would only be one entry 6,7 representing the upper two bits.</text:p>
      <text:p text:style-name="Text_20_body">Now lets see how these entries would be used. Before we look at this, one thing to remember about the bit array, is it is kept in an interesting way. Bit 0 in byte 0 refers to the mapping_array_base_tsn, bit 7 in byte 0 will refer to the mapping_array_base_tsn+7, but 0 of byte 1 refers to the mapping_array_base_tsn +8.</text:p>
      <text:p text:style-name="Text_20_body">So lets assume you have the bit string in your mapping_array to be</text:p>
      <text:p text:style-name="Text_20_body">byte 0 = 0xb3</text:p>
      <text:p text:style-name="Text_20_body">byte 1 = 0x33</text:p>
      <text:p text:style-name="Text_20_body"/>
      <text:p text:style-name="Text_20_body">So if we lookup 0xb3, we get know that either end is mergable, but in this case we have nothing to merge with previously, but since the left edge is mergable we will keep this is mind for the next byte. So we now end up with gaps at 0,1/4,5 and 7/7 but this last one might be mergable. Now if we really had this string our cumulative ack point would be at the mapping_array_base_tsn plus 2, since the bits 0-1 are set to 1. So we are really have 4/5 and 7/7. Note that these values need to be adjusted by the subtracting out the distance between the cumulative ack point and the mapping_array_base_tsn, in this case -1. this makes are gap 3-4 not 4-5. Now when we proceed to the next byte, 0x33, we see that the right side is mergable and our previous left edge was mergable. So we retain the 7/7 that has been updated to 6/6 (same subtraction applying) <text:s/>but now we add to this the first gap block listed in byte 1's table aka 0,1 but offset by there byte position aka byte 1 postion 0 is really 8 and byte 1 postion 1 is 9, so our previous gap ack block changes to 6-8 instead of 6-6.</text:p>
      <text:p text:style-name="Text_20_body">This is how the table is used to quickly look up 8 bits at a time to get the proper gap ack blocks. Note the actual blow by blow steps follow:</text:p>
      <text:list text:style-name="L31">
        <text:list-item>
          <text:p text:style-name="P48">We see about the normal data management of setting up a chunk to be queued (possibly re-using one not yet sent).</text:p>
        </text:list-item>
        <text:list-item>
          <text:p text:style-name="P48">We now calculate the number of mapping array bytes we must look at based on the highest_tsn_inside_map variable. </text:p>
        </text:list-item>
        <text:list-item>
          <text:p text:style-name="P48">We now calculate the initial offset that must be added to the gap blocks based on the cumulative acknowledgments point relative to the base_tsn of the mapping array. If the cumulative acknowledgment is behind the base, then we use all entry's and we add one to the offset. If the cumulative acknowledgment is larger than or equal to the base, we setup to skip the first entry in the array of blocks and subtract the difference to get the offset we need to add to the blocks.</text:p>
        </text:list-item>
        <text:list-item>
          <text:p text:style-name="P48">Now we loop through the bytes, selecting our table based on the byte.</text:p>
        </text:list-item>
        <text:list-item>
          <text:p text:style-name="P48">If the previous entry was mergable on the left and this one is mergable on the right, we lower our number of gaps and back our pointer to the current gap block up. Then we go through all then entry's in the table inside the selected bit mask entry, setting up appropriate gap block descriptors for each entry. If we reach the physical limit of how many gap ack blocks will fit in this mbuf, we set to break out and stop filling in the arrays.</text:p>
        </text:list-item>
        <text:list-item>
          <text:p text:style-name="P48">To continue to the next byte, we always add 8 to our offset and we set the start of gap blocks back to 0, for the initial case when the cumulative acknowledgment point is larger or equal to the mapping_array start, this value is at 1 to ignore the first entry.</text:p>
        </text:list-item>
        <text:list-item>
          <text:p text:style-name="P48">After getting through all the bytes, we simply dump the chunk on the control send queue.</text:p>
        </text:list-item>
      </text:list>
      <text:p text:style-name="Text_20_body"/>
      <text:p text:style-name="Text_20_body"/>
      <text:h text:style-name="Heading_20_1" text:outline-level="1">Socket receiving</text:h>
      <text:p text:style-name="Text_20_body">When an application goes to receive data, a system call is normally generated to the sockets layer. In the case of SCTP there are explicit system calls as well as the normal socket receiving calls. In all cases the functions end in the same receive mechanism, the explicit SCTP system calls are of course more efficient, the following picture gives the “big picture” on how these calls all rel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g text:anchor-type="paragraph" draw:z-index="25" draw:style-name="gr22"><draw:rect draw:style-name="gr23" draw:text-style-name="P8" svg:width="2.2504in" svg:height="0.7496in" svg:x="3.75in" svg:y="7.5008in"><text:p text:style-name="P7"><text:span text:style-name="T2">sctp_sorecvmsg()</text:span></text:p></draw:rect><draw:rect draw:style-name="gr24" draw:text-style-name="P4" svg:width="1.7504in" svg:height="0.7504in" svg:x="2.25in" svg:y="0.0008in"><text:p text:style-name="P7"><text:span text:style-name="T1">trap-sys-call</text:span></text:p></draw:rect><draw:rect draw:style-name="gr25" draw:text-style-name="P4" svg:width="3.5004in" svg:height="1.0004in" svg:x="0in" svg:y="1.5008in"><text:p text:style-name="P7"><text:span text:style-name="T1">socket-side-rcv-functions</text:span></text:p></draw:rect><draw:rect draw:style-name="gr26" draw:text-style-name="P4" svg:width="2.5004in" svg:height="0.7504in" svg:x="0.25in" svg:y="3.2508in"><text:p text:style-name="P7"><text:span text:style-name="T1">soreceive</text:span></text:p></draw:rect><draw:rect draw:style-name="gr27" draw:text-style-name="P4" svg:width="4.7504in" svg:height="0.5004in" svg:x="0in" svg:y="4.7508in"><text:p text:style-name="P7"><text:span text:style-name="T1">pru-&gt;soreceive() is sctp_soreceive</text:span></text:p></draw:rect><draw:line draw:style-name="gr28" draw:text-style-name="P4" svg:x1="2.75in" svg:y1="0.7508in" svg:x2="2.25in" svg:y2="1.5008in"><text:p/></draw:line><draw:line draw:style-name="gr29" draw:text-style-name="P4" svg:x1="1.75in" svg:y1="2.5008in" svg:x2="1.5in" svg:y2="3.2508in"><text:p/></draw:line><draw:line draw:style-name="gr30" draw:text-style-name="P4" svg:x1="1.5in" svg:y1="4.0008in" svg:x2="1.75in" svg:y2="4.7508in"><text:p/></draw:line><draw:rect draw:style-name="gr31" draw:text-style-name="P8" svg:width="2.2504in" svg:height="0.7496in" svg:x="1.5in" svg:y="5.7516in"><text:p text:style-name="P7"><text:span text:style-name="T2">sctp_soreceive()</text:span></text:p></draw:rect><draw:line draw:style-name="gr32" draw:text-style-name="P4" svg:x1="2in" svg:y1="5.2508in" svg:x2="2.5in" svg:y2="5.7508in"><text:p/></draw:line><draw:line draw:style-name="gr33" draw:text-style-name="P4" svg:x1="3in" svg:y1="6.5008in" svg:x2="4.5in" svg:y2="7.5008in"><text:p/></draw:line><draw:rect draw:style-name="gr34" draw:text-style-name="P8" svg:width="3.0004in" svg:height="0.7496in" svg:x="4.25in" svg:y="1.5016in"><text:p text:style-name="P7"><text:span text:style-name="T2">sctp_generic_recvmsg()</text:span></text:p></draw:rect><draw:line draw:style-name="gr35" draw:text-style-name="P4" svg:x1="5.75in" svg:y1="2.2508in" svg:x2="5in" svg:y2="7.5008in"><text:p/></draw:line><draw:line draw:style-name="gr36" draw:text-style-name="P4" svg:x1="3.5in" svg:y1="0.7508in" svg:x2="5.25in" svg:y2="1.5008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We will look at each of the sctp specific pieces. We will not look at any of the system call traps or other socket receive call chain. </text:p>
      <text:h text:style-name="Heading_20_3" text:outline-level="3">sctp_generic_recvmsg</text:h>
      <text:p text:style-name="Text_20_body">This function is the first place we hit after a explicit system call trap to the sctp_receive function from libc. The function will pull in the arguments and call sctp_sorecvmsg. At completion of this call, it will copy back out to user land any flags and sndrcvinfo (the sinfo structure), any msg_flags and address information the user may have wanted. </text:p>
      <text:h text:style-name="Heading_20_3" text:outline-level="3">sctp_soreceive</text:h>
      <text:p text:style-name="Text_20_body">This function holds a similar use, it repackages the soreceive call from the socket layer into the sctp_sorecvmsg() format. It is similar to the generic recvmsg function except it does not have to copy the sinfo structure, instead if the sinfo structure is desired by the user, it must repackage the sinfo into a cmsg format and arrange for that to be sent back to the user via the control interface of the socket API.</text:p>
      <text:h text:style-name="Heading_20_3" text:outline-level="3">sctp_sorecvmsg</text:h>
      <text:p text:style-name="Text_20_body">This function is the real work horse of receiving data for a socket in SCTP. It knows about the internal structure of the inbound message queue and will read data out of it back to user land. It is also capable of passing back a mbuf chain for functions that do mbuf based receives from inside the kernel. The function follows the following functional flow.</text:p>
      <text:list text:style-name="L32">
        <text:list-item>
          <text:p text:style-name="P49">We first set up various flags, inp pointer and other variables used in the function.</text:p>
        </text:list-item>
        <text:list-item>
          <text:p text:style-name="P49">We get the socket buffer lock and do a sblock() to gain exclusive access as a reader.</text:p>
        </text:list-item>
        <text:list-item>
          <text:p text:style-name="P49">If we realize the socket is gone, or the connection has gotten an error (via the so-&gt;so_error) we error out of the routine.</text:p>
        </text:list-item>
        <text:list-item>
          <text:p text:style-name="P49">If there is not enough data in the socket buffer and we are allowed to block, we do a sbwait() after checking to make sure if we are the one-2-one model and have exhausted the data that there is not a socket error pending.</text:p>
        </text:list-item>
        <text:list-item>
          <text:p text:style-name="P49">Otherwise if we are not allowed to block and there is not enough data, then after the same one-2-one model checks we then return a EWOULDBLOCK.</text:p>
        </text:list-item>
        <text:list-item>
          <text:p text:style-name="P49">If there is data available, we go ahead and re-sblock (we released this before our sbwait()) to provide only one accessor.</text:p>
        </text:list-item>
        <text:list-item>
          <text:p text:style-name="P49">We now get the first control message in the inp-&gt;readqueue. The control message is sctp_queued_to_read structure discussed earlier.</text:p>
        </text:list-item>
        <text:list-item>
          <text:p text:style-name="P49">If the control in particular has a length of 0, and is set to not access the stcb, then we need to clean this one up and go back and restart.</text:p>
        </text:list-item>
        <text:list-item>
          <text:p text:style-name="P49">If we can access the stcb and the length is 0 we check the fragment interleave settings to see if we are allowed to get another association or other streams data that is in queue. If so we select an alternate, otherwise its back up to the restart to sleep waiting for more data (either more of this data or additional deliverable messages depending on the interleave level).</text:p>
        </text:list-item>
        <text:list-item>
          <text:p text:style-name="P49"><text:s/>If the stcb is accessible, then we set it up so that the association will not be freed underneath us by incrementing the refcount on the association.</text:p>
        </text:list-item>
        <text:list-item>
          <text:p text:style-name="P49">We also set the fact that we are taking some data from this message (i.e. We may have a partial delivery begun) and that the stream in question has a delivery happening. The flag on the stream will be removed when the MSG_EOR is passed back. </text:p>
        </text:list-item>
        <text:list-item>
          <text:p text:style-name="P49">We next, if requested, passed back the sinfo (sctp_sndrcvinfo).</text:p>
        </text:list-item>
        <text:list-item>
          <text:p text:style-name="P49">We next, if requested, copy back the source address.</text:p>
        </text:list-item>
        <text:list-item>
          <text:p text:style-name="P49">Now there are two basic methods of reading, one where the mbuf chain is passed back to the caller. The other where a uio structure is passed and we need to copy data to user land.</text:p>
        </text:list-item>
        <text:list-item>
          <text:p text:style-name="P49">We will follow the userland copy version. Both methods use the same methodology with only slight differences so we will not follow the else only the case where mp is NULL indicating a uio based receive.</text:p>
        </text:list-item>
        <text:list-item>
          <text:p text:style-name="P49"><text:s/>We now grab the mbuf chain that is to be copied, and while we have an mbuf to copy, calculate the copy size to either be the amount of data in the mbuf chain or how much the user requested (not more than the user requested).</text:p>
        </text:list-item>
        <text:list-item>
          <text:p text:style-name="P49">We then make sure we have no lock on the read queue and copy out the data to user land with a uiomove function call.</text:p>
        </text:list-item>
        <text:list-item>
          <text:p text:style-name="P49"><text:s/>If we hit an error or the socket goes away we bail out from the function.</text:p>
        </text:list-item>
        <text:list-item>
          <text:p text:style-name="P49"><text:s/>Now we take a careful look to see if we need a read_queue lock. The supplier (the netisr routine) always locks when it adds, but the consumer does not have to. Here if the message is complete and there is a next message then a lock is not needed. Also when the next mbuf is not NULL we have more in this chain to read so we don't need a lock. We get one if we need it only.</text:p>
        </text:list-item>
        <text:list-item>
          <text:p text:style-name="P49">If we are taking it all, we free up the mbuf and get the next one to copy out in m. Note that if we have taken the whole message we set the MSG_EOR and clear the stream under delivey flag.</text:p>
        </text:list-item>
        <text:list-item>
          <text:p text:style-name="P49">Otherwise we are not taking all of the mbuf and we adjust it.</text:p>
        </text:list-item>
        <text:list-item>
          <text:p text:style-name="P49">We continue along until we have satisfied all the read request or have completed the message.</text:p>
        </text:list-item>
        <text:list-item>
          <text:p text:style-name="P49">If we have read all the message or we have satisfied the user request we do the appropriate cleanup and return to the user.</text:p>
        </text:list-item>
        <text:list-item>
          <text:p text:style-name="P49">If we allowed to block we now do a sbwait() waiting to get enough data to fill the user request from this message (or until the message is complete).</text:p>
        </text:list-item>
      </text:list>
      <text:p text:style-name="Text_20_body"/>
      <text:p text:style-name="Text_20_body"/>
      <text:h text:style-name="Heading_20_1" text:outline-level="1">Socket sending</text:h>
      <text:p text:style-name="Text_20_body">The socket sending side works very similarly to the receive side. There is a system call that access SCTP directly and there is also a methodology to get through the pru_sosend functions. The following depicts this relationship.</text:p>
      <text:p text:style-name="Text_20_body"><draw:g text:anchor-type="paragraph" draw:z-index="26" draw:style-name="gr22"><draw:rect draw:style-name="gr37" draw:text-style-name="P8" svg:width="2.9996in" svg:height="0.7496in" svg:x="3.75in" svg:y="7.5839in"><text:p text:style-name="P7"><text:span text:style-name="T2">sctp_lower_sosend()</text:span></text:p></draw:rect><draw:rect draw:style-name="gr38" draw:text-style-name="P4" svg:width="1.7504in" svg:height="0.7504in" svg:x="2.25in" svg:y="0.0839in"><text:p text:style-name="P7"><text:span text:style-name="T1">trap-sys-call</text:span></text:p></draw:rect><draw:rect draw:style-name="gr39" draw:text-style-name="P4" svg:width="3.5004in" svg:height="1.0004in" svg:x="0in" svg:y="1.5839in"><text:p text:style-name="P7"><text:span text:style-name="T1">socket-side-send-functions</text:span></text:p></draw:rect><draw:rect draw:style-name="gr40" draw:text-style-name="P4" svg:width="2.5004in" svg:height="0.7504in" svg:x="0.25in" svg:y="3.3339in"><text:p text:style-name="P7"><text:span text:style-name="T1">sosend</text:span></text:p></draw:rect><draw:rect draw:style-name="gr41" draw:text-style-name="P4" svg:width="4.7504in" svg:height="0.5004in" svg:x="0in" svg:y="4.8339in"><text:p text:style-name="P7"><text:span text:style-name="T1">pru-&gt;sosend() is sctp_sosend</text:span></text:p></draw:rect><draw:line draw:style-name="gr42" draw:text-style-name="P4" svg:x1="2.75in" svg:y1="0.8339in" svg:x2="2.25in" svg:y2="1.5839in"><text:p/></draw:line><draw:line draw:style-name="gr43" draw:text-style-name="P4" svg:x1="1.75in" svg:y1="2.5839in" svg:x2="1.5in" svg:y2="3.3339in"><text:p/></draw:line><draw:line draw:style-name="gr44" draw:text-style-name="P4" svg:x1="1.5in" svg:y1="4.0839in" svg:x2="1.75in" svg:y2="4.8339in"><text:p/></draw:line><draw:rect draw:style-name="gr45" draw:text-style-name="P8" svg:width="2.2504in" svg:height="0.7496in" svg:x="1.5in" svg:y="5.8346in"><text:p text:style-name="P7"><text:span text:style-name="T2">sctp_sosend()</text:span></text:p></draw:rect><draw:line draw:style-name="gr46" draw:text-style-name="P4" svg:x1="2in" svg:y1="5.3339in" svg:x2="2.5in" svg:y2="5.8339in"><text:p/></draw:line><draw:line draw:style-name="gr47" draw:text-style-name="P4" svg:x1="3in" svg:y1="6.5839in" svg:x2="4.5in" svg:y2="7.5839in"><text:p/></draw:line><draw:rect draw:style-name="gr48" draw:text-style-name="P8" svg:width="3.0004in" svg:height="0.7496in" svg:x="4.25in" svg:y="1.5846in"><text:p text:style-name="P7"><text:span text:style-name="T2">sctp_generic_sendmsg()</text:span></text:p></draw:rect><draw:line draw:style-name="gr49" draw:text-style-name="P4" svg:x1="5.75in" svg:y1="2.3339in" svg:x2="5in" svg:y2="7.5839in"><text:p/></draw:line><draw:line draw:style-name="gr50" draw:text-style-name="P4" svg:x1="3.5in" svg:y1="0.8339in" svg:x2="5.25in" svg:y2="1.5839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ote that the call chain is almost identical, the sctp_sosend is a method that looks through the socket buffer's control for the cmsg headers to find the sendrcvinfo structure (sinfo). </text:p>
      <text:h text:style-name="Heading_20_3" text:outline-level="3">sctp_lower_sosend</text:h>
      <text:p text:style-name="Text_20_body">This is the real function that does the actual send into the local outgoing queues. The function works as follows:</text:p>
      <text:list text:style-name="L33">
        <text:list-item>
          <text:p text:style-name="P50">We validate the sinfo_flags, and if we find the SCTP_SENDALL we call the function that will handle the special multi-copy send using the iterator sctp_sendall().</text:p>
        </text:list-item>
        <text:list-item>
          <text:p text:style-name="P50">If we are one-2-one model, we get the INP lock and get the first stcb and of course release the INP lock. If an address was given, we also locate the destination address net structure.</text:p>
        </text:list-item>
        <text:list-item>
          <text:p text:style-name="P50">If we are using sinfo and the sinfo_associd is set we attempt to lookup the association via the sctp_findassociation_ep_asocid() note we request no locking of the TCB. We also setup the net structure if a address is given.</text:p>
        </text:list-item>
        <text:list-item>
          <text:p text:style-name="P50">If only an address is given, we lookup the association with the sctp_findassociation_ep_addr(). Note that this function increments the inp reference count. This is because the called function expects this and if it finds a stcb it will decrement this.</text:p>
        </text:list-item>
        <text:list-item>
          <text:p text:style-name="P50">We next, if a stcb is not found, try again with the address, but first we get a CREATE lock. We do this to handle the collision case that exists between the cookie creating an association and us sending.</text:p>
        </text:list-item>
        <text:list-item>
          <text:p text:style-name="P50">If we still have no stcb and are the one-2-one model, we error out. For the one-2-many model, we allocate an association, setup its state and if a sctp_init structure was passed we setup the association with the right number of streams. We also set this up so that we are only queuing data not sending.</text:p>
        </text:list-item>
        <text:list-item>
          <text:p text:style-name="P50">If we are non-blocking, or the no fragmentation feature is set on the association and the message would need to be fragmented, we bail from the function via the appropriate goto tag.</text:p>
        </text:list-item>
        <text:list-item>
          <text:p text:style-name="P50">We setup various state bits and flags.</text:p>
        </text:list-item>
        <text:list-item>
          <text:p text:style-name="P50">If the user is aborting with the SCTP_ABORT sinfo_flags, we copy in the data and abort the association.</text:p>
        </text:list-item>
        <text:list-item>
          <text:p text:style-name="P50">We validate the stream is correct and if not we error out.</text:p>
        </text:list-item>
        <text:list-item>
          <text:p text:style-name="P50">If the socket buffer is to full, and we do not have room for even a small threshold of the users data, we sbwait on the send buffer.</text:p>
        </text:list-item>
        <text:list-item>
          <text:p text:style-name="P50">After waking up if the association is about to be freed, we bail.</text:p>
        </text:list-item>
        <text:list-item>
          <text:p text:style-name="P50"><text:s/>If the user is sending mbufs to send (such as a sendfile()) we call the sctp_msg_append() function.</text:p>
        </text:list-item>
        <text:list-item>
          <text:p text:style-name="P50">Otherwise we allocate a message into the stream outqueue and copy the data in. Note that this may involve blocking and waiting for more space. We also may return keeping locked to this sending stream if the explicit EOR mode is turned on.</text:p>
        </text:list-item>
        <text:list-item>
          <text:p text:style-name="P50">Note we always lock the sending lock, since we are the supplier in this case. The functions in sctp_fill_outqueue() lock minimally based on the same principle that the receiver does.</text:p>
        </text:list-item>
        <text:list-item>
          <text:p text:style-name="P50">If the user has specified the SCTP_EOF flag, we invoke any shutdown procedures or enter SHUTDOWN_PENDING if data is in queue.</text:p>
        </text:list-item>
        <text:list-item>
          <text:p text:style-name="P50">Based on the Nagle algorithm (if on) and the queuing flags set earlier we may call into the sctp_chunk_output() function, after getting the stcb lock. Otherwise we return without making this call.</text:p>
        </text:list-item>
      </text:list>
      <text:h text:style-name="Heading_20_1" text:outline-level="1">Address management and source address selection</text:h>
      <text:p text:style-name="Text_20_body">Inside the SCTP stack we maintain a representation of the local addresses on this machine. We do this so that when listing addresses in both INIT's and INIT-ACK's we are not constantly consulting the list of addresses on a machine itself possibly causing locking issues. We also keep a reference directly to the pointer that holds the address in each sctp_nets structure for source address selection purposes. Basically after select a source address, we just cache this pointer. The pointer is reference counted. This means that if the address gets deleted, we then will retain the memory (even when it is no longer on the master list) until the reference count reaches 0 and all associations no longer refer to the address. </text:p>
      <text:p text:style-name="Text_20_body">For the associations that support the dynamic address feature the addresses will be removed as the ASCONF-ACK's flow back acknowledging the removal of the addresses. For those associations that do not support dynamic address (due to the other end of the association not supporting it) when the iterator touches the association it will remove any reference to the source address found in any net structure and setup the destination so source address selection will need to re-occur for that destination on the next send. The peer that does not support dynamic addresses will continue to hold the removed address and will see a failure for sends that are directed to the removed address (since we no longer have the address on the machine, in theory).</text:p>
      <text:p text:style-name="Text_20_body">We maintain the address lists via two functions, sctp_add_addr_to_vrf() and sctp_del_addr_from_vrf(). The O/S, at startup, should go through all of its addresses and call the sctp_add_addr_to_vrf() function to “initialize” the master address list. Also the O/S should, throughout its life cycle, when addresses are added and deleted call in to this code to add or delete the addresses. After adding or deleting from the master list, the O/S should also schedule a add or delete into the iterator work queue after addition or deletion from the master list. This will take care of maintaining any associations that support ASCONF as well as maintain all associations source address base.</text:p>
      <text:p text:style-name="Text_20_body">Note that not only is the addresses on a master list, there is also a master hash table for the purposes of quick access to any address within a VRF. We also maintain a hash of VRF's as well so that any VRF can be found quickly by direct hash of the vrf_id. The overall structure of all the address elements (put together) look as follows:</text:p>
      <text:p text:style-name="Text_20_body"><draw:g text:anchor-type="paragraph" draw:z-index="27" draw:style-name="gr22"><draw:line draw:style-name="gr51" draw:text-style-name="P4" svg:x1="4.7189in" svg:y1="5.0417in" svg:x2="5.2189in" svg:y2="5.0417in"><text:p/></draw:line><draw:line draw:style-name="gr52" draw:text-style-name="P4" svg:x1="4.9154in" svg:y1="3.7819in" svg:x2="5.4154in" svg:y2="3.7819in"><text:p/></draw:line><draw:line draw:style-name="gr53" draw:text-style-name="P4" svg:x1="5.6118in" svg:y1="4.0461in" svg:x2="3.3618in" svg:y2="4.0461in"><text:p/></draw:line><draw:line draw:style-name="gr54" draw:text-style-name="P4" svg:x1="3.311in" svg:y1="3.6252in" svg:x2="3.811in" svg:y2="3.6252in"><text:p/></draw:line><draw:line draw:style-name="gr55" draw:text-style-name="P4" svg:x1="3.1142in" svg:y1="4.8752in" svg:x2="3.6142in" svg:y2="4.8752in"><text:p/></draw:line><draw:rect draw:style-name="gr56" draw:text-style-name="P13" svg:width="2.5004in" svg:height="2.0004in" svg:x="1.2319in" svg:y="0.3752in"><text:p text:style-name="P7"><text:span text:style-name="T4">sctp_vrf</text:span></text:p></draw:rect><draw:rect draw:style-name="gr57" draw:text-style-name="P4" svg:width="0.5004in" svg:height="0.9287in" svg:x="3.1528in" svg:y="0.6252in"><text:p/></draw:rect><draw:line draw:style-name="gr58" draw:text-style-name="P4" svg:x1="3.1528in" svg:y1="0.8563in" svg:x2="3.6528in" svg:y2="0.8563in"><text:p/></draw:line><draw:line draw:style-name="gr59" draw:text-style-name="P4" svg:x1="3.1528in" svg:y1="0.8563in" svg:x2="3.6528in" svg:y2="0.8563in"><text:p/></draw:line><draw:line draw:style-name="gr60" draw:text-style-name="P4" svg:x1="3.1528in" svg:y1="0.8563in" svg:x2="3.6528in" svg:y2="0.8563in"><text:p/></draw:line><draw:line draw:style-name="gr61" draw:text-style-name="P4" svg:x1="3.1528in" svg:y1="0.8563in" svg:x2="3.6528in" svg:y2="0.8563in"><text:p/></draw:line><draw:line draw:style-name="gr62" draw:text-style-name="P4" svg:x1="3.1528in" svg:y1="0.8563in" svg:x2="3.6528in" svg:y2="0.8563in"><text:p/></draw:line><draw:line draw:style-name="gr63" draw:text-style-name="P4" svg:x1="3.1528in" svg:y1="0.8563in" svg:x2="3.6528in" svg:y2="0.8563in"><text:p/></draw:line><draw:line draw:style-name="gr64" draw:text-style-name="P4" svg:x1="3.1528in" svg:y1="0.8563in" svg:x2="3.6528in" svg:y2="0.8563in"><text:p/></draw:line><draw:line draw:style-name="gr65" draw:text-style-name="P4" svg:x1="3.1528in" svg:y1="1.2051in" svg:x2="3.6528in" svg:y2="1.2051in"><text:p/></draw:line><draw:line draw:style-name="gr66" draw:text-style-name="P4" svg:x1="3.1528in" svg:y1="1.089in" svg:x2="3.6528in" svg:y2="1.089in"><text:p/></draw:line><draw:line draw:style-name="gr67" draw:text-style-name="P4" svg:x1="3.1528in" svg:y1="0.9732in" svg:x2="3.6528in" svg:y2="0.9732in"><text:p/></draw:line><draw:line draw:style-name="gr68" draw:text-style-name="P4" svg:x1="3.1528in" svg:y1="0.9732in" svg:x2="3.6528in" svg:y2="0.9732in"><text:p/></draw:line><draw:line draw:style-name="gr69" draw:text-style-name="P4" svg:x1="3.1528in" svg:y1="0.8563in" svg:x2="3.6528in" svg:y2="0.8563in"><text:p/></draw:line><draw:line draw:style-name="gr70" draw:text-style-name="P4" svg:x1="3.1528in" svg:y1="0.8563in" svg:x2="3.6528in" svg:y2="0.8563in"><text:p/></draw:line><draw:line draw:style-name="gr71" draw:text-style-name="P4" svg:x1="3.1528in" svg:y1="1.4378in" svg:x2="3.6528in" svg:y2="1.4378in"><text:p/></draw:line><draw:line draw:style-name="gr72" draw:text-style-name="P4" svg:x1="3.1528in" svg:y1="0.8563in" svg:x2="3.6528in" svg:y2="0.8563in"><text:p/></draw:line><draw:line draw:style-name="gr73" draw:text-style-name="P4" svg:x1="3.1528in" svg:y1="1.5535in" svg:x2="3.6528in" svg:y2="1.5535in"><text:p/></draw:line><draw:line draw:style-name="gr74" draw:text-style-name="P4" svg:x1="3.1528in" svg:y1="1.3209in" svg:x2="3.6528in" svg:y2="1.3209in"><text:p/></draw:line><draw:line draw:style-name="gr75" draw:text-style-name="P4" svg:x1="3.1528in" svg:y1="0.7409in" svg:x2="3.6528in" svg:y2="0.7409in"><text:p/></draw:line><draw:line draw:style-name="gr76" draw:text-style-name="P4" svg:x1="3.1528in" svg:y1="0.8563in" svg:x2="3.6528in" svg:y2="0.8563in"><text:p/></draw:line><draw:line draw:style-name="gr77" draw:text-style-name="P4" svg:x1="3.1535in" svg:y1="0.8563in" svg:x2="3.6535in" svg:y2="0.8563in"><text:p/></draw:line><draw:frame draw:style-name="gr78" draw:text-style-name="P18" svg:width="1.376in" svg:height="0.2976in" svg:x="2.3972in" svg:y="0.3752in"><draw:text-box><text:p text:style-name="P5"><text:span text:style-name="T5">vrf_addr_hash</text:span></text:p></draw:text-box></draw:frame><draw:rect draw:style-name="gr79" draw:text-style-name="P4" svg:width="0.7504in" svg:height="2.0004in" svg:x="0.2291in" svg:y="0.3752in"><text:p/></draw:rect><draw:line draw:style-name="gr80" draw:text-style-name="P4" svg:x1="0.2291in" svg:y1="0.8752in" svg:x2="0.9791in" svg:y2="0.8752in"><text:p/></draw:line><draw:line draw:style-name="gr81" draw:text-style-name="P4" svg:x1="0.2291in" svg:y1="0.8752in" svg:x2="0.9791in" svg:y2="0.8752in"><text:p/></draw:line><draw:line draw:style-name="gr82" draw:text-style-name="P4" svg:x1="0.2291in" svg:y1="0.8752in" svg:x2="0.9791in" svg:y2="0.8752in"><text:p/></draw:line><draw:line draw:style-name="gr83" draw:text-style-name="P4" svg:x1="0.2291in" svg:y1="0.8752in" svg:x2="0.9791in" svg:y2="0.8752in"><text:p/></draw:line><draw:line draw:style-name="gr84" draw:text-style-name="P4" svg:x1="0.2291in" svg:y1="0.8752in" svg:x2="0.9791in" svg:y2="0.8752in"><text:p/></draw:line><draw:line draw:style-name="gr85" draw:text-style-name="P4" svg:x1="0.2291in" svg:y1="0.8752in" svg:x2="0.9791in" svg:y2="0.8752in"><text:p/></draw:line><draw:line draw:style-name="gr86" draw:text-style-name="P4" svg:x1="0.2291in" svg:y1="0.8752in" svg:x2="0.9791in" svg:y2="0.8752in"><text:p/></draw:line><draw:line draw:style-name="gr87" draw:text-style-name="P4" svg:x1="0.2291in" svg:y1="1.6252in" svg:x2="0.9791in" svg:y2="1.6252in"><text:p/></draw:line><draw:line draw:style-name="gr88" draw:text-style-name="P4" svg:x1="0.2291in" svg:y1="1.3752in" svg:x2="0.9791in" svg:y2="1.3752in"><text:p/></draw:line><draw:line draw:style-name="gr89" draw:text-style-name="P4" svg:x1="0.2291in" svg:y1="1.1252in" svg:x2="0.9791in" svg:y2="1.1252in"><text:p/></draw:line><draw:line draw:style-name="gr90" draw:text-style-name="P4" svg:x1="0.2291in" svg:y1="1.1252in" svg:x2="0.9791in" svg:y2="1.1252in"><text:p/></draw:line><draw:line draw:style-name="gr91" draw:text-style-name="P4" svg:x1="0.2299in" svg:y1="0.8752in" svg:x2="0.9799in" svg:y2="0.8752in"><text:p/></draw:line><draw:line draw:style-name="gr92" draw:text-style-name="P4" svg:x1="0.2299in" svg:y1="0.8752in" svg:x2="0.9799in" svg:y2="0.8752in"><text:p/></draw:line><draw:line draw:style-name="gr93" draw:text-style-name="P4" svg:x1="0.2291in" svg:y1="2.1252in" svg:x2="0.9791in" svg:y2="2.1252in"><text:p/></draw:line><draw:line draw:style-name="gr94" draw:text-style-name="P4" svg:x1="0.2299in" svg:y1="0.8752in" svg:x2="0.9799in" svg:y2="0.8752in"><text:p/></draw:line><draw:line draw:style-name="gr95" draw:text-style-name="P4" svg:x1="0.2291in" svg:y1="2.3752in" svg:x2="0.9791in" svg:y2="2.3752in"><text:p/></draw:line><draw:line draw:style-name="gr96" draw:text-style-name="P4" svg:x1="0.2291in" svg:y1="1.8752in" svg:x2="0.9791in" svg:y2="1.8752in"><text:p/></draw:line><draw:line draw:style-name="gr97" draw:text-style-name="P4" svg:x1="0.2291in" svg:y1="0.6252in" svg:x2="0.9791in" svg:y2="0.6252in"><text:p/></draw:line><draw:line draw:style-name="gr98" draw:text-style-name="P4" svg:x1="0.2299in" svg:y1="0.8752in" svg:x2="0.9799in" svg:y2="0.8752in"><text:p/></draw:line><draw:line draw:style-name="gr99" draw:text-style-name="P4" svg:x1="0.2307in" svg:y1="0.8752in" svg:x2="0.9807in" svg:y2="0.8752in"><text:p/></draw:line><draw:frame draw:style-name="gr100" draw:text-style-name="P6" svg:width="1.2531in" svg:height="0.2976in" svg:x="0.0008in" svg:y="0.0835in"><draw:text-box><text:p text:style-name="P5"><text:span text:style-name="T5">sctp_vrfhash</text:span></text:p></draw:text-box></draw:frame><draw:line draw:style-name="gr101" draw:text-style-name="P4" svg:x1="2.5453in" svg:y1="2.3752in" svg:x2="2.5453in" svg:y2="3.3752in"><text:p/></draw:line><draw:rect draw:style-name="gr102" draw:text-style-name="P4" svg:width="1.7496in" svg:height="0.7504in" svg:x="1.5988in" svg:y="3.3752in"><text:p text:style-name="P7"><text:span text:style-name="T1">sctp_ifn</text:span></text:p></draw:rect><draw:line draw:style-name="gr103" draw:text-style-name="P4" svg:x1="1.8898in" svg:y1="4.1252in" svg:x2="1.8898in" svg:y2="4.6252in"><text:p/></draw:line><draw:rect draw:style-name="gr104" draw:text-style-name="P4" svg:width="1.7504in" svg:height="0.7512in" svg:x="1.4016in" svg:y="4.635in"><text:p text:style-name="P7"><text:span text:style-name="T1">sctp_ifn</text:span></text:p></draw:rect><draw:line draw:style-name="gr105" draw:text-style-name="P4" svg:x1="1.6528in" svg:y1="5.385in" svg:x2="1.6528in" svg:y2="5.885in"><text:p/></draw:line><draw:line draw:style-name="gr106" draw:text-style-name="P4" svg:x1="1.7319in" svg:y1="3.3752in" svg:x2="1.7319in" svg:y2="2.3752in"><text:p/></draw:line><draw:line draw:style-name="gr107" draw:text-style-name="P4" svg:x1="1.4819in" svg:y1="4.6252in" svg:x2="1.4819in" svg:y2="2.3752in"><text:p/></draw:line><draw:rect draw:style-name="gr108" draw:text-style-name="P4" svg:width="1.237in" svg:height="0.5004in" svg:x="5.4154in" svg:y="3.6252in"><text:p text:style-name="P7"><text:span text:style-name="T1">sctp_ifa</text:span></text:p></draw:rect><draw:rect draw:style-name="gr109" draw:text-style-name="P4" svg:width="1.2362in" svg:height="0.5004in" svg:x="3.8252in" svg:y="3.3807in"><text:p text:style-name="P7"><text:span text:style-name="T1">sctp_ifa</text:span></text:p></draw:rect><draw:line draw:style-name="gr110" draw:text-style-name="P4" svg:x1="3.8618in" svg:y1="3.8752in" svg:x2="3.3618in" svg:y2="3.8752in"><text:p/></draw:line><draw:line draw:style-name="gr111" draw:text-style-name="P4" svg:x1="5.4154in" svg:y1="5.3055in" svg:x2="3.1654in" svg:y2="5.3055in"><text:p/></draw:line><draw:rect draw:style-name="gr112" draw:text-style-name="P4" svg:width="1.2362in" svg:height="0.5004in" svg:x="5.2189in" svg:y="4.885in"><text:p text:style-name="P7"><text:span text:style-name="T1">sctp_ifa</text:span></text:p></draw:rect><draw:rect draw:style-name="gr113" draw:text-style-name="P4" svg:width="1.237in" svg:height="0.5004in" svg:x="3.628in" svg:y="4.6406in"><text:p text:style-name="P7"><text:span text:style-name="T1">sctp_ifa</text:span></text:p></draw:rect><draw:line draw:style-name="gr114" draw:text-style-name="P4" svg:x1="3.6654in" svg:y1="5.135in" svg:x2="3.1654in" svg:y2="5.135in"><text:p/></draw:line><draw:line draw:style-name="gr115" draw:text-style-name="P4" svg:x1="6.6516in" svg:y1="3.8354in" svg:x2="6.9016in" svg:y2="3.8354in"><text:p/></draw:line><draw:line draw:style-name="gr116" draw:text-style-name="P4" svg:x1="6.4551in" svg:y1="5.0953in" svg:x2="6.7051in" svg:y2="5.0953in"><text:p/></draw:lin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sctp_add_addr_to_vrf</text:h>
      <text:p text:style-name="Text_20_body">The add address to vrf function is called passing in the following arguments:</text:p>
      <text:list text:style-name="L34">
        <text:list-item>
          <text:p text:style-name="P51">The vrfid (uint32_t)</text:p>
        </text:list-item>
        <text:list-item>
          <text:p text:style-name="P51">The pointer to the system interface (ifn/idb) void *ifn</text:p>
        </text:list-item>
        <text:list-item>
          <text:p text:style-name="P51">An ifn_index (uint32_t)</text:p>
        </text:list-item>
        <text:list-item>
          <text:p text:style-name="P51">The ifn type (loopback, gre, ethernet etc).</text:p>
        </text:list-item>
        <text:list-item>
          <text:p text:style-name="P51">The ifn name (char *)</text:p>
        </text:list-item>
        <text:list-item>
          <text:p text:style-name="P51">The system address (ifa) void *ifa</text:p>
        </text:list-item>
        <text:list-item>
          <text:p text:style-name="P51">The address being added, struct sockaddr *</text:p>
        </text:list-item>
        <text:list-item>
          <text:p text:style-name="P51">uint32_t ifa_flags</text:p>
        </text:list-item>
      </text:list>
      <text:p text:style-name="Text_20_body">The first thing the function does is lookup the vrfid in the master hash table. If the vrf is NOT found, it is created and initialized via the sctp_allocate_vrf() function.</text:p>
      <text:p text:style-name="Text_20_body">Next we find the ifn within the vrf, we use the routine sctp_find_ifn() passing it the pointer to the vrf and the void ifn pointer and ifn_index. If the the index matches or if the pointer is not NULL and it matches we get back the sctp_ifn. Note this places an implicit priority on the ifn_index. </text:p>
      <text:p text:style-name="Text_20_body">If the ifn does not exist, we create it and install it into the list of ifn's.</text:p>
      <text:p text:style-name="Text_20_body">Finally we lookup in the vrf hash table the address via the sctp_find_ifa_by_addr() function call. If we find it, we return this to the caller. </text:p>
      <text:p text:style-name="Text_20_body">If we don't find it we create it and install it into the tables. One thing to note, is during the creation of the address, we setup the src_is_loop if the address is to the local loopback and src_is_priv if its a private address in V4 or a link local address in V6. These flags are used during source address selection.</text:p>
      <text:p text:style-name="Text_20_body">If we do create one, we will then schedule the dynamic address computations via the iterator work queue, if the flag passed in by the caller allows it. This flag should be set to false for system startup additions, but should be set to true in normal operation of the system as addresses are added.</text:p>
      <text:p text:style-name="Text_20_body"/>
      <text:h text:style-name="Heading_20_3" text:outline-level="3">sctp_del_addr_from_vrf</text:h>
      <text:p text:style-name="Text_20_body">When we delete an address from a VRF, we find it with the hash table lookup and <text:s/>simply remove it from all tables and lists, and decrement the appropriate reference counts. We then schedule a dynamic address deletion which will do the final delete of the address when the iterator completes.</text:p>
      <text:p text:style-name="Text_20_body"/>
      <text:h text:style-name="Heading_20_2" text:outline-level="2">Source Address Selection</text:h>
      <text:p text:style-name="Text_20_body">Whenever a destination address is to be sent to, a source address must be selected from among a number of eligible ones. Once selected, this information is cached in the destination address structure (struct sctp_nets) and will be used until it becomes invalidated. It becomes invalidated only by actions of the iterator working through all references to the local address and clearing the address from use. </text:p>
      <text:p text:style-name="Text_20_body">There is one generic source address selection call sctp_source_address_selection(). This routine returns a sctp_ifa that should be used as the source. Note that on return, the sctp_ifa's reference count is incremented, which means if the caller should call the sctp_free_ifa() call when finished with the reference. For places where we have a sctp_nets structure, we leave the reference up as long as we hold the pointer to the source address.</text:p>
      <text:p text:style-name="Text_20_body">There are two types of address bindings that are done by an SCTP endpoint, bound-all or bound-specific. In the bound-specific case, we have a restricted list of addresses that an endpoint has specified (via sctp_bindx). This later case is the most likely to find source address mis-matches and problems. </text:p>
      <text:p text:style-name="Text_20_body">No matter which type of address binding the application as done, the general principles of source address selection are the same:</text:p>
      <text:list text:style-name="L35">
        <text:list-item>
          <text:p text:style-name="P52">We have preferred addresses and acceptable addresses.</text:p>
        </text:list-item>
        <text:list-item>
          <text:p text:style-name="P52">We would like to have all source addresses be a preferred address and further more one assigned to the emitting interface.</text:p>
        </text:list-item>
        <text:list-item>
          <text:p text:style-name="P52">If we cannot find a preferred address for the emitting interface, we would like to find a preferred address that is assigned on one of our interfaces.</text:p>
        </text:list-item>
        <text:list-item>
          <text:p text:style-name="P52">If no preferred addresses can be found, then we would next look for an acceptable address on the emitting interface.</text:p>
        </text:list-item>
        <text:list-item>
          <text:p text:style-name="P52">Finally we will accept an acceptable address on one of our interfaces.</text:p>
        </text:list-item>
        <text:list-item>
          <text:p text:style-name="P52">For the bound specific case, there is one more rule that must be applied to all of the above rules (1-5), the address must be one that the application bound.</text:p>
        </text:list-item>
      </text:list>
      <text:p text:style-name="Text_20_body">Note it is possible to not be able to find a source address that will work (especially in the bound-specific case), in such a case the packet is considered un-routeable.</text:p>
      <text:p text:style-name="Text_20_body">So what is a preferred address and what is an acceptable address.</text:p>
      <text:h text:style-name="Heading_20_4" text:outline-level="4">Preferred address table</text:h>
      <table:table table:name="Preferred_addresses" table:style-name="Preferred_5f_addresses">
        <table:table-column table:style-name="Preferred_5f_addresses.A" table:number-columns-repeated="4"/>
        <table:table-header-rows>
          <table:table-row>
            <table:table-cell table:style-name="Preferred_5f_addresses.A1" office:value-type="string">
              <text:p text:style-name="Table_20_Heading">Source address scope</text:p>
            </table:table-cell>
            <table:table-cell table:style-name="Preferred_5f_addresses.A1" office:value-type="string">
              <text:p text:style-name="Table_20_Heading">Destination Address scope</text:p>
            </table:table-cell>
            <table:table-cell table:style-name="Preferred_5f_addresses.A1" office:value-type="string">
              <text:p text:style-name="Table_20_Heading">Result V4</text:p>
            </table:table-cell>
            <table:table-cell table:style-name="Preferred_5f_addresses.D1" office:value-type="string">
              <text:p text:style-name="Table_20_Heading">Result V6</text:p>
            </table:table-cell>
          </table:table-row>
        </table:table-header-rows>
        <table:table-row>
          <table:table-cell table:style-name="Preferred_5f_addresses.A2" office:value-type="string">
            <text:p text:style-name="Table_20_Contents">Loopback</text:p>
          </table:table-cell>
          <table:table-cell table:style-name="Preferred_5f_addresses.B2" office:value-type="string">
            <text:p text:style-name="Table_20_Contents">Loopback</text:p>
          </table:table-cell>
          <table:table-cell table:style-name="Preferred_5f_addresses.C2" office:value-type="string">
            <text:p text:style-name="Table_20_Contents">Yes</text:p>
          </table:table-cell>
          <table:table-cell table:style-name="Preferred_5f_addresses.D2" office:value-type="string">
            <text:p text:style-name="Table_20_Contents">Yes</text:p>
          </table:table-cell>
        </table:table-row>
        <table:table-row>
          <table:table-cell table:style-name="Preferred_5f_addresses.C2" office:value-type="string">
            <text:p text:style-name="Table_20_Contents">Private</text:p>
          </table:table-cell>
          <table:table-cell table:style-name="Preferred_5f_addresses.C2" office:value-type="string">
            <text:p text:style-name="Table_20_Contents">Loopback</text:p>
          </table:table-cell>
          <table:table-cell table:style-name="Preferred_5f_addresses.C2" office:value-type="string">
            <text:p text:style-name="Table_20_Contents">Yes</text:p>
          </table:table-cell>
          <table:table-cell table:style-name="Preferred_5f_addresses.D2" office:value-type="string">
            <text:p text:style-name="Table_20_Contents">No</text:p>
          </table:table-cell>
        </table:table-row>
        <table:table-row>
          <table:table-cell table:style-name="Preferred_5f_addresses.C2" office:value-type="string">
            <text:p text:style-name="Table_20_Contents">Global</text:p>
          </table:table-cell>
          <table:table-cell table:style-name="Preferred_5f_addresses.C2" office:value-type="string">
            <text:p text:style-name="Table_20_Contents">Loopback</text:p>
          </table:table-cell>
          <table:table-cell table:style-name="Preferred_5f_addresses.C2" office:value-type="string">
            <text:p text:style-name="Table_20_Contents">Yes</text:p>
          </table:table-cell>
          <table:table-cell table:style-name="Preferred_5f_addresses.D2" office:value-type="string">
            <text:p text:style-name="Table_20_Contents">No</text:p>
          </table:table-cell>
        </table:table-row>
        <table:table-row>
          <table:table-cell table:style-name="Preferred_5f_addresses.C2" office:value-type="string">
            <text:p text:style-name="Table_20_Contents">Loopback</text:p>
          </table:table-cell>
          <table:table-cell table:style-name="Preferred_5f_addresses.C2" office:value-type="string">
            <text:p text:style-name="Table_20_Contents">Private</text:p>
          </table:table-cell>
          <table:table-cell table:style-name="Preferred_5f_addresses.C2" office:value-type="string">
            <text:p text:style-name="Table_20_Contents">No</text:p>
          </table:table-cell>
          <table:table-cell table:style-name="Preferred_5f_addresses.D2" office:value-type="string">
            <text:p text:style-name="Table_20_Contents">No</text:p>
          </table:table-cell>
        </table:table-row>
        <table:table-row>
          <table:table-cell table:style-name="Preferred_5f_addresses.C2" office:value-type="string">
            <text:p text:style-name="Table_20_Contents">Private</text:p>
          </table:table-cell>
          <table:table-cell table:style-name="Preferred_5f_addresses.C2" office:value-type="string">
            <text:p text:style-name="Table_20_Contents">Private</text:p>
          </table:table-cell>
          <table:table-cell table:style-name="Preferred_5f_addresses.C2" office:value-type="string">
            <text:p text:style-name="Table_20_Contents">Yes</text:p>
          </table:table-cell>
          <table:table-cell table:style-name="Preferred_5f_addresses.D2" office:value-type="string">
            <text:p text:style-name="Table_20_Contents">Yes</text:p>
          </table:table-cell>
        </table:table-row>
        <table:table-row>
          <table:table-cell table:style-name="Preferred_5f_addresses.C2" office:value-type="string">
            <text:p text:style-name="Table_20_Contents">Global</text:p>
          </table:table-cell>
          <table:table-cell table:style-name="Preferred_5f_addresses.C2" office:value-type="string">
            <text:p text:style-name="Table_20_Contents">Private</text:p>
          </table:table-cell>
          <table:table-cell table:style-name="Preferred_5f_addresses.C2" office:value-type="string">
            <text:p text:style-name="Table_20_Contents">No</text:p>
          </table:table-cell>
          <table:table-cell table:style-name="Preferred_5f_addresses.D2" office:value-type="string">
            <text:p text:style-name="Table_20_Contents">No</text:p>
          </table:table-cell>
        </table:table-row>
        <table:table-row>
          <table:table-cell table:style-name="Preferred_5f_addresses.C2" office:value-type="string">
            <text:p text:style-name="Table_20_Contents">Loopback</text:p>
          </table:table-cell>
          <table:table-cell table:style-name="Preferred_5f_addresses.C2" office:value-type="string">
            <text:p text:style-name="Table_20_Contents">Global</text:p>
          </table:table-cell>
          <table:table-cell table:style-name="Preferred_5f_addresses.C2" office:value-type="string">
            <text:p text:style-name="Table_20_Contents">No</text:p>
          </table:table-cell>
          <table:table-cell table:style-name="Preferred_5f_addresses.D2" office:value-type="string">
            <text:p text:style-name="Table_20_Contents">No</text:p>
          </table:table-cell>
        </table:table-row>
        <table:table-row>
          <table:table-cell table:style-name="Preferred_5f_addresses.C2" office:value-type="string">
            <text:p text:style-name="Table_20_Contents">Private</text:p>
          </table:table-cell>
          <table:table-cell table:style-name="Preferred_5f_addresses.C2" office:value-type="string">
            <text:p text:style-name="Table_20_Contents">Global</text:p>
          </table:table-cell>
          <table:table-cell table:style-name="Preferred_5f_addresses.C2" office:value-type="string">
            <text:p text:style-name="Table_20_Contents">No</text:p>
          </table:table-cell>
          <table:table-cell table:style-name="Preferred_5f_addresses.D2" office:value-type="string">
            <text:p text:style-name="Table_20_Contents">No</text:p>
          </table:table-cell>
        </table:table-row>
        <table:table-row>
          <table:table-cell table:style-name="Preferred_5f_addresses.C2" office:value-type="string">
            <text:p text:style-name="Table_20_Contents">Global</text:p>
          </table:table-cell>
          <table:table-cell table:style-name="Preferred_5f_addresses.C2" office:value-type="string">
            <text:p text:style-name="Table_20_Contents">Global</text:p>
          </table:table-cell>
          <table:table-cell table:style-name="Preferred_5f_addresses.C2" office:value-type="string">
            <text:p text:style-name="Table_20_Contents">Yes</text:p>
          </table:table-cell>
          <table:table-cell table:style-name="Preferred_5f_addresses.D2" office:value-type="string">
            <text:p text:style-name="Table_20_Contents">Yes</text:p>
          </table:table-cell>
        </table:table-row>
      </table:table>
      <text:p text:style-name="Text_20_body"/>
      <text:p text:style-name="Text_20_body">Note that for V4 and V6 a Global address is one that is globally unique and routeable. For V4 and V6 a Loopback address is one that leads only to the local machine via the special “loopback device” this can be thought of as sending to oneself. For V4 a Private address is one that is an RFC1918 private address type (i.e. Behind a NAT). For V6 a Private address is a link local address.</text:p>
      <text:h text:style-name="Heading_20_4" text:outline-level="4">Acceptable address table</text:h>
      <table:table table:name="Table1" table:style-name="Table1">
        <table:table-column table:style-name="Table1.A" table:number-columns-repeated="4"/>
        <table:table-header-rows>
          <table:table-row>
            <table:table-cell table:style-name="Table1.A1" office:value-type="string">
              <text:p text:style-name="Table_20_Heading">Source address scope</text:p>
            </table:table-cell>
            <table:table-cell table:style-name="Table1.A1" office:value-type="string">
              <text:p text:style-name="Table_20_Heading">Destination Address scope</text:p>
            </table:table-cell>
            <table:table-cell table:style-name="Table1.A1" office:value-type="string">
              <text:p text:style-name="Table_20_Heading">Result V4</text:p>
            </table:table-cell>
            <table:table-cell table:style-name="Table1.D1" office:value-type="string">
              <text:p text:style-name="Table_20_Heading">Result V6</text:p>
            </table:table-cell>
          </table:table-row>
        </table:table-header-rows>
        <table:table-row>
          <table:table-cell table:style-name="Table1.A2" office:value-type="string">
            <text:p text:style-name="Table_20_Contents">Loopback</text:p>
          </table:table-cell>
          <table:table-cell table:style-name="Table1.B2" office:value-type="string">
            <text:p text:style-name="Table_20_Contents">Loopback</text:p>
          </table:table-cell>
          <table:table-cell table:style-name="Table1.C2" office:value-type="string">
            <text:p text:style-name="Table_20_Contents">Yes</text:p>
          </table:table-cell>
          <table:table-cell table:style-name="Table1.D2" office:value-type="string">
            <text:p text:style-name="Table_20_Contents">Yes</text:p>
          </table:table-cell>
        </table:table-row>
        <table:table-row>
          <table:table-cell table:style-name="Table1.C2" office:value-type="string">
            <text:p text:style-name="Table_20_Contents">Private</text:p>
          </table:table-cell>
          <table:table-cell table:style-name="Table1.C2" office:value-type="string">
            <text:p text:style-name="Table_20_Contents">Loopback</text:p>
          </table:table-cell>
          <table:table-cell table:style-name="Table1.C2" office:value-type="string">
            <text:p text:style-name="Table_20_Contents">Yes</text:p>
          </table:table-cell>
          <table:table-cell table:style-name="Table1.D2" office:value-type="string">
            <text:p text:style-name="Table_20_Contents">No</text:p>
          </table:table-cell>
        </table:table-row>
        <table:table-row>
          <table:table-cell table:style-name="Table1.C2" office:value-type="string">
            <text:p text:style-name="Table_20_Contents">Global</text:p>
          </table:table-cell>
          <table:table-cell table:style-name="Table1.C2" office:value-type="string">
            <text:p text:style-name="Table_20_Contents">Loopback</text:p>
          </table:table-cell>
          <table:table-cell table:style-name="Table1.C2" office:value-type="string">
            <text:p text:style-name="Table_20_Contents">Yes</text:p>
          </table:table-cell>
          <table:table-cell table:style-name="Table1.D2" office:value-type="string">
            <text:p text:style-name="Table_20_Contents">Yes(*)</text:p>
          </table:table-cell>
        </table:table-row>
        <table:table-row>
          <table:table-cell table:style-name="Table1.C2" office:value-type="string">
            <text:p text:style-name="Table_20_Contents">Loopback</text:p>
          </table:table-cell>
          <table:table-cell table:style-name="Table1.C2" office:value-type="string">
            <text:p text:style-name="Table_20_Contents">Private</text:p>
          </table:table-cell>
          <table:table-cell table:style-name="Table1.C2" office:value-type="string">
            <text:p text:style-name="Table_20_Contents">No</text:p>
          </table:table-cell>
          <table:table-cell table:style-name="Table1.D2" office:value-type="string">
            <text:p text:style-name="Table_20_Contents">No</text:p>
          </table:table-cell>
        </table:table-row>
        <table:table-row>
          <table:table-cell table:style-name="Table1.C2" office:value-type="string">
            <text:p text:style-name="Table_20_Contents">Private</text:p>
          </table:table-cell>
          <table:table-cell table:style-name="Table1.C2" office:value-type="string">
            <text:p text:style-name="Table_20_Contents">Private</text:p>
          </table:table-cell>
          <table:table-cell table:style-name="Table1.C2" office:value-type="string">
            <text:p text:style-name="Table_20_Contents">Yes</text:p>
          </table:table-cell>
          <table:table-cell table:style-name="Table1.D2" office:value-type="string">
            <text:p text:style-name="Table_20_Contents">Yes</text:p>
          </table:table-cell>
        </table:table-row>
        <table:table-row>
          <table:table-cell table:style-name="Table1.C2" office:value-type="string">
            <text:p text:style-name="Table_20_Contents">Global</text:p>
          </table:table-cell>
          <table:table-cell table:style-name="Table1.C2" office:value-type="string">
            <text:p text:style-name="Table_20_Contents">Private</text:p>
          </table:table-cell>
          <table:table-cell table:style-name="Table1.C2" office:value-type="string">
            <text:p text:style-name="Table_20_Contents">Yes (*)</text:p>
          </table:table-cell>
          <table:table-cell table:style-name="Table1.D2" office:value-type="string">
            <text:p text:style-name="Table_20_Contents">Yes (*)</text:p>
          </table:table-cell>
        </table:table-row>
        <table:table-row>
          <table:table-cell table:style-name="Table1.C2" office:value-type="string">
            <text:p text:style-name="Table_20_Contents">Loopback</text:p>
          </table:table-cell>
          <table:table-cell table:style-name="Table1.C2" office:value-type="string">
            <text:p text:style-name="Table_20_Contents">Global</text:p>
          </table:table-cell>
          <table:table-cell table:style-name="Table1.C2" office:value-type="string">
            <text:p text:style-name="Table_20_Contents">No</text:p>
          </table:table-cell>
          <table:table-cell table:style-name="Table1.D2" office:value-type="string">
            <text:p text:style-name="Table_20_Contents">No</text:p>
          </table:table-cell>
        </table:table-row>
        <table:table-row>
          <table:table-cell table:style-name="Table1.C2" office:value-type="string">
            <text:p text:style-name="Table_20_Contents">Private</text:p>
          </table:table-cell>
          <table:table-cell table:style-name="Table1.C2" office:value-type="string">
            <text:p text:style-name="Table_20_Contents">Global</text:p>
          </table:table-cell>
          <table:table-cell table:style-name="Table1.C2" office:value-type="string">
            <text:p text:style-name="Table_20_Contents">Yes (*)</text:p>
          </table:table-cell>
          <table:table-cell table:style-name="Table1.D2" office:value-type="string">
            <text:p text:style-name="Table_20_Contents">Yes (*)</text:p>
          </table:table-cell>
        </table:table-row>
        <table:table-row>
          <table:table-cell table:style-name="Table1.C2" office:value-type="string">
            <text:p text:style-name="Table_20_Contents">Global</text:p>
          </table:table-cell>
          <table:table-cell table:style-name="Table1.C2" office:value-type="string">
            <text:p text:style-name="Table_20_Contents">Global</text:p>
          </table:table-cell>
          <table:table-cell table:style-name="Table1.C2" office:value-type="string">
            <text:p text:style-name="Table_20_Contents">Yes</text:p>
          </table:table-cell>
          <table:table-cell table:style-name="Table1.D2" office:value-type="string">
            <text:p text:style-name="Table_20_Contents">Yes</text:p>
          </table:table-cell>
        </table:table-row>
      </table:table>
      <text:p text:style-name="Text_20_body"/>
      <text:p text:style-name="Text_20_body">(*) This combination is allowed but may not result in an IP packet being sent.</text:p>
      <text:p text:style-name="Text_20_body"/>
      <text:p text:style-name="Text_20_body">The code <text:s/>itself within the sctp_output.c module is straight forward and works through the various rules, within the restrictions of bound-all or bound-specific. In the bound-all case, it is possible that an address is on a “do-not-use” list. This occurs only when an address is added to the master list after the association comes up and the peer does not support the dynamic address list extension. Note that even if the peer does support the extension, the address will end up on the do-not-use list UNTIL the ASCONF-ACK is received that acknowledges the addition of the address to the association.</text:p>
      <text:h text:style-name="Heading_20_1" text:outline-level="1">Heartbeating and fault management.</text:h>
      <text:p text:style-name="Text_20_body">In general there are only a few things to mention on how the SCTP stack performs its fault management. For heartbeating we maintain only a single timer. This means that each time a HB timer expires one address will be sent a heartbeat to. So if a peer has 10 addresses heartbeating will be much slower than other SCTP stacks where separate timers are used for each destination. This is a design choice in that it lowers the number of heartbeats that will be being sent in the internet. We also follow a model where at the sending of the heartbeat we increment the failure count to the destination and do threshold management, which could result in a failed destination or association. Note also that when the heartbeat timer goes off, if the previous heartbeat was not responded to we double the RTO for the previous heartbeat address and also invalidate the source address so that source address selection will re-occur.</text:p>
      <text:p text:style-name="Text_20_body">Fault management follows the general guidelines of the SCTP RFC's with one notable exception. We allow multiple fast retransmits on a chunk. We do this by NOT moving fast retransmits to an alternate destination. Basically a FR will have a chunk stay on the same destination address that it had originally been sent to. It is only when a timeout occurs that we move data to alternate destination addresses (if possible).</text:p>
      <text:h text:style-name="Heading_20_1" text:outline-level="1">O/S Specific macros and functions.</text:h>
      <text:p text:style-name="Text_20_body">There are a number of Operating system specific contsants, macro's and functions that must be defined for each platform that this SCTP stack runs on. The macros and/or functions are listed here with a brief description of what they must do.</text:p>
      <text:p text:style-name="Text_20_body"/>
      <text:p text:style-name="Text_20_body"><text:span text:style-name="T6">SCTP_IFN_IS_IFT_LOOP(ifn)</text:span> – Given a sctp_ifn pointer, return true if its type in the ifn_type indicates it is a loopback address.</text:p>
      <text:p text:style-name="Text_20_body"><text:span text:style-name="T6">USER_ADDR_NULL</text:span> – A holder for a NULL pointer, usually (NULL).</text:p>
      <text:p text:style-name="Text_20_body"><text:span text:style-name="T6">SCTP_MAX_VRF_ID</text:span> – The largest VRF id that is allowed.</text:p>
      <text:p text:style-name="Text_20_body"><text:span text:style-name="T6">SCTP_SIZE_OF_VRF_HASH</text:span> – The size of the sctppcbinfo hash table of VRF's. This should be sized based on the expected number of VRF's in your system.</text:p>
      <text:p text:style-name="Text_20_body"><text:span text:style-name="T6">SCTP_IFNAMESIZ</text:span> – The maximum interface name size.</text:p>
      <text:p text:style-name="Text_20_body"><text:span text:style-name="T6">SCTP_DEFAULT_VRFID</text:span> – The default VRF id</text:p>
      <text:p text:style-name="Text_20_body"><text:span text:style-name="T6">SCTP_VRF_HASH_SIZE</text:span> – The size of the address hash contained within each VRF. This should be sized based on the expected number of addresses allowed in each VRF.</text:p>
      <text:p text:style-name="Text_20_body"><text:span text:style-name="T6">SCTP_GET_IFN_VOID_FROM_ROUTE(ro)</text:span> – Given a route pointer, return the void ifn pointer.</text:p>
      <text:p text:style-name="Text_20_body"><text:span text:style-name="T6">SCTP_GET_IF_INDEX_FROM_ROUTE(ro)</text:span> – Given a route pointer, return the if_index of the interface.</text:p>
      <text:p text:style-name="Text_20_body"><text:span text:style-name="T6">SCTP_MALLOC(var, type, size, name)</text:span> – Allocates memory to var of the given type and size and of the named type. The name does not have to be used.</text:p>
      <text:p text:style-name="Text_20_body"><text:span text:style-name="T6">SCTP_FREE(var)</text:span> – Frees the memory in var.</text:p>
      <text:p text:style-name="Text_20_body"><text:span text:style-name="T6">SCTP_MALLOC_SONAME(var, type, size) </text:span>– Allocates memory to hold a socket address of the specified size</text:p>
      <text:p text:style-name="Text_20_body"><text:span text:style-name="T6">SCTP_FREE_SONAME(var)</text:span> – Frees a previously allocated socket name.</text:p>
      <text:p text:style-name="Text_20_body"><text:span text:style-name="T6">SCTP_PROCESS_STRUCT</text:span> – The structure that defines a pointer to a process, used for thread creation of the iterator thread.</text:p>
      <text:p text:style-name="Text_20_body"><text:span text:style-name="T6">SCTP_ZONE_INIT(zone, name, size, number) </text:span>– Setup a memory allocation pool, the zone is the variable that is setup, the name is its name, size and number are the size of each element and maximum number of elements.</text:p>
      <text:p text:style-name="Text_20_body"><text:span text:style-name="T6">SCTP_ZONE_GET(zone, type) </text:span>– Allocate a entry from the zone. Type is the structure type you wish the return cast back to.</text:p>
      <text:p text:style-name="Text_20_body"><text:span text:style-name="T6">SCTP_ZONE_FREE(zone, element)</text:span> – Free the entry (element) back to its zone.</text:p>
      <text:p text:style-name="Text_20_body"><text:span text:style-name="T6">SCTP_HASH_INIT(size, hashmark) </text:span>– Initialize a hash table of the specified size, returning the hash table and setting the hashmark to the value to and the hash entry against.</text:p>
      <text:p text:style-name="Text_20_body"><text:span text:style-name="T6">SCTP_HASH_FREE(table, hashmark) </text:span>– destroy the hash table, freeing its memory allocated with SCTP_HASH_INIT.</text:p>
      <text:p text:style-name="Text_20_body"><text:span text:style-name="T6">SCTP_M_COPYM</text:span> – This is the copy routine to copy a mbuf chain or particle chain.</text:p>
      <text:p text:style-name="Text_20_body"><text:span text:style-name="T6">sctp_os_timer_t </text:span>– This should be the o/s level timer type. In FreeBSD we typedef this to “struct callout”.</text:p>
      <text:p text:style-name="Text_20_body"><text:span text:style-name="T6">SCTP_OS_TIMER_INIT</text:span> – routine to initialize an os timer.</text:p>
      <text:p text:style-name="Text_20_body"><text:span text:style-name="T6">SCTP_OS_TIMER_START</text:span> – routine to start an os timer.</text:p>
      <text:p text:style-name="Text_20_body"><text:span text:style-name="T6">SCTP_OS_TIMER_STOP</text:span> – routine to stop an os timer.</text:p>
      <text:p text:style-name="Text_20_body"><text:span text:style-name="T6">SCTP_OS_TIMER_DRAIN</text:span> – routine to stop an os timer and make sure it is not in the pending queue of timers to be fired.</text:p>
      <text:p text:style-name="Text_20_body"><text:span text:style-name="T6">SCTP_OS_TIMER_PENDING</text:span> – True if the timer is still running.</text:p>
      <text:p text:style-name="Text_20_body"><text:span text:style-name="T6">SCTP_OS_TIMER_ACTIVE</text:span> – True if the timer is active, if its not pending and its active, it has fired and is awaiting service.</text:p>
      <text:p text:style-name="Text_20_body"><text:span text:style-name="T6">SCTP_OS_TIMER_DEACTIVATE</text:span> – Mark a timer as no longer active.</text:p>
      <text:p text:style-name="Text_20_body"><text:span text:style-name="T6">SCTP_BUF_LEN(m) </text:span>– Access <text:s/>the length of the particle or mbuf. Note this can be used to set and get the value. In BSD this would be (m-&gt;m_len)</text:p>
      <text:p text:style-name="Text_20_body"><text:span text:style-name="T6">SCTP_BUF_NEXT(m)</text:span> – Access the next mbuf or particle in the chain. Note this can be used to set and get the value. In BSD this would be (m-&gt;m_next)</text:p>
      <text:p text:style-name="Text_20_body"><text:span text:style-name="T6">SCTP_BUF_NEXT_PKT(m) </text:span>– Access the next packet if the mbuf/particle system is so equipped. Note that SCTP NEVER uses this field, other than to set it to NULL. If your O/S does NOT support this concept, no problem define this macro to be nothing. In BSD this would be (m-&gt;m_nextpkt)</text:p>
      <text:p text:style-name="Text_20_body"><text:span text:style-name="T6">SCTP_BUF_RESV_UF(m, size)</text:span> – Move the start of the mbuf data up by size bytes. This makes it so a prepend operation will only need to move this pointer back. In BSD you would do (m-&gt;m_data += size)</text:p>
      <text:p text:style-name="Text_20_body"><text:span text:style-name="T6">SCTP_BUF_AT(m, size)</text:span> – Return the address of the data offset by the size. Aka in BSD you would do (m-&gt;m_data + size).</text:p>
      <text:p text:style-name="Text_20_body"><text:span text:style-name="T6">SCTP_BUF_IS_EXTENDED(m)</text:span> – Return true if the mbuf/cluster has external storage. For BSD we do (m-&gt;m_flags &amp; M_EXT) for O/S's where all storage is external (1) would be advisable.</text:p>
      <text:p text:style-name="Text_20_body"><text:span text:style-name="T6">SCTP_BUF_EXTEND_SIZE(m)</text:span> – Return the maximum size of the extend buffer. In BSD we would do (m-&gt;m_ext.ext_size).</text:p>
      <text:p text:style-name="Text_20_body"><text:span text:style-name="T6">SCTP_BUF_TYPE(m)</text:span> – Return the mbuf type, for BSD this is (m-&gt;m_type) for O/S's that do not have types associated with particles can just return a fixed constant.</text:p>
      <text:p text:style-name="Text_20_body"><text:span text:style-name="T6">SCTP_BUF_RECVIF(m)</text:span> – The interface that the packet was received on, in BSD we do (m-&gt;m_pkthdr.rcvinf), it is used to do scope resolution for Ipv6, we use this to pull out the scope and put it into the sockaddr_in6.</text:p>
      <text:p text:style-name="Text_20_body"><text:span text:style-name="T6">SCTP_BUF_PREPEND</text:span> – A macro to give the prepend method used. In BSD this is the M_PREPEND macro, in other O/S's it can be a function or other method.</text:p>
      <text:p text:style-name="Text_20_body"><text:span text:style-name="T6">SCTP_ALIGN_TO_END(m, len) </text:span>– Places the data pointer of the particle/mbuf to the end of the buffer, minus len. This leaves room in the particle for len bytes to be added from the data point, but leaves all the rest of the space for prepend. This is only called before data is put into the particle.</text:p>
      <text:p text:style-name="Text_20_body"><text:span text:style-name="T6">SCTP_BUF_EXTEND_BASE(m)</text:span> – This macro is used in logging, it returns the pointer location of the external data buffer. In BSD its (m-&gt;m_ext.ext_buf).</text:p>
      <text:p text:style-name="Text_20_body"><text:span text:style-name="T6">SCTP_BUF_EXTEND_REFCNT(m)</text:span> – Access the reference count of the external buffer, in BSD its (*m-&gt;m_ext.ref_cnt).</text:p>
      <text:p text:style-name="Text_20_body"><text:span text:style-name="T6">SCTP_BUF_GET_FLAGS(m)</text:span> – Access the flags of the buffer (if any). In BSD we do (m-&gt;m_flags). This is used for logging purposes.</text:p>
      <text:p text:style-name="Text_20_body"><text:span text:style-name="T6">SCTP_HEADER_TO_CHAIN(i_pak)</text:span> – This macro is designed to detach the pak into a chain of clusters. In BSD we do nothing, since the pak header, m_pkthdr is built into the mbuf itself. In other O/S's where there is a separate structure is used to track the chain, this should return the particle cluster associated with this pak.</text:p>
      <text:p text:style-name="Text_20_body"><text:span text:style-name="T6">SCTP_HEADER_LEN(i_pak)</text:span> – This access the length of the pak header or pkthdr. In BSD we do (m-&gt;m_pkthdr.len).</text:p>
      <text:p text:style-name="Text_20_body"><text:span text:style-name="T6">SCTP_GET_HEADER_FOR_OUTPUT(len) </text:span>– Return a pak or mbuf with packet header, with len bytes in it. For BSD this just calls the sctp_get_mbuf_for_msg() <text:s/>routine asking for a packet header. Note that for other O/S's this should return a pak with length bytes. After this call normally a call is made to SCTP_ATTACH_CHAIN().</text:p>
      <text:p text:style-name="Text_20_body"><text:span text:style-name="T6">SCTP_RELEASE_PAK(i_pak)</text:span> – This frees the pak header, for BSD systems this a nothing macro, since there is no separate packet header from a chain of particles.</text:p>
      <text:p text:style-name="Text_20_body"><text:span text:style-name="T6">SCTP_ATTACH_CHAIN(pak, m, packet_length)</text:span> – This should take the input particle/mbuf chain m, and attach it to the pak/pkthdr by putting it on the end of whatever particles are present. At the end the pak/pakhdr length is set to packet_length. In BSD this is a macor that sets the pak-&gt;m_next to m and sets the pak-&gt;m_pkthdr.len to packet_length.</text:p>
      <text:p text:style-name="Text_20_body"><text:span text:style-name="T6">SCTP_IS_IT_BROADCAST(dst, m)</text:span> – This function/macro returns true if the address is a broadcast packet. In BSD we do in_broadcast(dst, m-&gt;m_pkthdr.rcvif)</text:p>
      <text:p text:style-name="Text_20_body"><text:span text:style-name="T6">SCTP_IS_IT_LOOPBACK(m)</text:span> – This macro returns true if the inbound packet came from a loopback interface. On BSD we do ((m-&gt;m_pkthdr.rcvif == NULL) || (m-&gt;m-&gt;m_pkthdr.rcvif-&gt;if_type == IFT_LOOP)).</text:p>
      <text:p text:style-name="Text_20_body"><text:span text:style-name="T6">SCTP_GET_IPV4_LENGTH(iph)</text:span> – This accesses the ipv4 length field. In BSD this is (iph-&gt;ip_len).</text:p>
      <text:p text:style-name="Text_20_body"><text:span text:style-name="T6">SCTP_GET_IPV6_LENGTH(ip6)</text:span> – This accesses the ipv6 length field. In BSDS this is (ip6-&gt;ip6_plen).</text:p>
      <text:p text:style-name="Text_20_body"><text:span text:style-name="T6">SCTP_IPV6_V6ONLY(inp)</text:span> – This returns true if the SCTP endpoint is V6 only and does not allow V4 addresses on the socket. </text:p>
      <text:p text:style-name="Text_20_body"><text:span text:style-name="T6">SCTP_SO_IS_NBIO(so)</text:span> – Return true if the socket is in non-blocking mode.</text:p>
      <text:p text:style-name="Text_20_body"><text:span text:style-name="T6">SCTP_SET_SO_NBIO(so)</text:span> – Set the socket to non-blocking mode.</text:p>
      <text:p text:style-name="Text_20_body"><text:span text:style-name="T6">SCTP_CLEAR_SO_NBIO(so) </text:span>– Take the socket out of non-blocking mode.</text:p>
      <text:p text:style-name="Text_20_body"><text:span text:style-name="T6">SCTP_SO_TYPE(so)</text:span> – Access the socket type.</text:p>
      <text:p text:style-name="Text_20_body"><text:span text:style-name="T6">SCTP_SORESERVE(so, send, recv)</text:span> – This function “reserves” space for the new socket. In BSD we call the soreserve(..) function.</text:p>
      <text:p text:style-name="Text_20_body"><text:span text:style-name="T6">SCTP_SB_CLEAR(sb)</text:span> – Clear out any fields in the socket buffer sb_cc, sb_mb and sb_mbcnt.</text:p>
      <text:p text:style-name="Text_20_body"><text:span text:style-name="T6">SCTP_SB_LIMIT_RCV(so)</text:span> – Access the receiver side limit to the socket buffer.</text:p>
      <text:p text:style-name="Text_20_body"><text:span text:style-name="T6">SCTP_SB_LIMIT_SND(so)</text:span> – Access the sender side limit to the socket buffer.</text:p>
      <text:p text:style-name="Text_20_body"><text:span text:style-name="T6">sctp_route_t</text:span> – This is the structure define for the route. For BSD we use “typedef struct route” for this.</text:p>
      <text:p text:style-name="Text_20_body"><text:span text:style-name="T6">sctp_get_mbuf_for_msg()</text:span> - Return a cluster entry, to try to fill the space requested.</text:p>
      <text:p text:style-name="Text_20_body"><text:span text:style-name="T6">SCTP_READ_RANDOM(buf, len)</text:span> – Define the random number reading routine. In BSD we do read_random(buf,len) or read_random_unlimited(buf, len) depending on version.</text:p>
      <text:p text:style-name="Text_20_body"><text:span text:style-name="T6">HAVE_SHA2</text:span> – We define this if the O/S supports SHA2.</text:p>
      <text:p text:style-name="Text_20_body"><text:span text:style-name="T6">USE_SCTP_SHA1</text:span> – Use the sctp version of sha1 </text:p>
      <text:p text:style-name="Text_20_body">or define</text:p>
      <text:p text:style-name="P53"><text:span text:style-name="T6">SHA1_Init </text:span><text:span text:style-name="T7">- the name of the sha1 initialization routine.</text:span></text:p>
      <text:p text:style-name="P54">SHA1_Update <text:span text:style-name="T8">- the name of the sha1 update routine.</text:span></text:p>
      <text:p text:style-name="P54">SHA1_Final(x, y) <text:span text:style-name="T8">- the sha1 finalization routine.</text:span></text:p>
      <text:p text:style-name="Text_20_body"><text:span text:style-name="T6">MD5_Init</text:span> – The MD5 Init function call name.</text:p>
      <text:p text:style-name="Text_20_body"><text:span text:style-name="T6">MD5_Update</text:span> – The MD5 update function name.</text:p>
      <text:p text:style-name="Text_20_body"><text:span text:style-name="T6">MD5_Final</text:span> – The MD5 Finalization function n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itstream Vera Sans2" svg:font-family="'Bitstream Vera Sans'" style:font-pitch="variable"/>
    <style:font-face style:name="Gothic" svg:font-family="Gothic" style:font-pitch="variable"/>
    <style:font-face style:name="Mincho" svg:font-family="Mincho" style:font-pitch="variable"/>
    <style:font-face style:name="Tahoma" svg:font-family="Tahoma" style:font-pitch="variable"/>
    <style:font-face style:name="Bitstream Vera Sans1" svg:font-family="'Bitstream Vera Sans'" style:font-family-generic="roman"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2"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FreeBSD OpenOffice.org_project/680m1$Build-9006</meta:generator>
    <meta:initial-creator>Randall Stewart</meta:initial-creator>
    <meta:creation-date>2007-04-23T08:14:30</meta:creation-date>
    <dc:creator>Randall Stewart</dc:creator>
    <dc:date>2007-04-27T13:37:51</dc:date>
    <dc:language>en-US</dc:language>
    <meta:editing-cycles>75</meta:editing-cycles>
    <meta:editing-duration>P3DT9H43M57S</meta:editing-duration>
    <meta:user-defined meta:name="Info 1"/>
    <meta:user-defined meta:name="Info 2"/>
    <meta:user-defined meta:name="Info 3"/>
    <meta:user-defined meta:name="Info 4"/>
    <meta:document-statistic meta:table-count="2" meta:image-count="0" meta:object-count="0" meta:page-count="59" meta:paragraph-count="626" meta:word-count="18548" meta:character-count="99742"/>
  </office:meta>
</office:document-meta>
</file>